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2846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6508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40107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2"/>
        <table:table-column table:style-name="co4" table:default-cell-style-name="Default"/>
        <table:table-column table:style-name="co2" table:default-cell-style-name="ce1"/>
        <table:table-column table:style-name="co5" table:default-cell-style-name="ce1"/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2-08-03" calcext:value-type="date">
            <text:p>3.8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790247" calcext:value-type="float">
            <text:p>790247</text:p>
          </table:table-cell>
          <table:table-cell table:formula="of:=DATE(RANDBETWEEN(2018;2028);RANDBETWEEN(1;12);RANDBETWEEN(1;30))" office:value-type="date" office:date-value="2028-06-03" calcext:value-type="date">
            <text:p>3.6.2028</text:p>
          </table:table-cell>
          <table:table-cell table:formula="of:=DATE(RANDBETWEEN(2021;2031);RANDBETWEEN(1;12);RANDBETWEEN(1;30))" office:value-type="date" office:date-value="2025-09-19" calcext:value-type="date">
            <text:p>19.9.2025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5-04-06" calcext:value-type="date">
            <text:p>6.4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826831" calcext:value-type="float">
            <text:p>826831</text:p>
          </table:table-cell>
          <table:table-cell table:formula="of:=DATE(RANDBETWEEN(2018;2028);RANDBETWEEN(1;12);RANDBETWEEN(1;30))" office:value-type="date" office:date-value="2019-02-15" calcext:value-type="date">
            <text:p>15.2.2019</text:p>
          </table:table-cell>
          <table:table-cell table:formula="of:=DATE(RANDBETWEEN(2021;2031);RANDBETWEEN(1;12);RANDBETWEEN(1;30))" office:value-type="date" office:date-value="2025-01-21" calcext:value-type="date">
            <text:p>21.1.2025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4-08-19" calcext:value-type="date">
            <text:p>19.8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422457" calcext:value-type="float">
            <text:p>422457</text:p>
          </table:table-cell>
          <table:table-cell table:formula="of:=DATE(RANDBETWEEN(2018;2028);RANDBETWEEN(1;12);RANDBETWEEN(1;30))" office:value-type="date" office:date-value="2022-03-08" calcext:value-type="date">
            <text:p>8.3.2022</text:p>
          </table:table-cell>
          <table:table-cell table:formula="of:=DATE(RANDBETWEEN(2021;2031);RANDBETWEEN(1;12);RANDBETWEEN(1;30))" office:value-type="date" office:date-value="2030-06-09" calcext:value-type="date">
            <text:p>9.6.2030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3-02-25" calcext:value-type="date">
            <text:p>25.2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125769" calcext:value-type="float">
            <text:p>125769</text:p>
          </table:table-cell>
          <table:table-cell table:formula="of:=DATE(RANDBETWEEN(2018;2028);RANDBETWEEN(1;12);RANDBETWEEN(1;30))" office:value-type="date" office:date-value="2028-03-05" calcext:value-type="date">
            <text:p>5.3.2028</text:p>
          </table:table-cell>
          <table:table-cell table:formula="of:=DATE(RANDBETWEEN(2021;2031);RANDBETWEEN(1;12);RANDBETWEEN(1;30))" office:value-type="date" office:date-value="2024-06-08" calcext:value-type="date">
            <text:p>8.6.2024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2004-03-16" calcext:value-type="date">
            <text:p>16.3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512487" calcext:value-type="float">
            <text:p>512487</text:p>
          </table:table-cell>
          <table:table-cell table:formula="of:=DATE(RANDBETWEEN(2018;2028);RANDBETWEEN(1;12);RANDBETWEEN(1;30))" office:value-type="date" office:date-value="2028-01-15" calcext:value-type="date">
            <text:p>15.1.2028</text:p>
          </table:table-cell>
          <table:table-cell table:formula="of:=DATE(RANDBETWEEN(2021;2031);RANDBETWEEN(1;12);RANDBETWEEN(1;30))" office:value-type="date" office:date-value="2023-06-28" calcext:value-type="date">
            <text:p>28.6.2023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2004-05-07" calcext:value-type="date">
            <text:p>7.5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830113" calcext:value-type="float">
            <text:p>830113</text:p>
          </table:table-cell>
          <table:table-cell table:formula="of:=DATE(RANDBETWEEN(2018;2028);RANDBETWEEN(1;12);RANDBETWEEN(1;30))" office:value-type="date" office:date-value="2022-01-20" calcext:value-type="date">
            <text:p>20.1.2022</text:p>
          </table:table-cell>
          <table:table-cell table:formula="of:=DATE(RANDBETWEEN(2021;2031);RANDBETWEEN(1;12);RANDBETWEEN(1;30))" office:value-type="date" office:date-value="2031-06-10" calcext:value-type="date">
            <text:p>10.6.2031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1-05-23" calcext:value-type="date">
            <text:p>23.5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269492" calcext:value-type="float">
            <text:p>269492</text:p>
          </table:table-cell>
          <table:table-cell table:formula="of:=DATE(RANDBETWEEN(2018;2028);RANDBETWEEN(1;12);RANDBETWEEN(1;30))" office:value-type="date" office:date-value="2028-04-10" calcext:value-type="date">
            <text:p>10.4.2028</text:p>
          </table:table-cell>
          <table:table-cell table:formula="of:=DATE(RANDBETWEEN(2021;2031);RANDBETWEEN(1;12);RANDBETWEEN(1;30))" office:value-type="date" office:date-value="2021-02-08" calcext:value-type="date">
            <text:p>8.2.2021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1-12-08" calcext:value-type="date">
            <text:p>8.12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912905" calcext:value-type="float">
            <text:p>912905</text:p>
          </table:table-cell>
          <table:table-cell table:formula="of:=DATE(RANDBETWEEN(2018;2028);RANDBETWEEN(1;12);RANDBETWEEN(1;30))" office:value-type="date" office:date-value="2020-01-27" calcext:value-type="date">
            <text:p>27.1.2020</text:p>
          </table:table-cell>
          <table:table-cell table:formula="of:=DATE(RANDBETWEEN(2021;2031);RANDBETWEEN(1;12);RANDBETWEEN(1;30))" office:value-type="date" office:date-value="2023-09-21" calcext:value-type="date">
            <text:p>21.9.2023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0-06-19" calcext:value-type="date">
            <text:p>19.6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156050" calcext:value-type="float">
            <text:p>156050</text:p>
          </table:table-cell>
          <table:table-cell table:formula="of:=DATE(RANDBETWEEN(2018;2028);RANDBETWEEN(1;12);RANDBETWEEN(1;30))" office:value-type="date" office:date-value="2018-02-27" calcext:value-type="date">
            <text:p>27.2.2018</text:p>
          </table:table-cell>
          <table:table-cell table:formula="of:=DATE(RANDBETWEEN(2021;2031);RANDBETWEEN(1;12);RANDBETWEEN(1;30))" office:value-type="date" office:date-value="2026-05-09" calcext:value-type="date">
            <text:p>9.5.2026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1-11-18" calcext:value-type="date">
            <text:p>18.11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326520" calcext:value-type="float">
            <text:p>326520</text:p>
          </table:table-cell>
          <table:table-cell table:formula="of:=DATE(RANDBETWEEN(2018;2028);RANDBETWEEN(1;12);RANDBETWEEN(1;30))" office:value-type="date" office:date-value="2018-08-29" calcext:value-type="date">
            <text:p>29.8.2018</text:p>
          </table:table-cell>
          <table:table-cell table:formula="of:=DATE(RANDBETWEEN(2021;2031);RANDBETWEEN(1;12);RANDBETWEEN(1;30))" office:value-type="date" office:date-value="2026-07-17" calcext:value-type="date">
            <text:p>17.7.2026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2002-03-04" calcext:value-type="date">
            <text:p>4.3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491293" calcext:value-type="float">
            <text:p>491293</text:p>
          </table:table-cell>
          <table:table-cell table:formula="of:=DATE(RANDBETWEEN(2018;2028);RANDBETWEEN(1;12);RANDBETWEEN(1;30))" office:value-type="date" office:date-value="2021-06-19" calcext:value-type="date">
            <text:p>19.6.2021</text:p>
          </table:table-cell>
          <table:table-cell table:formula="of:=DATE(RANDBETWEEN(2021;2031);RANDBETWEEN(1;12);RANDBETWEEN(1;30))" office:value-type="date" office:date-value="2029-07-21" calcext:value-type="date">
            <text:p>21.7.2029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4-08-17" calcext:value-type="date">
            <text:p>17.8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259799" calcext:value-type="float">
            <text:p>259799</text:p>
          </table:table-cell>
          <table:table-cell table:formula="of:=DATE(RANDBETWEEN(2018;2028);RANDBETWEEN(1;12);RANDBETWEEN(1;30))" office:value-type="date" office:date-value="2022-07-07" calcext:value-type="date">
            <text:p>7.7.2022</text:p>
          </table:table-cell>
          <table:table-cell table:formula="of:=DATE(RANDBETWEEN(2021;2031);RANDBETWEEN(1;12);RANDBETWEEN(1;30))" office:value-type="date" office:date-value="2031-01-22" calcext:value-type="date">
            <text:p>22.1.2031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8-12-11" calcext:value-type="date">
            <text:p>11.12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195058" calcext:value-type="float">
            <text:p>195058</text:p>
          </table:table-cell>
          <table:table-cell table:formula="of:=DATE(RANDBETWEEN(2018;2028);RANDBETWEEN(1;12);RANDBETWEEN(1;30))" office:value-type="date" office:date-value="2024-04-18" calcext:value-type="date">
            <text:p>18.4.2024</text:p>
          </table:table-cell>
          <table:table-cell table:formula="of:=DATE(RANDBETWEEN(2021;2031);RANDBETWEEN(1;12);RANDBETWEEN(1;30))" office:value-type="date" office:date-value="2023-07-03" calcext:value-type="date">
            <text:p>3.7.2023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7-09-16" calcext:value-type="date">
            <text:p>16.9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139773" calcext:value-type="float">
            <text:p>139773</text:p>
          </table:table-cell>
          <table:table-cell table:formula="of:=DATE(RANDBETWEEN(2018;2028);RANDBETWEEN(1;12);RANDBETWEEN(1;30))" office:value-type="date" office:date-value="2022-01-23" calcext:value-type="date">
            <text:p>23.1.2022</text:p>
          </table:table-cell>
          <table:table-cell table:formula="of:=DATE(RANDBETWEEN(2021;2031);RANDBETWEEN(1;12);RANDBETWEEN(1;30))" office:value-type="date" office:date-value="2031-04-27" calcext:value-type="date">
            <text:p>27.4.203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4-11-11" calcext:value-type="date">
            <text:p>11.11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421745" calcext:value-type="float">
            <text:p>421745</text:p>
          </table:table-cell>
          <table:table-cell table:formula="of:=DATE(RANDBETWEEN(2018;2028);RANDBETWEEN(1;12);RANDBETWEEN(1;30))" office:value-type="date" office:date-value="2024-08-04" calcext:value-type="date">
            <text:p>4.8.2024</text:p>
          </table:table-cell>
          <table:table-cell table:formula="of:=DATE(RANDBETWEEN(2021;2031);RANDBETWEEN(1;12);RANDBETWEEN(1;30))" office:value-type="date" office:date-value="2027-09-20" calcext:value-type="date">
            <text:p>20.9.2027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1-09-04" calcext:value-type="date">
            <text:p>4.9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321789" calcext:value-type="float">
            <text:p>321789</text:p>
          </table:table-cell>
          <table:table-cell table:formula="of:=DATE(RANDBETWEEN(2018;2028);RANDBETWEEN(1;12);RANDBETWEEN(1;30))" office:value-type="date" office:date-value="2020-01-22" calcext:value-type="date">
            <text:p>22.1.2020</text:p>
          </table:table-cell>
          <table:table-cell table:formula="of:=DATE(RANDBETWEEN(2021;2031);RANDBETWEEN(1;12);RANDBETWEEN(1;30))" office:value-type="date" office:date-value="2021-11-26" calcext:value-type="date">
            <text:p>26.11.202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7-09-28" calcext:value-type="date">
            <text:p>28.9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889955" calcext:value-type="float">
            <text:p>889955</text:p>
          </table:table-cell>
          <table:table-cell table:formula="of:=DATE(RANDBETWEEN(2018;2028);RANDBETWEEN(1;12);RANDBETWEEN(1;30))" office:value-type="date" office:date-value="2025-03-17" calcext:value-type="date">
            <text:p>17.3.2025</text:p>
          </table:table-cell>
          <table:table-cell table:formula="of:=DATE(RANDBETWEEN(2021;2031);RANDBETWEEN(1;12);RANDBETWEEN(1;30))" office:value-type="date" office:date-value="2025-08-12" calcext:value-type="date">
            <text:p>12.8.2025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2-02-09" calcext:value-type="date">
            <text:p>9.2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728788" calcext:value-type="float">
            <text:p>728788</text:p>
          </table:table-cell>
          <table:table-cell table:formula="of:=DATE(RANDBETWEEN(2018;2028);RANDBETWEEN(1;12);RANDBETWEEN(1;30))" office:value-type="date" office:date-value="2028-08-05" calcext:value-type="date">
            <text:p>5.8.2028</text:p>
          </table:table-cell>
          <table:table-cell table:formula="of:=DATE(RANDBETWEEN(2021;2031);RANDBETWEEN(1;12);RANDBETWEEN(1;30))" office:value-type="date" office:date-value="2025-06-20" calcext:value-type="date">
            <text:p>20.6.2025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2002-08-30" calcext:value-type="date">
            <text:p>30.8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578031" calcext:value-type="float">
            <text:p>578031</text:p>
          </table:table-cell>
          <table:table-cell table:formula="of:=DATE(RANDBETWEEN(2018;2028);RANDBETWEEN(1;12);RANDBETWEEN(1;30))" office:value-type="date" office:date-value="2023-02-08" calcext:value-type="date">
            <text:p>8.2.2023</text:p>
          </table:table-cell>
          <table:table-cell table:formula="of:=DATE(RANDBETWEEN(2021;2031);RANDBETWEEN(1;12);RANDBETWEEN(1;30))" office:value-type="date" office:date-value="2021-03-15" calcext:value-type="date">
            <text:p>15.3.2021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8-01-02" calcext:value-type="date">
            <text:p>2.1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200706" calcext:value-type="float">
            <text:p>200706</text:p>
          </table:table-cell>
          <table:table-cell table:formula="of:=DATE(RANDBETWEEN(2018;2028);RANDBETWEEN(1;12);RANDBETWEEN(1;30))" office:value-type="date" office:date-value="2028-11-03" calcext:value-type="date">
            <text:p>3.11.2028</text:p>
          </table:table-cell>
          <table:table-cell table:formula="of:=DATE(RANDBETWEEN(2021;2031);RANDBETWEEN(1;12);RANDBETWEEN(1;30))" office:value-type="date" office:date-value="2025-11-13" calcext:value-type="date">
            <text:p>13.11.2025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9-08-19" calcext:value-type="date">
            <text:p>19.8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534748" calcext:value-type="float">
            <text:p>534748</text:p>
          </table:table-cell>
          <table:table-cell table:formula="of:=DATE(RANDBETWEEN(2018;2028);RANDBETWEEN(1;12);RANDBETWEEN(1;30))" office:value-type="date" office:date-value="2024-02-22" calcext:value-type="date">
            <text:p>22.2.2024</text:p>
          </table:table-cell>
          <table:table-cell table:formula="of:=DATE(RANDBETWEEN(2021;2031);RANDBETWEEN(1;12);RANDBETWEEN(1;30))" office:value-type="date" office:date-value="2022-03-20" calcext:value-type="date">
            <text:p>20.3.2022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0-12-22" calcext:value-type="date">
            <text:p>22.12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523648" calcext:value-type="float">
            <text:p>523648</text:p>
          </table:table-cell>
          <table:table-cell table:formula="of:=DATE(RANDBETWEEN(2018;2028);RANDBETWEEN(1;12);RANDBETWEEN(1;30))" office:value-type="date" office:date-value="2025-08-22" calcext:value-type="date">
            <text:p>22.8.2025</text:p>
          </table:table-cell>
          <table:table-cell table:formula="of:=DATE(RANDBETWEEN(2021;2031);RANDBETWEEN(1;12);RANDBETWEEN(1;30))" office:value-type="date" office:date-value="2026-05-17" calcext:value-type="date">
            <text:p>17.5.2026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5-01-15" calcext:value-type="date">
            <text:p>15.1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544738" calcext:value-type="float">
            <text:p>544738</text:p>
          </table:table-cell>
          <table:table-cell table:formula="of:=DATE(RANDBETWEEN(2018;2028);RANDBETWEEN(1;12);RANDBETWEEN(1;30))" office:value-type="date" office:date-value="2026-04-03" calcext:value-type="date">
            <text:p>3.4.2026</text:p>
          </table:table-cell>
          <table:table-cell table:formula="of:=DATE(RANDBETWEEN(2021;2031);RANDBETWEEN(1;12);RANDBETWEEN(1;30))" office:value-type="date" office:date-value="2021-10-03" calcext:value-type="date">
            <text:p>3.10.202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0-11-28" calcext:value-type="date">
            <text:p>28.11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884118" calcext:value-type="float">
            <text:p>884118</text:p>
          </table:table-cell>
          <table:table-cell table:formula="of:=DATE(RANDBETWEEN(2018;2028);RANDBETWEEN(1;12);RANDBETWEEN(1;30))" office:value-type="date" office:date-value="2024-12-25" calcext:value-type="date">
            <text:p>25.12.2024</text:p>
          </table:table-cell>
          <table:table-cell table:formula="of:=DATE(RANDBETWEEN(2021;2031);RANDBETWEEN(1;12);RANDBETWEEN(1;30))" office:value-type="date" office:date-value="2028-01-29" calcext:value-type="date">
            <text:p>29.1.2028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7-07-11" calcext:value-type="date">
            <text:p>11.7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349761" calcext:value-type="float">
            <text:p>349761</text:p>
          </table:table-cell>
          <table:table-cell table:formula="of:=DATE(RANDBETWEEN(2018;2028);RANDBETWEEN(1;12);RANDBETWEEN(1;30))" office:value-type="date" office:date-value="2028-01-16" calcext:value-type="date">
            <text:p>16.1.2028</text:p>
          </table:table-cell>
          <table:table-cell table:formula="of:=DATE(RANDBETWEEN(2021;2031);RANDBETWEEN(1;12);RANDBETWEEN(1;30))" office:value-type="date" office:date-value="2021-07-09" calcext:value-type="date">
            <text:p>9.7.2021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1-08-17" calcext:value-type="date">
            <text:p>17.8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743176" calcext:value-type="float">
            <text:p>743176</text:p>
          </table:table-cell>
          <table:table-cell table:formula="of:=DATE(RANDBETWEEN(2018;2028);RANDBETWEEN(1;12);RANDBETWEEN(1;30))" office:value-type="date" office:date-value="2018-06-27" calcext:value-type="date">
            <text:p>27.6.2018</text:p>
          </table:table-cell>
          <table:table-cell table:formula="of:=DATE(RANDBETWEEN(2021;2031);RANDBETWEEN(1;12);RANDBETWEEN(1;30))" office:value-type="date" office:date-value="2026-11-10" calcext:value-type="date">
            <text:p>10.11.2026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2000-11-20" calcext:value-type="date">
            <text:p>20.11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811391" calcext:value-type="float">
            <text:p>811391</text:p>
          </table:table-cell>
          <table:table-cell table:formula="of:=DATE(RANDBETWEEN(2018;2028);RANDBETWEEN(1;12);RANDBETWEEN(1;30))" office:value-type="date" office:date-value="2018-11-05" calcext:value-type="date">
            <text:p>5.11.2018</text:p>
          </table:table-cell>
          <table:table-cell table:formula="of:=DATE(RANDBETWEEN(2021;2031);RANDBETWEEN(1;12);RANDBETWEEN(1;30))" office:value-type="date" office:date-value="2030-02-09" calcext:value-type="date">
            <text:p>9.2.2030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6-02-28" calcext:value-type="date">
            <text:p>28.2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387262" calcext:value-type="float">
            <text:p>387262</text:p>
          </table:table-cell>
          <table:table-cell table:formula="of:=DATE(RANDBETWEEN(2018;2028);RANDBETWEEN(1;12);RANDBETWEEN(1;30))" office:value-type="date" office:date-value="2020-06-04" calcext:value-type="date">
            <text:p>4.6.2020</text:p>
          </table:table-cell>
          <table:table-cell table:formula="of:=DATE(RANDBETWEEN(2021;2031);RANDBETWEEN(1;12);RANDBETWEEN(1;30))" office:value-type="date" office:date-value="2026-11-01" calcext:value-type="date">
            <text:p>1.11.2026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3-12-22" calcext:value-type="date">
            <text:p>22.12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248591" calcext:value-type="float">
            <text:p>248591</text:p>
          </table:table-cell>
          <table:table-cell table:formula="of:=DATE(RANDBETWEEN(2018;2028);RANDBETWEEN(1;12);RANDBETWEEN(1;30))" office:value-type="date" office:date-value="2022-10-12" calcext:value-type="date">
            <text:p>12.10.2022</text:p>
          </table:table-cell>
          <table:table-cell table:formula="of:=DATE(RANDBETWEEN(2021;2031);RANDBETWEEN(1;12);RANDBETWEEN(1;30))" office:value-type="date" office:date-value="2031-05-24" calcext:value-type="date">
            <text:p>24.5.2031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0-11-11" calcext:value-type="date">
            <text:p>11.11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768495" calcext:value-type="float">
            <text:p>768495</text:p>
          </table:table-cell>
          <table:table-cell table:formula="of:=DATE(RANDBETWEEN(2018;2028);RANDBETWEEN(1;12);RANDBETWEEN(1;30))" office:value-type="date" office:date-value="2018-08-23" calcext:value-type="date">
            <text:p>23.8.2018</text:p>
          </table:table-cell>
          <table:table-cell table:formula="of:=DATE(RANDBETWEEN(2021;2031);RANDBETWEEN(1;12);RANDBETWEEN(1;30))" office:value-type="date" office:date-value="2028-10-17" calcext:value-type="date">
            <text:p>17.10.2028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2-02-15" calcext:value-type="date">
            <text:p>15.2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973483" calcext:value-type="float">
            <text:p>973483</text:p>
          </table:table-cell>
          <table:table-cell table:formula="of:=DATE(RANDBETWEEN(2018;2028);RANDBETWEEN(1;12);RANDBETWEEN(1;30))" office:value-type="date" office:date-value="2026-04-11" calcext:value-type="date">
            <text:p>11.4.2026</text:p>
          </table:table-cell>
          <table:table-cell table:formula="of:=DATE(RANDBETWEEN(2021;2031);RANDBETWEEN(1;12);RANDBETWEEN(1;30))" office:value-type="date" office:date-value="2026-07-07" calcext:value-type="date">
            <text:p>7.7.2026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2005-05-28" calcext:value-type="date">
            <text:p>28.5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920229" calcext:value-type="float">
            <text:p>920229</text:p>
          </table:table-cell>
          <table:table-cell table:formula="of:=DATE(RANDBETWEEN(2018;2028);RANDBETWEEN(1;12);RANDBETWEEN(1;30))" office:value-type="date" office:date-value="2023-09-02" calcext:value-type="date">
            <text:p>2.9.2023</text:p>
          </table:table-cell>
          <table:table-cell table:formula="of:=DATE(RANDBETWEEN(2021;2031);RANDBETWEEN(1;12);RANDBETWEEN(1;30))" office:value-type="date" office:date-value="2030-02-27" calcext:value-type="date">
            <text:p>27.2.2030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3-11-28" calcext:value-type="date">
            <text:p>28.11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248617" calcext:value-type="float">
            <text:p>248617</text:p>
          </table:table-cell>
          <table:table-cell table:formula="of:=DATE(RANDBETWEEN(2018;2028);RANDBETWEEN(1;12);RANDBETWEEN(1;30))" office:value-type="date" office:date-value="2022-11-14" calcext:value-type="date">
            <text:p>14.11.2022</text:p>
          </table:table-cell>
          <table:table-cell table:formula="of:=DATE(RANDBETWEEN(2021;2031);RANDBETWEEN(1;12);RANDBETWEEN(1;30))" office:value-type="date" office:date-value="2029-07-23" calcext:value-type="date">
            <text:p>23.7.2029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1-12-23" calcext:value-type="date">
            <text:p>23.12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326087" calcext:value-type="float">
            <text:p>326087</text:p>
          </table:table-cell>
          <table:table-cell table:formula="of:=DATE(RANDBETWEEN(2018;2028);RANDBETWEEN(1;12);RANDBETWEEN(1;30))" office:value-type="date" office:date-value="2023-08-04" calcext:value-type="date">
            <text:p>4.8.2023</text:p>
          </table:table-cell>
          <table:table-cell table:formula="of:=DATE(RANDBETWEEN(2021;2031);RANDBETWEEN(1;12);RANDBETWEEN(1;30))" office:value-type="date" office:date-value="2030-01-06" calcext:value-type="date">
            <text:p>6.1.2030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9-12-16" calcext:value-type="date">
            <text:p>16.12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454997" calcext:value-type="float">
            <text:p>454997</text:p>
          </table:table-cell>
          <table:table-cell table:formula="of:=DATE(RANDBETWEEN(2018;2028);RANDBETWEEN(1;12);RANDBETWEEN(1;30))" office:value-type="date" office:date-value="2026-08-20" calcext:value-type="date">
            <text:p>20.8.2026</text:p>
          </table:table-cell>
          <table:table-cell table:formula="of:=DATE(RANDBETWEEN(2021;2031);RANDBETWEEN(1;12);RANDBETWEEN(1;30))" office:value-type="date" office:date-value="2029-12-23" calcext:value-type="date">
            <text:p>23.12.2029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0-06-22" calcext:value-type="date">
            <text:p>22.6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232869" calcext:value-type="float">
            <text:p>232869</text:p>
          </table:table-cell>
          <table:table-cell table:formula="of:=DATE(RANDBETWEEN(2018;2028);RANDBETWEEN(1;12);RANDBETWEEN(1;30))" office:value-type="date" office:date-value="2020-02-04" calcext:value-type="date">
            <text:p>4.2.2020</text:p>
          </table:table-cell>
          <table:table-cell table:formula="of:=DATE(RANDBETWEEN(2021;2031);RANDBETWEEN(1;12);RANDBETWEEN(1;30))" office:value-type="date" office:date-value="2024-03-15" calcext:value-type="date">
            <text:p>15.3.2024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4-08-17" calcext:value-type="date">
            <text:p>17.8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848128" calcext:value-type="float">
            <text:p>848128</text:p>
          </table:table-cell>
          <table:table-cell table:formula="of:=DATE(RANDBETWEEN(2018;2028);RANDBETWEEN(1;12);RANDBETWEEN(1;30))" office:value-type="date" office:date-value="2026-05-19" calcext:value-type="date">
            <text:p>19.5.2026</text:p>
          </table:table-cell>
          <table:table-cell table:formula="of:=DATE(RANDBETWEEN(2021;2031);RANDBETWEEN(1;12);RANDBETWEEN(1;30))" office:value-type="date" office:date-value="2024-04-25" calcext:value-type="date">
            <text:p>25.4.2024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2-05-19" calcext:value-type="date">
            <text:p>19.5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359801" calcext:value-type="float">
            <text:p>359801</text:p>
          </table:table-cell>
          <table:table-cell table:formula="of:=DATE(RANDBETWEEN(2018;2028);RANDBETWEEN(1;12);RANDBETWEEN(1;30))" office:value-type="date" office:date-value="2019-02-05" calcext:value-type="date">
            <text:p>5.2.2019</text:p>
          </table:table-cell>
          <table:table-cell table:formula="of:=DATE(RANDBETWEEN(2021;2031);RANDBETWEEN(1;12);RANDBETWEEN(1;30))" office:value-type="date" office:date-value="2023-11-17" calcext:value-type="date">
            <text:p>17.11.2023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8-11-02" calcext:value-type="date">
            <text:p>2.11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374669" calcext:value-type="float">
            <text:p>374669</text:p>
          </table:table-cell>
          <table:table-cell table:formula="of:=DATE(RANDBETWEEN(2018;2028);RANDBETWEEN(1;12);RANDBETWEEN(1;30))" office:value-type="date" office:date-value="2023-02-22" calcext:value-type="date">
            <text:p>22.2.2023</text:p>
          </table:table-cell>
          <table:table-cell table:formula="of:=DATE(RANDBETWEEN(2021;2031);RANDBETWEEN(1;12);RANDBETWEEN(1;30))" office:value-type="date" office:date-value="2027-02-14" calcext:value-type="date">
            <text:p>14.2.2027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5-02-02" calcext:value-type="date">
            <text:p>2.2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925333" calcext:value-type="float">
            <text:p>925333</text:p>
          </table:table-cell>
          <table:table-cell table:formula="of:=DATE(RANDBETWEEN(2018;2028);RANDBETWEEN(1;12);RANDBETWEEN(1;30))" office:value-type="date" office:date-value="2026-02-25" calcext:value-type="date">
            <text:p>25.2.2026</text:p>
          </table:table-cell>
          <table:table-cell table:formula="of:=DATE(RANDBETWEEN(2021;2031);RANDBETWEEN(1;12);RANDBETWEEN(1;30))" office:value-type="date" office:date-value="2030-04-01" calcext:value-type="date">
            <text:p>1.4.2030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9-10-01" calcext:value-type="date">
            <text:p>1.10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846994" calcext:value-type="float">
            <text:p>846994</text:p>
          </table:table-cell>
          <table:table-cell table:formula="of:=DATE(RANDBETWEEN(2018;2028);RANDBETWEEN(1;12);RANDBETWEEN(1;30))" office:value-type="date" office:date-value="2023-01-01" calcext:value-type="date">
            <text:p>1.1.2023</text:p>
          </table:table-cell>
          <table:table-cell table:formula="of:=DATE(RANDBETWEEN(2021;2031);RANDBETWEEN(1;12);RANDBETWEEN(1;30))" office:value-type="date" office:date-value="2027-12-27" calcext:value-type="date">
            <text:p>27.12.2027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0-03-26" calcext:value-type="date">
            <text:p>26.3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819783" calcext:value-type="float">
            <text:p>819783</text:p>
          </table:table-cell>
          <table:table-cell table:formula="of:=DATE(RANDBETWEEN(2018;2028);RANDBETWEEN(1;12);RANDBETWEEN(1;30))" office:value-type="date" office:date-value="2024-12-18" calcext:value-type="date">
            <text:p>18.12.2024</text:p>
          </table:table-cell>
          <table:table-cell table:formula="of:=DATE(RANDBETWEEN(2021;2031);RANDBETWEEN(1;12);RANDBETWEEN(1;30))" office:value-type="date" office:date-value="2027-07-17" calcext:value-type="date">
            <text:p>17.7.2027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7-02-19" calcext:value-type="date">
            <text:p>19.2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270588" calcext:value-type="float">
            <text:p>270588</text:p>
          </table:table-cell>
          <table:table-cell table:formula="of:=DATE(RANDBETWEEN(2018;2028);RANDBETWEEN(1;12);RANDBETWEEN(1;30))" office:value-type="date" office:date-value="2022-09-23" calcext:value-type="date">
            <text:p>23.9.2022</text:p>
          </table:table-cell>
          <table:table-cell table:formula="of:=DATE(RANDBETWEEN(2021;2031);RANDBETWEEN(1;12);RANDBETWEEN(1;30))" office:value-type="date" office:date-value="2021-10-11" calcext:value-type="date">
            <text:p>11.10.202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4-08-20" calcext:value-type="date">
            <text:p>20.8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532505" calcext:value-type="float">
            <text:p>532505</text:p>
          </table:table-cell>
          <table:table-cell table:formula="of:=DATE(RANDBETWEEN(2018;2028);RANDBETWEEN(1;12);RANDBETWEEN(1;30))" office:value-type="date" office:date-value="2019-07-21" calcext:value-type="date">
            <text:p>21.7.2019</text:p>
          </table:table-cell>
          <table:table-cell table:formula="of:=DATE(RANDBETWEEN(2021;2031);RANDBETWEEN(1;12);RANDBETWEEN(1;30))" office:value-type="date" office:date-value="2024-06-06" calcext:value-type="date">
            <text:p>6.6.2024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2-09-29" calcext:value-type="date">
            <text:p>29.9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192387" calcext:value-type="float">
            <text:p>192387</text:p>
          </table:table-cell>
          <table:table-cell table:formula="of:=DATE(RANDBETWEEN(2018;2028);RANDBETWEEN(1;12);RANDBETWEEN(1;30))" office:value-type="date" office:date-value="2020-06-03" calcext:value-type="date">
            <text:p>3.6.2020</text:p>
          </table:table-cell>
          <table:table-cell table:formula="of:=DATE(RANDBETWEEN(2021;2031);RANDBETWEEN(1;12);RANDBETWEEN(1;30))" office:value-type="date" office:date-value="2025-12-26" calcext:value-type="date">
            <text:p>26.12.2025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2003-12-28" calcext:value-type="date">
            <text:p>28.12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184775" calcext:value-type="float">
            <text:p>184775</text:p>
          </table:table-cell>
          <table:table-cell table:formula="of:=DATE(RANDBETWEEN(2018;2028);RANDBETWEEN(1;12);RANDBETWEEN(1;30))" office:value-type="date" office:date-value="2026-04-14" calcext:value-type="date">
            <text:p>14.4.2026</text:p>
          </table:table-cell>
          <table:table-cell table:formula="of:=DATE(RANDBETWEEN(2021;2031);RANDBETWEEN(1;12);RANDBETWEEN(1;30))" office:value-type="date" office:date-value="2029-02-18" calcext:value-type="date">
            <text:p>18.2.2029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5-08-21" calcext:value-type="date">
            <text:p>21.8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151054" calcext:value-type="float">
            <text:p>151054</text:p>
          </table:table-cell>
          <table:table-cell table:formula="of:=DATE(RANDBETWEEN(2018;2028);RANDBETWEEN(1;12);RANDBETWEEN(1;30))" office:value-type="date" office:date-value="2021-09-29" calcext:value-type="date">
            <text:p>29.9.2021</text:p>
          </table:table-cell>
          <table:table-cell table:formula="of:=DATE(RANDBETWEEN(2021;2031);RANDBETWEEN(1;12);RANDBETWEEN(1;30))" office:value-type="date" office:date-value="2031-02-05" calcext:value-type="date">
            <text:p>5.2.2031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0-01-11" calcext:value-type="date">
            <text:p>11.1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607540" calcext:value-type="float">
            <text:p>607540</text:p>
          </table:table-cell>
          <table:table-cell table:formula="of:=DATE(RANDBETWEEN(2018;2028);RANDBETWEEN(1;12);RANDBETWEEN(1;30))" office:value-type="date" office:date-value="2019-05-01" calcext:value-type="date">
            <text:p>1.5.2019</text:p>
          </table:table-cell>
          <table:table-cell table:formula="of:=DATE(RANDBETWEEN(2021;2031);RANDBETWEEN(1;12);RANDBETWEEN(1;30))" office:value-type="date" office:date-value="2030-02-08" calcext:value-type="date">
            <text:p>8.2.2030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8-08-20" calcext:value-type="date">
            <text:p>20.8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757237" calcext:value-type="float">
            <text:p>757237</text:p>
          </table:table-cell>
          <table:table-cell table:formula="of:=DATE(RANDBETWEEN(2018;2028);RANDBETWEEN(1;12);RANDBETWEEN(1;30))" office:value-type="date" office:date-value="2026-12-22" calcext:value-type="date">
            <text:p>22.12.2026</text:p>
          </table:table-cell>
          <table:table-cell table:formula="of:=DATE(RANDBETWEEN(2021;2031);RANDBETWEEN(1;12);RANDBETWEEN(1;30))" office:value-type="date" office:date-value="2021-09-16" calcext:value-type="date">
            <text:p>16.9.2021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5-07-11" calcext:value-type="date">
            <text:p>11.7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149617" calcext:value-type="float">
            <text:p>149617</text:p>
          </table:table-cell>
          <table:table-cell table:formula="of:=DATE(RANDBETWEEN(2018;2028);RANDBETWEEN(1;12);RANDBETWEEN(1;30))" office:value-type="date" office:date-value="2025-02-01" calcext:value-type="date">
            <text:p>1.2.2025</text:p>
          </table:table-cell>
          <table:table-cell table:formula="of:=DATE(RANDBETWEEN(2021;2031);RANDBETWEEN(1;12);RANDBETWEEN(1;30))" office:value-type="date" office:date-value="2029-08-06" calcext:value-type="date">
            <text:p>6.8.2029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2004-05-30" calcext:value-type="date">
            <text:p>30.5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215317" calcext:value-type="float">
            <text:p>215317</text:p>
          </table:table-cell>
          <table:table-cell table:formula="of:=DATE(RANDBETWEEN(2018;2028);RANDBETWEEN(1;12);RANDBETWEEN(1;30))" office:value-type="date" office:date-value="2023-05-07" calcext:value-type="date">
            <text:p>7.5.2023</text:p>
          </table:table-cell>
          <table:table-cell table:formula="of:=DATE(RANDBETWEEN(2021;2031);RANDBETWEEN(1;12);RANDBETWEEN(1;30))" office:value-type="date" office:date-value="2027-09-24" calcext:value-type="date">
            <text:p>24.9.2027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4-08-04" calcext:value-type="date">
            <text:p>4.8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353312" calcext:value-type="float">
            <text:p>353312</text:p>
          </table:table-cell>
          <table:table-cell table:formula="of:=DATE(RANDBETWEEN(2018;2028);RANDBETWEEN(1;12);RANDBETWEEN(1;30))" office:value-type="date" office:date-value="2028-03-16" calcext:value-type="date">
            <text:p>16.3.2028</text:p>
          </table:table-cell>
          <table:table-cell table:formula="of:=DATE(RANDBETWEEN(2021;2031);RANDBETWEEN(1;12);RANDBETWEEN(1;30))" office:value-type="date" office:date-value="2027-04-26" calcext:value-type="date">
            <text:p>26.4.2027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1-06-07" calcext:value-type="date">
            <text:p>7.6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968961" calcext:value-type="float">
            <text:p>968961</text:p>
          </table:table-cell>
          <table:table-cell table:formula="of:=DATE(RANDBETWEEN(2018;2028);RANDBETWEEN(1;12);RANDBETWEEN(1;30))" office:value-type="date" office:date-value="2021-01-04" calcext:value-type="date">
            <text:p>4.1.2021</text:p>
          </table:table-cell>
          <table:table-cell table:formula="of:=DATE(RANDBETWEEN(2021;2031);RANDBETWEEN(1;12);RANDBETWEEN(1;30))" office:value-type="date" office:date-value="2025-01-07" calcext:value-type="date">
            <text:p>7.1.2025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0-06-15" calcext:value-type="date">
            <text:p>15.6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716852" calcext:value-type="float">
            <text:p>716852</text:p>
          </table:table-cell>
          <table:table-cell table:formula="of:=DATE(RANDBETWEEN(2018;2028);RANDBETWEEN(1;12);RANDBETWEEN(1;30))" office:value-type="date" office:date-value="2020-04-23" calcext:value-type="date">
            <text:p>23.4.2020</text:p>
          </table:table-cell>
          <table:table-cell table:formula="of:=DATE(RANDBETWEEN(2021;2031);RANDBETWEEN(1;12);RANDBETWEEN(1;30))" office:value-type="date" office:date-value="2022-12-01" calcext:value-type="date">
            <text:p>1.12.2022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0-08-26" calcext:value-type="date">
            <text:p>26.8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539128" calcext:value-type="float">
            <text:p>539128</text:p>
          </table:table-cell>
          <table:table-cell table:formula="of:=DATE(RANDBETWEEN(2018;2028);RANDBETWEEN(1;12);RANDBETWEEN(1;30))" office:value-type="date" office:date-value="2026-04-13" calcext:value-type="date">
            <text:p>13.4.2026</text:p>
          </table:table-cell>
          <table:table-cell table:formula="of:=DATE(RANDBETWEEN(2021;2031);RANDBETWEEN(1;12);RANDBETWEEN(1;30))" office:value-type="date" office:date-value="2023-09-11" calcext:value-type="date">
            <text:p>11.9.2023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2001-03-25" calcext:value-type="date">
            <text:p>25.3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825658" calcext:value-type="float">
            <text:p>825658</text:p>
          </table:table-cell>
          <table:table-cell table:formula="of:=DATE(RANDBETWEEN(2018;2028);RANDBETWEEN(1;12);RANDBETWEEN(1;30))" office:value-type="date" office:date-value="2020-06-06" calcext:value-type="date">
            <text:p>6.6.2020</text:p>
          </table:table-cell>
          <table:table-cell table:formula="of:=DATE(RANDBETWEEN(2021;2031);RANDBETWEEN(1;12);RANDBETWEEN(1;30))" office:value-type="date" office:date-value="2028-11-19" calcext:value-type="date">
            <text:p>19.11.2028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5-08-06" calcext:value-type="date">
            <text:p>6.8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531261" calcext:value-type="float">
            <text:p>531261</text:p>
          </table:table-cell>
          <table:table-cell table:formula="of:=DATE(RANDBETWEEN(2018;2028);RANDBETWEEN(1;12);RANDBETWEEN(1;30))" office:value-type="date" office:date-value="2026-08-16" calcext:value-type="date">
            <text:p>16.8.2026</text:p>
          </table:table-cell>
          <table:table-cell table:formula="of:=DATE(RANDBETWEEN(2021;2031);RANDBETWEEN(1;12);RANDBETWEEN(1;30))" office:value-type="date" office:date-value="2026-12-05" calcext:value-type="date">
            <text:p>5.12.2026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1-06-01" calcext:value-type="date">
            <text:p>1.6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949441" calcext:value-type="float">
            <text:p>949441</text:p>
          </table:table-cell>
          <table:table-cell table:formula="of:=DATE(RANDBETWEEN(2018;2028);RANDBETWEEN(1;12);RANDBETWEEN(1;30))" office:value-type="date" office:date-value="2020-06-13" calcext:value-type="date">
            <text:p>13.6.2020</text:p>
          </table:table-cell>
          <table:table-cell table:formula="of:=DATE(RANDBETWEEN(2021;2031);RANDBETWEEN(1;12);RANDBETWEEN(1;30))" office:value-type="date" office:date-value="2030-02-12" calcext:value-type="date">
            <text:p>12.2.2030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1-01-08" calcext:value-type="date">
            <text:p>8.1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270423" calcext:value-type="float">
            <text:p>270423</text:p>
          </table:table-cell>
          <table:table-cell table:formula="of:=DATE(RANDBETWEEN(2018;2028);RANDBETWEEN(1;12);RANDBETWEEN(1;30))" office:value-type="date" office:date-value="2022-12-24" calcext:value-type="date">
            <text:p>24.12.2022</text:p>
          </table:table-cell>
          <table:table-cell table:formula="of:=DATE(RANDBETWEEN(2021;2031);RANDBETWEEN(1;12);RANDBETWEEN(1;30))" office:value-type="date" office:date-value="2021-05-18" calcext:value-type="date">
            <text:p>18.5.2021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4-04-01" calcext:value-type="date">
            <text:p>1.4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390212" calcext:value-type="float">
            <text:p>390212</text:p>
          </table:table-cell>
          <table:table-cell table:formula="of:=DATE(RANDBETWEEN(2018;2028);RANDBETWEEN(1;12);RANDBETWEEN(1;30))" office:value-type="date" office:date-value="2018-07-22" calcext:value-type="date">
            <text:p>22.7.2018</text:p>
          </table:table-cell>
          <table:table-cell table:formula="of:=DATE(RANDBETWEEN(2021;2031);RANDBETWEEN(1;12);RANDBETWEEN(1;30))" office:value-type="date" office:date-value="2022-07-20" calcext:value-type="date">
            <text:p>20.7.2022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9-04-10" calcext:value-type="date">
            <text:p>10.4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534104" calcext:value-type="float">
            <text:p>534104</text:p>
          </table:table-cell>
          <table:table-cell table:formula="of:=DATE(RANDBETWEEN(2018;2028);RANDBETWEEN(1;12);RANDBETWEEN(1;30))" office:value-type="date" office:date-value="2028-01-26" calcext:value-type="date">
            <text:p>26.1.2028</text:p>
          </table:table-cell>
          <table:table-cell table:formula="of:=DATE(RANDBETWEEN(2021;2031);RANDBETWEEN(1;12);RANDBETWEEN(1;30))" office:value-type="date" office:date-value="2021-07-20" calcext:value-type="date">
            <text:p>20.7.2021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2000-10-11" calcext:value-type="date">
            <text:p>11.10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935426" calcext:value-type="float">
            <text:p>935426</text:p>
          </table:table-cell>
          <table:table-cell table:formula="of:=DATE(RANDBETWEEN(2018;2028);RANDBETWEEN(1;12);RANDBETWEEN(1;30))" office:value-type="date" office:date-value="2022-05-25" calcext:value-type="date">
            <text:p>25.5.2022</text:p>
          </table:table-cell>
          <table:table-cell table:formula="of:=DATE(RANDBETWEEN(2021;2031);RANDBETWEEN(1;12);RANDBETWEEN(1;30))" office:value-type="date" office:date-value="2030-06-09" calcext:value-type="date">
            <text:p>9.6.2030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4-11-25" calcext:value-type="date">
            <text:p>25.11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883964" calcext:value-type="float">
            <text:p>883964</text:p>
          </table:table-cell>
          <table:table-cell table:formula="of:=DATE(RANDBETWEEN(2018;2028);RANDBETWEEN(1;12);RANDBETWEEN(1;30))" office:value-type="date" office:date-value="2019-09-06" calcext:value-type="date">
            <text:p>6.9.2019</text:p>
          </table:table-cell>
          <table:table-cell table:formula="of:=DATE(RANDBETWEEN(2021;2031);RANDBETWEEN(1;12);RANDBETWEEN(1;30))" office:value-type="date" office:date-value="2027-05-14" calcext:value-type="date">
            <text:p>14.5.2027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6-06-25" calcext:value-type="date">
            <text:p>25.6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200029" calcext:value-type="float">
            <text:p>200029</text:p>
          </table:table-cell>
          <table:table-cell table:formula="of:=DATE(RANDBETWEEN(2018;2028);RANDBETWEEN(1;12);RANDBETWEEN(1;30))" office:value-type="date" office:date-value="2022-06-29" calcext:value-type="date">
            <text:p>29.6.2022</text:p>
          </table:table-cell>
          <table:table-cell table:formula="of:=DATE(RANDBETWEEN(2021;2031);RANDBETWEEN(1;12);RANDBETWEEN(1;30))" office:value-type="date" office:date-value="2023-09-04" calcext:value-type="date">
            <text:p>4.9.2023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8-05-19" calcext:value-type="date">
            <text:p>19.5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474515" calcext:value-type="float">
            <text:p>474515</text:p>
          </table:table-cell>
          <table:table-cell table:formula="of:=DATE(RANDBETWEEN(2018;2028);RANDBETWEEN(1;12);RANDBETWEEN(1;30))" office:value-type="date" office:date-value="2028-10-27" calcext:value-type="date">
            <text:p>27.10.2028</text:p>
          </table:table-cell>
          <table:table-cell table:formula="of:=DATE(RANDBETWEEN(2021;2031);RANDBETWEEN(1;12);RANDBETWEEN(1;30))" office:value-type="date" office:date-value="2024-07-23" calcext:value-type="date">
            <text:p>23.7.2024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9-08-03" calcext:value-type="date">
            <text:p>3.8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982542" calcext:value-type="float">
            <text:p>982542</text:p>
          </table:table-cell>
          <table:table-cell table:formula="of:=DATE(RANDBETWEEN(2018;2028);RANDBETWEEN(1;12);RANDBETWEEN(1;30))" office:value-type="date" office:date-value="2019-05-21" calcext:value-type="date">
            <text:p>21.5.2019</text:p>
          </table:table-cell>
          <table:table-cell table:formula="of:=DATE(RANDBETWEEN(2021;2031);RANDBETWEEN(1;12);RANDBETWEEN(1;30))" office:value-type="date" office:date-value="2029-06-07" calcext:value-type="date">
            <text:p>7.6.2029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8-12-25" calcext:value-type="date">
            <text:p>25.12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423278" calcext:value-type="float">
            <text:p>423278</text:p>
          </table:table-cell>
          <table:table-cell table:formula="of:=DATE(RANDBETWEEN(2018;2028);RANDBETWEEN(1;12);RANDBETWEEN(1;30))" office:value-type="date" office:date-value="2020-07-30" calcext:value-type="date">
            <text:p>30.7.2020</text:p>
          </table:table-cell>
          <table:table-cell table:formula="of:=DATE(RANDBETWEEN(2021;2031);RANDBETWEEN(1;12);RANDBETWEEN(1;30))" office:value-type="date" office:date-value="2027-09-03" calcext:value-type="date">
            <text:p>3.9.2027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2003-09-30" calcext:value-type="date">
            <text:p>30.9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387810" calcext:value-type="float">
            <text:p>387810</text:p>
          </table:table-cell>
          <table:table-cell table:formula="of:=DATE(RANDBETWEEN(2018;2028);RANDBETWEEN(1;12);RANDBETWEEN(1;30))" office:value-type="date" office:date-value="2018-04-04" calcext:value-type="date">
            <text:p>4.4.2018</text:p>
          </table:table-cell>
          <table:table-cell table:formula="of:=DATE(RANDBETWEEN(2021;2031);RANDBETWEEN(1;12);RANDBETWEEN(1;30))" office:value-type="date" office:date-value="2031-12-12" calcext:value-type="date">
            <text:p>12.12.2031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2-07-06" calcext:value-type="date">
            <text:p>6.7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894228" calcext:value-type="float">
            <text:p>894228</text:p>
          </table:table-cell>
          <table:table-cell table:formula="of:=DATE(RANDBETWEEN(2018;2028);RANDBETWEEN(1;12);RANDBETWEEN(1;30))" office:value-type="date" office:date-value="2022-12-29" calcext:value-type="date">
            <text:p>29.12.2022</text:p>
          </table:table-cell>
          <table:table-cell table:formula="of:=DATE(RANDBETWEEN(2021;2031);RANDBETWEEN(1;12);RANDBETWEEN(1;30))" office:value-type="date" office:date-value="2031-07-13" calcext:value-type="date">
            <text:p>13.7.2031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6-12-14" calcext:value-type="date">
            <text:p>14.12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848374" calcext:value-type="float">
            <text:p>848374</text:p>
          </table:table-cell>
          <table:table-cell table:formula="of:=DATE(RANDBETWEEN(2018;2028);RANDBETWEEN(1;12);RANDBETWEEN(1;30))" office:value-type="date" office:date-value="2024-06-08" calcext:value-type="date">
            <text:p>8.6.2024</text:p>
          </table:table-cell>
          <table:table-cell table:formula="of:=DATE(RANDBETWEEN(2021;2031);RANDBETWEEN(1;12);RANDBETWEEN(1;30))" office:value-type="date" office:date-value="2021-01-22" calcext:value-type="date">
            <text:p>22.1.2021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3-04-18" calcext:value-type="date">
            <text:p>18.4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753171" calcext:value-type="float">
            <text:p>753171</text:p>
          </table:table-cell>
          <table:table-cell table:formula="of:=DATE(RANDBETWEEN(2018;2028);RANDBETWEEN(1;12);RANDBETWEEN(1;30))" office:value-type="date" office:date-value="2023-06-19" calcext:value-type="date">
            <text:p>19.6.2023</text:p>
          </table:table-cell>
          <table:table-cell table:formula="of:=DATE(RANDBETWEEN(2021;2031);RANDBETWEEN(1;12);RANDBETWEEN(1;30))" office:value-type="date" office:date-value="2030-03-15" calcext:value-type="date">
            <text:p>15.3.2030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1-02-12" calcext:value-type="date">
            <text:p>12.2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839644" calcext:value-type="float">
            <text:p>839644</text:p>
          </table:table-cell>
          <table:table-cell table:formula="of:=DATE(RANDBETWEEN(2018;2028);RANDBETWEEN(1;12);RANDBETWEEN(1;30))" office:value-type="date" office:date-value="2025-07-26" calcext:value-type="date">
            <text:p>26.7.2025</text:p>
          </table:table-cell>
          <table:table-cell table:formula="of:=DATE(RANDBETWEEN(2021;2031);RANDBETWEEN(1;12);RANDBETWEEN(1;30))" office:value-type="date" office:date-value="2022-03-28" calcext:value-type="date">
            <text:p>28.3.2022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4-02-02" calcext:value-type="date">
            <text:p>2.2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263554" calcext:value-type="float">
            <text:p>263554</text:p>
          </table:table-cell>
          <table:table-cell table:formula="of:=DATE(RANDBETWEEN(2018;2028);RANDBETWEEN(1;12);RANDBETWEEN(1;30))" office:value-type="date" office:date-value="2027-09-14" calcext:value-type="date">
            <text:p>14.9.2027</text:p>
          </table:table-cell>
          <table:table-cell table:formula="of:=DATE(RANDBETWEEN(2021;2031);RANDBETWEEN(1;12);RANDBETWEEN(1;30))" office:value-type="date" office:date-value="2024-05-03" calcext:value-type="date">
            <text:p>3.5.2024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2004-07-05" calcext:value-type="date">
            <text:p>5.7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547885" calcext:value-type="float">
            <text:p>547885</text:p>
          </table:table-cell>
          <table:table-cell table:formula="of:=DATE(RANDBETWEEN(2018;2028);RANDBETWEEN(1;12);RANDBETWEEN(1;30))" office:value-type="date" office:date-value="2020-08-17" calcext:value-type="date">
            <text:p>17.8.2020</text:p>
          </table:table-cell>
          <table:table-cell table:formula="of:=DATE(RANDBETWEEN(2021;2031);RANDBETWEEN(1;12);RANDBETWEEN(1;30))" office:value-type="date" office:date-value="2028-12-12" calcext:value-type="date">
            <text:p>12.12.2028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0-02-14" calcext:value-type="date">
            <text:p>14.2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700359" calcext:value-type="float">
            <text:p>700359</text:p>
          </table:table-cell>
          <table:table-cell table:formula="of:=DATE(RANDBETWEEN(2018;2028);RANDBETWEEN(1;12);RANDBETWEEN(1;30))" office:value-type="date" office:date-value="2018-01-11" calcext:value-type="date">
            <text:p>11.1.2018</text:p>
          </table:table-cell>
          <table:table-cell table:formula="of:=DATE(RANDBETWEEN(2021;2031);RANDBETWEEN(1;12);RANDBETWEEN(1;30))" office:value-type="date" office:date-value="2029-09-10" calcext:value-type="date">
            <text:p>10.9.2029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6-09-25" calcext:value-type="date">
            <text:p>25.9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339244" calcext:value-type="float">
            <text:p>339244</text:p>
          </table:table-cell>
          <table:table-cell table:formula="of:=DATE(RANDBETWEEN(2018;2028);RANDBETWEEN(1;12);RANDBETWEEN(1;30))" office:value-type="date" office:date-value="2028-02-04" calcext:value-type="date">
            <text:p>4.2.2028</text:p>
          </table:table-cell>
          <table:table-cell table:formula="of:=DATE(RANDBETWEEN(2021;2031);RANDBETWEEN(1;12);RANDBETWEEN(1;30))" office:value-type="date" office:date-value="2024-08-16" calcext:value-type="date">
            <text:p>16.8.2024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8-08-20" calcext:value-type="date">
            <text:p>20.8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706956" calcext:value-type="float">
            <text:p>706956</text:p>
          </table:table-cell>
          <table:table-cell table:formula="of:=DATE(RANDBETWEEN(2018;2028);RANDBETWEEN(1;12);RANDBETWEEN(1;30))" office:value-type="date" office:date-value="2024-03-07" calcext:value-type="date">
            <text:p>7.3.2024</text:p>
          </table:table-cell>
          <table:table-cell table:formula="of:=DATE(RANDBETWEEN(2021;2031);RANDBETWEEN(1;12);RANDBETWEEN(1;30))" office:value-type="date" office:date-value="2025-09-25" calcext:value-type="date">
            <text:p>25.9.2025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9-12-01" calcext:value-type="date">
            <text:p>1.12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655871" calcext:value-type="float">
            <text:p>655871</text:p>
          </table:table-cell>
          <table:table-cell table:formula="of:=DATE(RANDBETWEEN(2018;2028);RANDBETWEEN(1;12);RANDBETWEEN(1;30))" office:value-type="date" office:date-value="2023-04-10" calcext:value-type="date">
            <text:p>10.4.2023</text:p>
          </table:table-cell>
          <table:table-cell table:formula="of:=DATE(RANDBETWEEN(2021;2031);RANDBETWEEN(1;12);RANDBETWEEN(1;30))" office:value-type="date" office:date-value="2021-08-11" calcext:value-type="date">
            <text:p>11.8.2021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3-10-30" calcext:value-type="date">
            <text:p>30.10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271333" calcext:value-type="float">
            <text:p>271333</text:p>
          </table:table-cell>
          <table:table-cell table:formula="of:=DATE(RANDBETWEEN(2018;2028);RANDBETWEEN(1;12);RANDBETWEEN(1;30))" office:value-type="date" office:date-value="2024-02-13" calcext:value-type="date">
            <text:p>13.2.2024</text:p>
          </table:table-cell>
          <table:table-cell table:formula="of:=DATE(RANDBETWEEN(2021;2031);RANDBETWEEN(1;12);RANDBETWEEN(1;30))" office:value-type="date" office:date-value="2025-11-18" calcext:value-type="date">
            <text:p>18.11.2025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2003-12-01" calcext:value-type="date">
            <text:p>1.12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176426" calcext:value-type="float">
            <text:p>176426</text:p>
          </table:table-cell>
          <table:table-cell table:formula="of:=DATE(RANDBETWEEN(2018;2028);RANDBETWEEN(1;12);RANDBETWEEN(1;30))" office:value-type="date" office:date-value="2021-10-22" calcext:value-type="date">
            <text:p>22.10.2021</text:p>
          </table:table-cell>
          <table:table-cell table:formula="of:=DATE(RANDBETWEEN(2021;2031);RANDBETWEEN(1;12);RANDBETWEEN(1;30))" office:value-type="date" office:date-value="2026-11-25" calcext:value-type="date">
            <text:p>25.11.2026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9-11-26" calcext:value-type="date">
            <text:p>26.11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105961" calcext:value-type="float">
            <text:p>105961</text:p>
          </table:table-cell>
          <table:table-cell table:formula="of:=DATE(RANDBETWEEN(2018;2028);RANDBETWEEN(1;12);RANDBETWEEN(1;30))" office:value-type="date" office:date-value="2027-05-10" calcext:value-type="date">
            <text:p>10.5.2027</text:p>
          </table:table-cell>
          <table:table-cell table:formula="of:=DATE(RANDBETWEEN(2021;2031);RANDBETWEEN(1;12);RANDBETWEEN(1;30))" office:value-type="date" office:date-value="2026-02-09" calcext:value-type="date">
            <text:p>9.2.2026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0-12-15" calcext:value-type="date">
            <text:p>15.12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864259" calcext:value-type="float">
            <text:p>864259</text:p>
          </table:table-cell>
          <table:table-cell table:formula="of:=DATE(RANDBETWEEN(2018;2028);RANDBETWEEN(1;12);RANDBETWEEN(1;30))" office:value-type="date" office:date-value="2020-08-29" calcext:value-type="date">
            <text:p>29.8.2020</text:p>
          </table:table-cell>
          <table:table-cell table:formula="of:=DATE(RANDBETWEEN(2021;2031);RANDBETWEEN(1;12);RANDBETWEEN(1;30))" office:value-type="date" office:date-value="2028-05-16" calcext:value-type="date">
            <text:p>16.5.2028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4-05-25" calcext:value-type="date">
            <text:p>25.5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392815" calcext:value-type="float">
            <text:p>392815</text:p>
          </table:table-cell>
          <table:table-cell table:formula="of:=DATE(RANDBETWEEN(2018;2028);RANDBETWEEN(1;12);RANDBETWEEN(1;30))" office:value-type="date" office:date-value="2020-11-30" calcext:value-type="date">
            <text:p>30.11.2020</text:p>
          </table:table-cell>
          <table:table-cell table:formula="of:=DATE(RANDBETWEEN(2021;2031);RANDBETWEEN(1;12);RANDBETWEEN(1;30))" office:value-type="date" office:date-value="2030-02-16" calcext:value-type="date">
            <text:p>16.2.2030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9-11-23" calcext:value-type="date">
            <text:p>23.11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844075" calcext:value-type="float">
            <text:p>844075</text:p>
          </table:table-cell>
          <table:table-cell table:formula="of:=DATE(RANDBETWEEN(2018;2028);RANDBETWEEN(1;12);RANDBETWEEN(1;30))" office:value-type="date" office:date-value="2022-04-28" calcext:value-type="date">
            <text:p>28.4.2022</text:p>
          </table:table-cell>
          <table:table-cell table:formula="of:=DATE(RANDBETWEEN(2021;2031);RANDBETWEEN(1;12);RANDBETWEEN(1;30))" office:value-type="date" office:date-value="2026-07-10" calcext:value-type="date">
            <text:p>10.7.2026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6-04-20" calcext:value-type="date">
            <text:p>20.4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692038" calcext:value-type="float">
            <text:p>692038</text:p>
          </table:table-cell>
          <table:table-cell table:formula="of:=DATE(RANDBETWEEN(2018;2028);RANDBETWEEN(1;12);RANDBETWEEN(1;30))" office:value-type="date" office:date-value="2026-12-28" calcext:value-type="date">
            <text:p>28.12.2026</text:p>
          </table:table-cell>
          <table:table-cell table:formula="of:=DATE(RANDBETWEEN(2021;2031);RANDBETWEEN(1;12);RANDBETWEEN(1;30))" office:value-type="date" office:date-value="2026-04-07" calcext:value-type="date">
            <text:p>7.4.2026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0-05-01" calcext:value-type="date">
            <text:p>1.5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915439" calcext:value-type="float">
            <text:p>915439</text:p>
          </table:table-cell>
          <table:table-cell table:formula="of:=DATE(RANDBETWEEN(2018;2028);RANDBETWEEN(1;12);RANDBETWEEN(1;30))" office:value-type="date" office:date-value="2020-06-24" calcext:value-type="date">
            <text:p>24.6.2020</text:p>
          </table:table-cell>
          <table:table-cell table:formula="of:=DATE(RANDBETWEEN(2021;2031);RANDBETWEEN(1;12);RANDBETWEEN(1;30))" office:value-type="date" office:date-value="2028-10-09" calcext:value-type="date">
            <text:p>9.10.2028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2002-12-24" calcext:value-type="date">
            <text:p>24.12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572009" calcext:value-type="float">
            <text:p>572009</text:p>
          </table:table-cell>
          <table:table-cell table:formula="of:=DATE(RANDBETWEEN(2018;2028);RANDBETWEEN(1;12);RANDBETWEEN(1;30))" office:value-type="date" office:date-value="2027-07-20" calcext:value-type="date">
            <text:p>20.7.2027</text:p>
          </table:table-cell>
          <table:table-cell table:formula="of:=DATE(RANDBETWEEN(2021;2031);RANDBETWEEN(1;12);RANDBETWEEN(1;30))" office:value-type="date" office:date-value="2022-10-12" calcext:value-type="date">
            <text:p>12.10.2022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0-03-21" calcext:value-type="date">
            <text:p>21.3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523866" calcext:value-type="float">
            <text:p>523866</text:p>
          </table:table-cell>
          <table:table-cell table:formula="of:=DATE(RANDBETWEEN(2018;2028);RANDBETWEEN(1;12);RANDBETWEEN(1;30))" office:value-type="date" office:date-value="2022-02-10" calcext:value-type="date">
            <text:p>10.2.2022</text:p>
          </table:table-cell>
          <table:table-cell table:formula="of:=DATE(RANDBETWEEN(2021;2031);RANDBETWEEN(1;12);RANDBETWEEN(1;30))" office:value-type="date" office:date-value="2022-03-29" calcext:value-type="date">
            <text:p>29.3.2022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0-01-12" calcext:value-type="date">
            <text:p>12.1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368957" calcext:value-type="float">
            <text:p>368957</text:p>
          </table:table-cell>
          <table:table-cell table:formula="of:=DATE(RANDBETWEEN(2018;2028);RANDBETWEEN(1;12);RANDBETWEEN(1;30))" office:value-type="date" office:date-value="2026-05-30" calcext:value-type="date">
            <text:p>30.5.2026</text:p>
          </table:table-cell>
          <table:table-cell table:formula="of:=DATE(RANDBETWEEN(2021;2031);RANDBETWEEN(1;12);RANDBETWEEN(1;30))" office:value-type="date" office:date-value="2028-06-28" calcext:value-type="date">
            <text:p>28.6.2028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9-10-04" calcext:value-type="date">
            <text:p>4.10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609019" calcext:value-type="float">
            <text:p>609019</text:p>
          </table:table-cell>
          <table:table-cell table:formula="of:=DATE(RANDBETWEEN(2018;2028);RANDBETWEEN(1;12);RANDBETWEEN(1;30))" office:value-type="date" office:date-value="2027-10-27" calcext:value-type="date">
            <text:p>27.10.2027</text:p>
          </table:table-cell>
          <table:table-cell table:formula="of:=DATE(RANDBETWEEN(2021;2031);RANDBETWEEN(1;12);RANDBETWEEN(1;30))" office:value-type="date" office:date-value="2029-08-24" calcext:value-type="date">
            <text:p>24.8.2029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2-05-07" calcext:value-type="date">
            <text:p>7.5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391063" calcext:value-type="float">
            <text:p>391063</text:p>
          </table:table-cell>
          <table:table-cell table:formula="of:=DATE(RANDBETWEEN(2018;2028);RANDBETWEEN(1;12);RANDBETWEEN(1;30))" office:value-type="date" office:date-value="2027-05-11" calcext:value-type="date">
            <text:p>11.5.2027</text:p>
          </table:table-cell>
          <table:table-cell table:formula="of:=DATE(RANDBETWEEN(2021;2031);RANDBETWEEN(1;12);RANDBETWEEN(1;30))" office:value-type="date" office:date-value="2024-10-08" calcext:value-type="date">
            <text:p>8.10.2024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0-01-21" calcext:value-type="date">
            <text:p>21.1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515412" calcext:value-type="float">
            <text:p>515412</text:p>
          </table:table-cell>
          <table:table-cell table:formula="of:=DATE(RANDBETWEEN(2018;2028);RANDBETWEEN(1;12);RANDBETWEEN(1;30))" office:value-type="date" office:date-value="2024-02-09" calcext:value-type="date">
            <text:p>9.2.2024</text:p>
          </table:table-cell>
          <table:table-cell table:formula="of:=DATE(RANDBETWEEN(2021;2031);RANDBETWEEN(1;12);RANDBETWEEN(1;30))" office:value-type="date" office:date-value="2031-12-28" calcext:value-type="date">
            <text:p>28.12.2031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0-08-09" calcext:value-type="date">
            <text:p>9.8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889812" calcext:value-type="float">
            <text:p>889812</text:p>
          </table:table-cell>
          <table:table-cell table:formula="of:=DATE(RANDBETWEEN(2018;2028);RANDBETWEEN(1;12);RANDBETWEEN(1;30))" office:value-type="date" office:date-value="2023-10-15" calcext:value-type="date">
            <text:p>15.10.2023</text:p>
          </table:table-cell>
          <table:table-cell table:formula="of:=DATE(RANDBETWEEN(2021;2031);RANDBETWEEN(1;12);RANDBETWEEN(1;30))" office:value-type="date" office:date-value="2024-03-23" calcext:value-type="date">
            <text:p>23.3.2024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3-07-08" calcext:value-type="date">
            <text:p>8.7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375910" calcext:value-type="float">
            <text:p>375910</text:p>
          </table:table-cell>
          <table:table-cell table:formula="of:=DATE(RANDBETWEEN(2018;2028);RANDBETWEEN(1;12);RANDBETWEEN(1;30))" office:value-type="date" office:date-value="2025-02-23" calcext:value-type="date">
            <text:p>23.2.2025</text:p>
          </table:table-cell>
          <table:table-cell table:formula="of:=DATE(RANDBETWEEN(2021;2031);RANDBETWEEN(1;12);RANDBETWEEN(1;30))" office:value-type="date" office:date-value="2029-02-22" calcext:value-type="date">
            <text:p>22.2.2029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4-11-26" calcext:value-type="date">
            <text:p>26.11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760567" calcext:value-type="float">
            <text:p>760567</text:p>
          </table:table-cell>
          <table:table-cell table:formula="of:=DATE(RANDBETWEEN(2018;2028);RANDBETWEEN(1;12);RANDBETWEEN(1;30))" office:value-type="date" office:date-value="2025-07-15" calcext:value-type="date">
            <text:p>15.7.2025</text:p>
          </table:table-cell>
          <table:table-cell table:formula="of:=DATE(RANDBETWEEN(2021;2031);RANDBETWEEN(1;12);RANDBETWEEN(1;30))" office:value-type="date" office:date-value="2025-06-05" calcext:value-type="date">
            <text:p>5.6.2025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6-05-19" calcext:value-type="date">
            <text:p>19.5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621403" calcext:value-type="float">
            <text:p>621403</text:p>
          </table:table-cell>
          <table:table-cell table:formula="of:=DATE(RANDBETWEEN(2018;2028);RANDBETWEEN(1;12);RANDBETWEEN(1;30))" office:value-type="date" office:date-value="2024-05-14" calcext:value-type="date">
            <text:p>14.5.2024</text:p>
          </table:table-cell>
          <table:table-cell table:formula="of:=DATE(RANDBETWEEN(2021;2031);RANDBETWEEN(1;12);RANDBETWEEN(1;30))" office:value-type="date" office:date-value="2027-09-27" calcext:value-type="date">
            <text:p>27.9.2027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2-04-30" calcext:value-type="date">
            <text:p>30.4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224262" calcext:value-type="float">
            <text:p>224262</text:p>
          </table:table-cell>
          <table:table-cell table:formula="of:=DATE(RANDBETWEEN(2018;2028);RANDBETWEEN(1;12);RANDBETWEEN(1;30))" office:value-type="date" office:date-value="2019-06-24" calcext:value-type="date">
            <text:p>24.6.2019</text:p>
          </table:table-cell>
          <table:table-cell table:formula="of:=DATE(RANDBETWEEN(2021;2031);RANDBETWEEN(1;12);RANDBETWEEN(1;30))" office:value-type="date" office:date-value="2024-03-01" calcext:value-type="date">
            <text:p>1.3.2024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2-01-04" calcext:value-type="date">
            <text:p>4.1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501791" calcext:value-type="float">
            <text:p>501791</text:p>
          </table:table-cell>
          <table:table-cell table:formula="of:=DATE(RANDBETWEEN(2018;2028);RANDBETWEEN(1;12);RANDBETWEEN(1;30))" office:value-type="date" office:date-value="2020-08-07" calcext:value-type="date">
            <text:p>7.8.2020</text:p>
          </table:table-cell>
          <table:table-cell table:formula="of:=DATE(RANDBETWEEN(2021;2031);RANDBETWEEN(1;12);RANDBETWEEN(1;30))" office:value-type="date" office:date-value="2021-05-03" calcext:value-type="date">
            <text:p>3.5.2021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2004-03-21" calcext:value-type="date">
            <text:p>21.3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929826" calcext:value-type="float">
            <text:p>929826</text:p>
          </table:table-cell>
          <table:table-cell table:formula="of:=DATE(RANDBETWEEN(2018;2028);RANDBETWEEN(1;12);RANDBETWEEN(1;30))" office:value-type="date" office:date-value="2018-12-27" calcext:value-type="date">
            <text:p>27.12.2018</text:p>
          </table:table-cell>
          <table:table-cell table:formula="of:=DATE(RANDBETWEEN(2021;2031);RANDBETWEEN(1;12);RANDBETWEEN(1;30))" office:value-type="date" office:date-value="2031-02-25" calcext:value-type="date">
            <text:p>25.2.2031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6-07-11" calcext:value-type="date">
            <text:p>11.7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685296" calcext:value-type="float">
            <text:p>685296</text:p>
          </table:table-cell>
          <table:table-cell table:formula="of:=DATE(RANDBETWEEN(2018;2028);RANDBETWEEN(1;12);RANDBETWEEN(1;30))" office:value-type="date" office:date-value="2019-06-18" calcext:value-type="date">
            <text:p>18.6.2019</text:p>
          </table:table-cell>
          <table:table-cell table:formula="of:=DATE(RANDBETWEEN(2021;2031);RANDBETWEEN(1;12);RANDBETWEEN(1;30))" office:value-type="date" office:date-value="2023-09-27" calcext:value-type="date">
            <text:p>27.9.2023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2-03-30" calcext:value-type="date">
            <text:p>30.3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620624" calcext:value-type="float">
            <text:p>620624</text:p>
          </table:table-cell>
          <table:table-cell table:formula="of:=DATE(RANDBETWEEN(2018;2028);RANDBETWEEN(1;12);RANDBETWEEN(1;30))" office:value-type="date" office:date-value="2018-06-25" calcext:value-type="date">
            <text:p>25.6.2018</text:p>
          </table:table-cell>
          <table:table-cell table:formula="of:=DATE(RANDBETWEEN(2021;2031);RANDBETWEEN(1;12);RANDBETWEEN(1;30))" office:value-type="date" office:date-value="2029-07-04" calcext:value-type="date">
            <text:p>4.7.2029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0-11-24" calcext:value-type="date">
            <text:p>24.11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549421" calcext:value-type="float">
            <text:p>549421</text:p>
          </table:table-cell>
          <table:table-cell table:formula="of:=DATE(RANDBETWEEN(2018;2028);RANDBETWEEN(1;12);RANDBETWEEN(1;30))" office:value-type="date" office:date-value="2023-09-06" calcext:value-type="date">
            <text:p>6.9.2023</text:p>
          </table:table-cell>
          <table:table-cell table:formula="of:=DATE(RANDBETWEEN(2021;2031);RANDBETWEEN(1;12);RANDBETWEEN(1;30))" office:value-type="date" office:date-value="2022-06-24" calcext:value-type="date">
            <text:p>24.6.2022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1-01-21" calcext:value-type="date">
            <text:p>21.1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790439" calcext:value-type="float">
            <text:p>790439</text:p>
          </table:table-cell>
          <table:table-cell table:formula="of:=DATE(RANDBETWEEN(2018;2028);RANDBETWEEN(1;12);RANDBETWEEN(1;30))" office:value-type="date" office:date-value="2018-02-21" calcext:value-type="date">
            <text:p>21.2.2018</text:p>
          </table:table-cell>
          <table:table-cell table:formula="of:=DATE(RANDBETWEEN(2021;2031);RANDBETWEEN(1;12);RANDBETWEEN(1;30))" office:value-type="date" office:date-value="2025-10-12" calcext:value-type="date">
            <text:p>12.10.2025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2000-06-30" calcext:value-type="date">
            <text:p>30.6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197475" calcext:value-type="float">
            <text:p>197475</text:p>
          </table:table-cell>
          <table:table-cell table:formula="of:=DATE(RANDBETWEEN(2018;2028);RANDBETWEEN(1;12);RANDBETWEEN(1;30))" office:value-type="date" office:date-value="2028-08-04" calcext:value-type="date">
            <text:p>4.8.2028</text:p>
          </table:table-cell>
          <table:table-cell table:formula="of:=DATE(RANDBETWEEN(2021;2031);RANDBETWEEN(1;12);RANDBETWEEN(1;30))" office:value-type="date" office:date-value="2022-07-04" calcext:value-type="date">
            <text:p>4.7.2022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3-03-27" calcext:value-type="date">
            <text:p>27.3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135367" calcext:value-type="float">
            <text:p>135367</text:p>
          </table:table-cell>
          <table:table-cell table:formula="of:=DATE(RANDBETWEEN(2018;2028);RANDBETWEEN(1;12);RANDBETWEEN(1;30))" office:value-type="date" office:date-value="2018-03-29" calcext:value-type="date">
            <text:p>29.3.2018</text:p>
          </table:table-cell>
          <table:table-cell table:formula="of:=DATE(RANDBETWEEN(2021;2031);RANDBETWEEN(1;12);RANDBETWEEN(1;30))" office:value-type="date" office:date-value="2029-11-30" calcext:value-type="date">
            <text:p>30.11.2029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5-11-02" calcext:value-type="date">
            <text:p>2.11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685238" calcext:value-type="float">
            <text:p>685238</text:p>
          </table:table-cell>
          <table:table-cell table:formula="of:=DATE(RANDBETWEEN(2018;2028);RANDBETWEEN(1;12);RANDBETWEEN(1;30))" office:value-type="date" office:date-value="2027-08-22" calcext:value-type="date">
            <text:p>22.8.2027</text:p>
          </table:table-cell>
          <table:table-cell table:formula="of:=DATE(RANDBETWEEN(2021;2031);RANDBETWEEN(1;12);RANDBETWEEN(1;30))" office:value-type="date" office:date-value="2028-09-03" calcext:value-type="date">
            <text:p>3.9.2028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7-10-16" calcext:value-type="date">
            <text:p>16.10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776581" calcext:value-type="float">
            <text:p>776581</text:p>
          </table:table-cell>
          <table:table-cell table:formula="of:=DATE(RANDBETWEEN(2018;2028);RANDBETWEEN(1;12);RANDBETWEEN(1;30))" office:value-type="date" office:date-value="2025-07-27" calcext:value-type="date">
            <text:p>27.7.2025</text:p>
          </table:table-cell>
          <table:table-cell table:formula="of:=DATE(RANDBETWEEN(2021;2031);RANDBETWEEN(1;12);RANDBETWEEN(1;30))" office:value-type="date" office:date-value="2025-03-11" calcext:value-type="date">
            <text:p>11.3.2025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2-02-18" calcext:value-type="date">
            <text:p>18.2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394802" calcext:value-type="float">
            <text:p>394802</text:p>
          </table:table-cell>
          <table:table-cell table:formula="of:=DATE(RANDBETWEEN(2018;2028);RANDBETWEEN(1;12);RANDBETWEEN(1;30))" office:value-type="date" office:date-value="2026-10-10" calcext:value-type="date">
            <text:p>10.10.2026</text:p>
          </table:table-cell>
          <table:table-cell table:formula="of:=DATE(RANDBETWEEN(2021;2031);RANDBETWEEN(1;12);RANDBETWEEN(1;30))" office:value-type="date" office:date-value="2029-06-28" calcext:value-type="date">
            <text:p>28.6.2029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8-03-20" calcext:value-type="date">
            <text:p>20.3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207442" calcext:value-type="float">
            <text:p>207442</text:p>
          </table:table-cell>
          <table:table-cell table:formula="of:=DATE(RANDBETWEEN(2018;2028);RANDBETWEEN(1;12);RANDBETWEEN(1;30))" office:value-type="date" office:date-value="2021-04-18" calcext:value-type="date">
            <text:p>18.4.2021</text:p>
          </table:table-cell>
          <table:table-cell table:formula="of:=DATE(RANDBETWEEN(2021;2031);RANDBETWEEN(1;12);RANDBETWEEN(1;30))" office:value-type="date" office:date-value="2027-04-08" calcext:value-type="date">
            <text:p>8.4.2027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2000-07-18" calcext:value-type="date">
            <text:p>18.7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250813" calcext:value-type="float">
            <text:p>250813</text:p>
          </table:table-cell>
          <table:table-cell table:formula="of:=DATE(RANDBETWEEN(2018;2028);RANDBETWEEN(1;12);RANDBETWEEN(1;30))" office:value-type="date" office:date-value="2027-01-16" calcext:value-type="date">
            <text:p>16.1.2027</text:p>
          </table:table-cell>
          <table:table-cell table:formula="of:=DATE(RANDBETWEEN(2021;2031);RANDBETWEEN(1;12);RANDBETWEEN(1;30))" office:value-type="date" office:date-value="2022-05-24" calcext:value-type="date">
            <text:p>24.5.2022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8-07-23" calcext:value-type="date">
            <text:p>23.7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386948" calcext:value-type="float">
            <text:p>386948</text:p>
          </table:table-cell>
          <table:table-cell table:formula="of:=DATE(RANDBETWEEN(2018;2028);RANDBETWEEN(1;12);RANDBETWEEN(1;30))" office:value-type="date" office:date-value="2026-05-19" calcext:value-type="date">
            <text:p>19.5.2026</text:p>
          </table:table-cell>
          <table:table-cell table:formula="of:=DATE(RANDBETWEEN(2021;2031);RANDBETWEEN(1;12);RANDBETWEEN(1;30))" office:value-type="date" office:date-value="2021-05-09" calcext:value-type="date">
            <text:p>9.5.202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9-04-08" calcext:value-type="date">
            <text:p>8.4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841505" calcext:value-type="float">
            <text:p>841505</text:p>
          </table:table-cell>
          <table:table-cell table:formula="of:=DATE(RANDBETWEEN(2018;2028);RANDBETWEEN(1;12);RANDBETWEEN(1;30))" office:value-type="date" office:date-value="2018-05-05" calcext:value-type="date">
            <text:p>5.5.2018</text:p>
          </table:table-cell>
          <table:table-cell table:formula="of:=DATE(RANDBETWEEN(2021;2031);RANDBETWEEN(1;12);RANDBETWEEN(1;30))" office:value-type="date" office:date-value="2028-10-10" calcext:value-type="date">
            <text:p>10.10.2028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4-07-09" calcext:value-type="date">
            <text:p>9.7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898196" calcext:value-type="float">
            <text:p>898196</text:p>
          </table:table-cell>
          <table:table-cell table:formula="of:=DATE(RANDBETWEEN(2018;2028);RANDBETWEEN(1;12);RANDBETWEEN(1;30))" office:value-type="date" office:date-value="2023-11-26" calcext:value-type="date">
            <text:p>26.11.2023</text:p>
          </table:table-cell>
          <table:table-cell table:formula="of:=DATE(RANDBETWEEN(2021;2031);RANDBETWEEN(1;12);RANDBETWEEN(1;30))" office:value-type="date" office:date-value="2025-05-23" calcext:value-type="date">
            <text:p>23.5.2025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6-05-08" calcext:value-type="date">
            <text:p>8.5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484720" calcext:value-type="float">
            <text:p>484720</text:p>
          </table:table-cell>
          <table:table-cell table:formula="of:=DATE(RANDBETWEEN(2018;2028);RANDBETWEEN(1;12);RANDBETWEEN(1;30))" office:value-type="date" office:date-value="2020-10-19" calcext:value-type="date">
            <text:p>19.10.2020</text:p>
          </table:table-cell>
          <table:table-cell table:formula="of:=DATE(RANDBETWEEN(2021;2031);RANDBETWEEN(1;12);RANDBETWEEN(1;30))" office:value-type="date" office:date-value="2029-03-01" calcext:value-type="date">
            <text:p>1.3.2029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9-03-20" calcext:value-type="date">
            <text:p>20.3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648303" calcext:value-type="float">
            <text:p>648303</text:p>
          </table:table-cell>
          <table:table-cell table:formula="of:=DATE(RANDBETWEEN(2018;2028);RANDBETWEEN(1;12);RANDBETWEEN(1;30))" office:value-type="date" office:date-value="2018-05-19" calcext:value-type="date">
            <text:p>19.5.2018</text:p>
          </table:table-cell>
          <table:table-cell table:formula="of:=DATE(RANDBETWEEN(2021;2031);RANDBETWEEN(1;12);RANDBETWEEN(1;30))" office:value-type="date" office:date-value="2030-04-26" calcext:value-type="date">
            <text:p>26.4.2030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5-05-29" calcext:value-type="date">
            <text:p>29.5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446330" calcext:value-type="float">
            <text:p>446330</text:p>
          </table:table-cell>
          <table:table-cell table:formula="of:=DATE(RANDBETWEEN(2018;2028);RANDBETWEEN(1;12);RANDBETWEEN(1;30))" office:value-type="date" office:date-value="2028-07-30" calcext:value-type="date">
            <text:p>30.7.2028</text:p>
          </table:table-cell>
          <table:table-cell table:formula="of:=DATE(RANDBETWEEN(2021;2031);RANDBETWEEN(1;12);RANDBETWEEN(1;30))" office:value-type="date" office:date-value="2030-10-04" calcext:value-type="date">
            <text:p>4.10.2030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4-10-05" calcext:value-type="date">
            <text:p>5.10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300084" calcext:value-type="float">
            <text:p>300084</text:p>
          </table:table-cell>
          <table:table-cell table:formula="of:=DATE(RANDBETWEEN(2018;2028);RANDBETWEEN(1;12);RANDBETWEEN(1;30))" office:value-type="date" office:date-value="2018-12-28" calcext:value-type="date">
            <text:p>28.12.2018</text:p>
          </table:table-cell>
          <table:table-cell table:formula="of:=DATE(RANDBETWEEN(2021;2031);RANDBETWEEN(1;12);RANDBETWEEN(1;30))" office:value-type="date" office:date-value="2023-11-11" calcext:value-type="date">
            <text:p>11.11.2023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4-09-16" calcext:value-type="date">
            <text:p>16.9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903635" calcext:value-type="float">
            <text:p>903635</text:p>
          </table:table-cell>
          <table:table-cell table:formula="of:=DATE(RANDBETWEEN(2018;2028);RANDBETWEEN(1;12);RANDBETWEEN(1;30))" office:value-type="date" office:date-value="2018-06-19" calcext:value-type="date">
            <text:p>19.6.2018</text:p>
          </table:table-cell>
          <table:table-cell table:formula="of:=DATE(RANDBETWEEN(2021;2031);RANDBETWEEN(1;12);RANDBETWEEN(1;30))" office:value-type="date" office:date-value="2029-02-15" calcext:value-type="date">
            <text:p>15.2.2029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6-09-25" calcext:value-type="date">
            <text:p>25.9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139665" calcext:value-type="float">
            <text:p>139665</text:p>
          </table:table-cell>
          <table:table-cell table:formula="of:=DATE(RANDBETWEEN(2018;2028);RANDBETWEEN(1;12);RANDBETWEEN(1;30))" office:value-type="date" office:date-value="2028-08-10" calcext:value-type="date">
            <text:p>10.8.2028</text:p>
          </table:table-cell>
          <table:table-cell table:formula="of:=DATE(RANDBETWEEN(2021;2031);RANDBETWEEN(1;12);RANDBETWEEN(1;30))" office:value-type="date" office:date-value="2031-05-19" calcext:value-type="date">
            <text:p>19.5.2031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4-11-21" calcext:value-type="date">
            <text:p>21.11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269386" calcext:value-type="float">
            <text:p>269386</text:p>
          </table:table-cell>
          <table:table-cell table:formula="of:=DATE(RANDBETWEEN(2018;2028);RANDBETWEEN(1;12);RANDBETWEEN(1;30))" office:value-type="date" office:date-value="2018-01-08" calcext:value-type="date">
            <text:p>8.1.2018</text:p>
          </table:table-cell>
          <table:table-cell table:formula="of:=DATE(RANDBETWEEN(2021;2031);RANDBETWEEN(1;12);RANDBETWEEN(1;30))" office:value-type="date" office:date-value="2028-05-14" calcext:value-type="date">
            <text:p>14.5.2028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1-11-28" calcext:value-type="date">
            <text:p>28.11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409352" calcext:value-type="float">
            <text:p>409352</text:p>
          </table:table-cell>
          <table:table-cell table:formula="of:=DATE(RANDBETWEEN(2018;2028);RANDBETWEEN(1;12);RANDBETWEEN(1;30))" office:value-type="date" office:date-value="2023-01-22" calcext:value-type="date">
            <text:p>22.1.2023</text:p>
          </table:table-cell>
          <table:table-cell table:formula="of:=DATE(RANDBETWEEN(2021;2031);RANDBETWEEN(1;12);RANDBETWEEN(1;30))" office:value-type="date" office:date-value="2023-08-12" calcext:value-type="date">
            <text:p>12.8.2023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1-01-22" calcext:value-type="date">
            <text:p>22.1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190321" calcext:value-type="float">
            <text:p>190321</text:p>
          </table:table-cell>
          <table:table-cell table:formula="of:=DATE(RANDBETWEEN(2018;2028);RANDBETWEEN(1;12);RANDBETWEEN(1;30))" office:value-type="date" office:date-value="2028-09-20" calcext:value-type="date">
            <text:p>20.9.2028</text:p>
          </table:table-cell>
          <table:table-cell table:formula="of:=DATE(RANDBETWEEN(2021;2031);RANDBETWEEN(1;12);RANDBETWEEN(1;30))" office:value-type="date" office:date-value="2026-08-20" calcext:value-type="date">
            <text:p>20.8.2026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9-09-10" calcext:value-type="date">
            <text:p>10.9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521689" calcext:value-type="float">
            <text:p>521689</text:p>
          </table:table-cell>
          <table:table-cell table:formula="of:=DATE(RANDBETWEEN(2018;2028);RANDBETWEEN(1;12);RANDBETWEEN(1;30))" office:value-type="date" office:date-value="2019-04-30" calcext:value-type="date">
            <text:p>30.4.2019</text:p>
          </table:table-cell>
          <table:table-cell table:formula="of:=DATE(RANDBETWEEN(2021;2031);RANDBETWEEN(1;12);RANDBETWEEN(1;30))" office:value-type="date" office:date-value="2024-12-23" calcext:value-type="date">
            <text:p>23.12.2024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0-01-30" calcext:value-type="date">
            <text:p>30.1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600814" calcext:value-type="float">
            <text:p>600814</text:p>
          </table:table-cell>
          <table:table-cell table:formula="of:=DATE(RANDBETWEEN(2018;2028);RANDBETWEEN(1;12);RANDBETWEEN(1;30))" office:value-type="date" office:date-value="2018-03-22" calcext:value-type="date">
            <text:p>22.3.2018</text:p>
          </table:table-cell>
          <table:table-cell table:formula="of:=DATE(RANDBETWEEN(2021;2031);RANDBETWEEN(1;12);RANDBETWEEN(1;30))" office:value-type="date" office:date-value="2025-01-18" calcext:value-type="date">
            <text:p>18.1.2025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5-07-10" calcext:value-type="date">
            <text:p>10.7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496551" calcext:value-type="float">
            <text:p>496551</text:p>
          </table:table-cell>
          <table:table-cell table:formula="of:=DATE(RANDBETWEEN(2018;2028);RANDBETWEEN(1;12);RANDBETWEEN(1;30))" office:value-type="date" office:date-value="2024-07-18" calcext:value-type="date">
            <text:p>18.7.2024</text:p>
          </table:table-cell>
          <table:table-cell table:formula="of:=DATE(RANDBETWEEN(2021;2031);RANDBETWEEN(1;12);RANDBETWEEN(1;30))" office:value-type="date" office:date-value="2023-11-16" calcext:value-type="date">
            <text:p>16.11.2023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7-08-27" calcext:value-type="date">
            <text:p>27.8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599623" calcext:value-type="float">
            <text:p>599623</text:p>
          </table:table-cell>
          <table:table-cell table:formula="of:=DATE(RANDBETWEEN(2018;2028);RANDBETWEEN(1;12);RANDBETWEEN(1;30))" office:value-type="date" office:date-value="2026-02-04" calcext:value-type="date">
            <text:p>4.2.2026</text:p>
          </table:table-cell>
          <table:table-cell table:formula="of:=DATE(RANDBETWEEN(2021;2031);RANDBETWEEN(1;12);RANDBETWEEN(1;30))" office:value-type="date" office:date-value="2021-04-15" calcext:value-type="date">
            <text:p>15.4.2021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2005-02-11" calcext:value-type="date">
            <text:p>11.2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911581" calcext:value-type="float">
            <text:p>911581</text:p>
          </table:table-cell>
          <table:table-cell table:formula="of:=DATE(RANDBETWEEN(2018;2028);RANDBETWEEN(1;12);RANDBETWEEN(1;30))" office:value-type="date" office:date-value="2021-08-03" calcext:value-type="date">
            <text:p>3.8.2021</text:p>
          </table:table-cell>
          <table:table-cell table:formula="of:=DATE(RANDBETWEEN(2021;2031);RANDBETWEEN(1;12);RANDBETWEEN(1;30))" office:value-type="date" office:date-value="2023-12-19" calcext:value-type="date">
            <text:p>19.12.2023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1-10-11" calcext:value-type="date">
            <text:p>11.10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383366" calcext:value-type="float">
            <text:p>383366</text:p>
          </table:table-cell>
          <table:table-cell table:formula="of:=DATE(RANDBETWEEN(2018;2028);RANDBETWEEN(1;12);RANDBETWEEN(1;30))" office:value-type="date" office:date-value="2027-02-25" calcext:value-type="date">
            <text:p>25.2.2027</text:p>
          </table:table-cell>
          <table:table-cell table:formula="of:=DATE(RANDBETWEEN(2021;2031);RANDBETWEEN(1;12);RANDBETWEEN(1;30))" office:value-type="date" office:date-value="2025-04-14" calcext:value-type="date">
            <text:p>14.4.2025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0-07-25" calcext:value-type="date">
            <text:p>25.7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393488" calcext:value-type="float">
            <text:p>393488</text:p>
          </table:table-cell>
          <table:table-cell table:formula="of:=DATE(RANDBETWEEN(2018;2028);RANDBETWEEN(1;12);RANDBETWEEN(1;30))" office:value-type="date" office:date-value="2019-08-06" calcext:value-type="date">
            <text:p>6.8.2019</text:p>
          </table:table-cell>
          <table:table-cell table:formula="of:=DATE(RANDBETWEEN(2021;2031);RANDBETWEEN(1;12);RANDBETWEEN(1;30))" office:value-type="date" office:date-value="2030-12-27" calcext:value-type="date">
            <text:p>27.12.2030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5-04-12" calcext:value-type="date">
            <text:p>12.4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108537" calcext:value-type="float">
            <text:p>108537</text:p>
          </table:table-cell>
          <table:table-cell table:formula="of:=DATE(RANDBETWEEN(2018;2028);RANDBETWEEN(1;12);RANDBETWEEN(1;30))" office:value-type="date" office:date-value="2027-01-18" calcext:value-type="date">
            <text:p>18.1.2027</text:p>
          </table:table-cell>
          <table:table-cell table:formula="of:=DATE(RANDBETWEEN(2021;2031);RANDBETWEEN(1;12);RANDBETWEEN(1;30))" office:value-type="date" office:date-value="2022-08-12" calcext:value-type="date">
            <text:p>12.8.2022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1-12-29" calcext:value-type="date">
            <text:p>29.12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330599" calcext:value-type="float">
            <text:p>330599</text:p>
          </table:table-cell>
          <table:table-cell table:formula="of:=DATE(RANDBETWEEN(2018;2028);RANDBETWEEN(1;12);RANDBETWEEN(1;30))" office:value-type="date" office:date-value="2022-10-16" calcext:value-type="date">
            <text:p>16.10.2022</text:p>
          </table:table-cell>
          <table:table-cell table:formula="of:=DATE(RANDBETWEEN(2021;2031);RANDBETWEEN(1;12);RANDBETWEEN(1;30))" office:value-type="date" office:date-value="2021-03-16" calcext:value-type="date">
            <text:p>16.3.2021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6-03-22" calcext:value-type="date">
            <text:p>22.3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263886" calcext:value-type="float">
            <text:p>263886</text:p>
          </table:table-cell>
          <table:table-cell table:formula="of:=DATE(RANDBETWEEN(2018;2028);RANDBETWEEN(1;12);RANDBETWEEN(1;30))" office:value-type="date" office:date-value="2018-01-09" calcext:value-type="date">
            <text:p>9.1.2018</text:p>
          </table:table-cell>
          <table:table-cell table:formula="of:=DATE(RANDBETWEEN(2021;2031);RANDBETWEEN(1;12);RANDBETWEEN(1;30))" office:value-type="date" office:date-value="2023-09-28" calcext:value-type="date">
            <text:p>28.9.2023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4-11-27" calcext:value-type="date">
            <text:p>27.11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366707" calcext:value-type="float">
            <text:p>366707</text:p>
          </table:table-cell>
          <table:table-cell table:formula="of:=DATE(RANDBETWEEN(2018;2028);RANDBETWEEN(1;12);RANDBETWEEN(1;30))" office:value-type="date" office:date-value="2018-09-04" calcext:value-type="date">
            <text:p>4.9.2018</text:p>
          </table:table-cell>
          <table:table-cell table:formula="of:=DATE(RANDBETWEEN(2021;2031);RANDBETWEEN(1;12);RANDBETWEEN(1;30))" office:value-type="date" office:date-value="2030-06-19" calcext:value-type="date">
            <text:p>19.6.2030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6-10-27" calcext:value-type="date">
            <text:p>27.10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606496" calcext:value-type="float">
            <text:p>606496</text:p>
          </table:table-cell>
          <table:table-cell table:formula="of:=DATE(RANDBETWEEN(2018;2028);RANDBETWEEN(1;12);RANDBETWEEN(1;30))" office:value-type="date" office:date-value="2024-04-30" calcext:value-type="date">
            <text:p>30.4.2024</text:p>
          </table:table-cell>
          <table:table-cell table:formula="of:=DATE(RANDBETWEEN(2021;2031);RANDBETWEEN(1;12);RANDBETWEEN(1;30))" office:value-type="date" office:date-value="2029-04-27" calcext:value-type="date">
            <text:p>27.4.2029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2005-07-14" calcext:value-type="date">
            <text:p>14.7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463719" calcext:value-type="float">
            <text:p>463719</text:p>
          </table:table-cell>
          <table:table-cell table:formula="of:=DATE(RANDBETWEEN(2018;2028);RANDBETWEEN(1;12);RANDBETWEEN(1;30))" office:value-type="date" office:date-value="2019-02-04" calcext:value-type="date">
            <text:p>4.2.2019</text:p>
          </table:table-cell>
          <table:table-cell table:formula="of:=DATE(RANDBETWEEN(2021;2031);RANDBETWEEN(1;12);RANDBETWEEN(1;30))" office:value-type="date" office:date-value="2031-03-23" calcext:value-type="date">
            <text:p>23.3.2031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2005-04-13" calcext:value-type="date">
            <text:p>13.4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340721" calcext:value-type="float">
            <text:p>340721</text:p>
          </table:table-cell>
          <table:table-cell table:formula="of:=DATE(RANDBETWEEN(2018;2028);RANDBETWEEN(1;12);RANDBETWEEN(1;30))" office:value-type="date" office:date-value="2021-03-24" calcext:value-type="date">
            <text:p>24.3.2021</text:p>
          </table:table-cell>
          <table:table-cell table:formula="of:=DATE(RANDBETWEEN(2021;2031);RANDBETWEEN(1;12);RANDBETWEEN(1;30))" office:value-type="date" office:date-value="2029-11-05" calcext:value-type="date">
            <text:p>5.11.2029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2-12-13" calcext:value-type="date">
            <text:p>13.12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785349" calcext:value-type="float">
            <text:p>785349</text:p>
          </table:table-cell>
          <table:table-cell table:formula="of:=DATE(RANDBETWEEN(2018;2028);RANDBETWEEN(1;12);RANDBETWEEN(1;30))" office:value-type="date" office:date-value="2028-05-01" calcext:value-type="date">
            <text:p>1.5.2028</text:p>
          </table:table-cell>
          <table:table-cell table:formula="of:=DATE(RANDBETWEEN(2021;2031);RANDBETWEEN(1;12);RANDBETWEEN(1;30))" office:value-type="date" office:date-value="2028-09-26" calcext:value-type="date">
            <text:p>26.9.2028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2-05-05" calcext:value-type="date">
            <text:p>5.5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643204" calcext:value-type="float">
            <text:p>643204</text:p>
          </table:table-cell>
          <table:table-cell table:formula="of:=DATE(RANDBETWEEN(2018;2028);RANDBETWEEN(1;12);RANDBETWEEN(1;30))" office:value-type="date" office:date-value="2020-09-09" calcext:value-type="date">
            <text:p>9.9.2020</text:p>
          </table:table-cell>
          <table:table-cell table:formula="of:=DATE(RANDBETWEEN(2021;2031);RANDBETWEEN(1;12);RANDBETWEEN(1;30))" office:value-type="date" office:date-value="2031-04-26" calcext:value-type="date">
            <text:p>26.4.2031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2005-12-16" calcext:value-type="date">
            <text:p>16.12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757963" calcext:value-type="float">
            <text:p>757963</text:p>
          </table:table-cell>
          <table:table-cell table:formula="of:=DATE(RANDBETWEEN(2018;2028);RANDBETWEEN(1;12);RANDBETWEEN(1;30))" office:value-type="date" office:date-value="2018-04-19" calcext:value-type="date">
            <text:p>19.4.2018</text:p>
          </table:table-cell>
          <table:table-cell table:formula="of:=DATE(RANDBETWEEN(2021;2031);RANDBETWEEN(1;12);RANDBETWEEN(1;30))" office:value-type="date" office:date-value="2030-07-06" calcext:value-type="date">
            <text:p>6.7.2030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3-06-22" calcext:value-type="date">
            <text:p>22.6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742071" calcext:value-type="float">
            <text:p>742071</text:p>
          </table:table-cell>
          <table:table-cell table:formula="of:=DATE(RANDBETWEEN(2018;2028);RANDBETWEEN(1;12);RANDBETWEEN(1;30))" office:value-type="date" office:date-value="2019-02-15" calcext:value-type="date">
            <text:p>15.2.2019</text:p>
          </table:table-cell>
          <table:table-cell table:formula="of:=DATE(RANDBETWEEN(2021;2031);RANDBETWEEN(1;12);RANDBETWEEN(1;30))" office:value-type="date" office:date-value="2024-06-16" calcext:value-type="date">
            <text:p>16.6.2024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7-07-16" calcext:value-type="date">
            <text:p>16.7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617184" calcext:value-type="float">
            <text:p>617184</text:p>
          </table:table-cell>
          <table:table-cell table:formula="of:=DATE(RANDBETWEEN(2018;2028);RANDBETWEEN(1;12);RANDBETWEEN(1;30))" office:value-type="date" office:date-value="2027-01-18" calcext:value-type="date">
            <text:p>18.1.2027</text:p>
          </table:table-cell>
          <table:table-cell table:formula="of:=DATE(RANDBETWEEN(2021;2031);RANDBETWEEN(1;12);RANDBETWEEN(1;30))" office:value-type="date" office:date-value="2022-12-07" calcext:value-type="date">
            <text:p>7.12.2022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5-08-18" calcext:value-type="date">
            <text:p>18.8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633336" calcext:value-type="float">
            <text:p>633336</text:p>
          </table:table-cell>
          <table:table-cell table:formula="of:=DATE(RANDBETWEEN(2018;2028);RANDBETWEEN(1;12);RANDBETWEEN(1;30))" office:value-type="date" office:date-value="2025-04-04" calcext:value-type="date">
            <text:p>4.4.2025</text:p>
          </table:table-cell>
          <table:table-cell table:formula="of:=DATE(RANDBETWEEN(2021;2031);RANDBETWEEN(1;12);RANDBETWEEN(1;30))" office:value-type="date" office:date-value="2031-03-05" calcext:value-type="date">
            <text:p>5.3.2031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9-05-05" calcext:value-type="date">
            <text:p>5.5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498147" calcext:value-type="float">
            <text:p>498147</text:p>
          </table:table-cell>
          <table:table-cell table:formula="of:=DATE(RANDBETWEEN(2018;2028);RANDBETWEEN(1;12);RANDBETWEEN(1;30))" office:value-type="date" office:date-value="2026-03-24" calcext:value-type="date">
            <text:p>24.3.2026</text:p>
          </table:table-cell>
          <table:table-cell table:formula="of:=DATE(RANDBETWEEN(2021;2031);RANDBETWEEN(1;12);RANDBETWEEN(1;30))" office:value-type="date" office:date-value="2022-01-14" calcext:value-type="date">
            <text:p>14.1.2022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5-01-24" calcext:value-type="date">
            <text:p>24.1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627055" calcext:value-type="float">
            <text:p>627055</text:p>
          </table:table-cell>
          <table:table-cell table:formula="of:=DATE(RANDBETWEEN(2018;2028);RANDBETWEEN(1;12);RANDBETWEEN(1;30))" office:value-type="date" office:date-value="2022-08-03" calcext:value-type="date">
            <text:p>3.8.2022</text:p>
          </table:table-cell>
          <table:table-cell table:formula="of:=DATE(RANDBETWEEN(2021;2031);RANDBETWEEN(1;12);RANDBETWEEN(1;30))" office:value-type="date" office:date-value="2029-11-19" calcext:value-type="date">
            <text:p>19.11.2029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1-06-23" calcext:value-type="date">
            <text:p>23.6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500571" calcext:value-type="float">
            <text:p>500571</text:p>
          </table:table-cell>
          <table:table-cell table:formula="of:=DATE(RANDBETWEEN(2018;2028);RANDBETWEEN(1;12);RANDBETWEEN(1;30))" office:value-type="date" office:date-value="2027-04-07" calcext:value-type="date">
            <text:p>7.4.2027</text:p>
          </table:table-cell>
          <table:table-cell table:formula="of:=DATE(RANDBETWEEN(2021;2031);RANDBETWEEN(1;12);RANDBETWEEN(1;30))" office:value-type="date" office:date-value="2028-07-22" calcext:value-type="date">
            <text:p>22.7.2028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5-04-15" calcext:value-type="date">
            <text:p>15.4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331009" calcext:value-type="float">
            <text:p>331009</text:p>
          </table:table-cell>
          <table:table-cell table:formula="of:=DATE(RANDBETWEEN(2018;2028);RANDBETWEEN(1;12);RANDBETWEEN(1;30))" office:value-type="date" office:date-value="2028-12-28" calcext:value-type="date">
            <text:p>28.12.2028</text:p>
          </table:table-cell>
          <table:table-cell table:formula="of:=DATE(RANDBETWEEN(2021;2031);RANDBETWEEN(1;12);RANDBETWEEN(1;30))" office:value-type="date" office:date-value="2030-03-10" calcext:value-type="date">
            <text:p>10.3.2030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7-02-08" calcext:value-type="date">
            <text:p>8.2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609238" calcext:value-type="float">
            <text:p>609238</text:p>
          </table:table-cell>
          <table:table-cell table:formula="of:=DATE(RANDBETWEEN(2018;2028);RANDBETWEEN(1;12);RANDBETWEEN(1;30))" office:value-type="date" office:date-value="2023-05-23" calcext:value-type="date">
            <text:p>23.5.2023</text:p>
          </table:table-cell>
          <table:table-cell table:formula="of:=DATE(RANDBETWEEN(2021;2031);RANDBETWEEN(1;12);RANDBETWEEN(1;30))" office:value-type="date" office:date-value="2021-01-19" calcext:value-type="date">
            <text:p>19.1.2021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5-07-09" calcext:value-type="date">
            <text:p>9.7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899386" calcext:value-type="float">
            <text:p>899386</text:p>
          </table:table-cell>
          <table:table-cell table:formula="of:=DATE(RANDBETWEEN(2018;2028);RANDBETWEEN(1;12);RANDBETWEEN(1;30))" office:value-type="date" office:date-value="2025-06-24" calcext:value-type="date">
            <text:p>24.6.2025</text:p>
          </table:table-cell>
          <table:table-cell table:formula="of:=DATE(RANDBETWEEN(2021;2031);RANDBETWEEN(1;12);RANDBETWEEN(1;30))" office:value-type="date" office:date-value="2024-02-08" calcext:value-type="date">
            <text:p>8.2.2024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9-05-14" calcext:value-type="date">
            <text:p>14.5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663958" calcext:value-type="float">
            <text:p>663958</text:p>
          </table:table-cell>
          <table:table-cell table:formula="of:=DATE(RANDBETWEEN(2018;2028);RANDBETWEEN(1;12);RANDBETWEEN(1;30))" office:value-type="date" office:date-value="2028-08-14" calcext:value-type="date">
            <text:p>14.8.2028</text:p>
          </table:table-cell>
          <table:table-cell table:formula="of:=DATE(RANDBETWEEN(2021;2031);RANDBETWEEN(1;12);RANDBETWEEN(1;30))" office:value-type="date" office:date-value="2024-10-27" calcext:value-type="date">
            <text:p>27.10.2024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2-12-04" calcext:value-type="date">
            <text:p>4.12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356072" calcext:value-type="float">
            <text:p>356072</text:p>
          </table:table-cell>
          <table:table-cell table:formula="of:=DATE(RANDBETWEEN(2018;2028);RANDBETWEEN(1;12);RANDBETWEEN(1;30))" office:value-type="date" office:date-value="2026-04-04" calcext:value-type="date">
            <text:p>4.4.2026</text:p>
          </table:table-cell>
          <table:table-cell table:formula="of:=DATE(RANDBETWEEN(2021;2031);RANDBETWEEN(1;12);RANDBETWEEN(1;30))" office:value-type="date" office:date-value="2021-12-10" calcext:value-type="date">
            <text:p>10.12.2021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7-12-27" calcext:value-type="date">
            <text:p>27.12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323133" calcext:value-type="float">
            <text:p>323133</text:p>
          </table:table-cell>
          <table:table-cell table:formula="of:=DATE(RANDBETWEEN(2018;2028);RANDBETWEEN(1;12);RANDBETWEEN(1;30))" office:value-type="date" office:date-value="2026-06-14" calcext:value-type="date">
            <text:p>14.6.2026</text:p>
          </table:table-cell>
          <table:table-cell table:formula="of:=DATE(RANDBETWEEN(2021;2031);RANDBETWEEN(1;12);RANDBETWEEN(1;30))" office:value-type="date" office:date-value="2030-12-24" calcext:value-type="date">
            <text:p>24.12.2030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2-09-26" calcext:value-type="date">
            <text:p>26.9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481698" calcext:value-type="float">
            <text:p>481698</text:p>
          </table:table-cell>
          <table:table-cell table:formula="of:=DATE(RANDBETWEEN(2018;2028);RANDBETWEEN(1;12);RANDBETWEEN(1;30))" office:value-type="date" office:date-value="2025-01-12" calcext:value-type="date">
            <text:p>12.1.2025</text:p>
          </table:table-cell>
          <table:table-cell table:formula="of:=DATE(RANDBETWEEN(2021;2031);RANDBETWEEN(1;12);RANDBETWEEN(1;30))" office:value-type="date" office:date-value="2028-10-26" calcext:value-type="date">
            <text:p>26.10.2028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0-01-30" calcext:value-type="date">
            <text:p>30.1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212258" calcext:value-type="float">
            <text:p>212258</text:p>
          </table:table-cell>
          <table:table-cell table:formula="of:=DATE(RANDBETWEEN(2018;2028);RANDBETWEEN(1;12);RANDBETWEEN(1;30))" office:value-type="date" office:date-value="2023-12-09" calcext:value-type="date">
            <text:p>9.12.2023</text:p>
          </table:table-cell>
          <table:table-cell table:formula="of:=DATE(RANDBETWEEN(2021;2031);RANDBETWEEN(1;12);RANDBETWEEN(1;30))" office:value-type="date" office:date-value="2026-07-30" calcext:value-type="date">
            <text:p>30.7.2026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9-05-22" calcext:value-type="date">
            <text:p>22.5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722894" calcext:value-type="float">
            <text:p>722894</text:p>
          </table:table-cell>
          <table:table-cell table:formula="of:=DATE(RANDBETWEEN(2018;2028);RANDBETWEEN(1;12);RANDBETWEEN(1;30))" office:value-type="date" office:date-value="2023-03-26" calcext:value-type="date">
            <text:p>26.3.2023</text:p>
          </table:table-cell>
          <table:table-cell table:formula="of:=DATE(RANDBETWEEN(2021;2031);RANDBETWEEN(1;12);RANDBETWEEN(1;30))" office:value-type="date" office:date-value="2028-10-27" calcext:value-type="date">
            <text:p>27.10.2028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1-09-18" calcext:value-type="date">
            <text:p>18.9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611555" calcext:value-type="float">
            <text:p>611555</text:p>
          </table:table-cell>
          <table:table-cell table:formula="of:=DATE(RANDBETWEEN(2018;2028);RANDBETWEEN(1;12);RANDBETWEEN(1;30))" office:value-type="date" office:date-value="2028-03-02" calcext:value-type="date">
            <text:p>2.3.2028</text:p>
          </table:table-cell>
          <table:table-cell table:formula="of:=DATE(RANDBETWEEN(2021;2031);RANDBETWEEN(1;12);RANDBETWEEN(1;30))" office:value-type="date" office:date-value="2027-11-11" calcext:value-type="date">
            <text:p>11.11.2027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5-02-16" calcext:value-type="date">
            <text:p>16.2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321210" calcext:value-type="float">
            <text:p>321210</text:p>
          </table:table-cell>
          <table:table-cell table:formula="of:=DATE(RANDBETWEEN(2018;2028);RANDBETWEEN(1;12);RANDBETWEEN(1;30))" office:value-type="date" office:date-value="2021-07-30" calcext:value-type="date">
            <text:p>30.7.2021</text:p>
          </table:table-cell>
          <table:table-cell table:formula="of:=DATE(RANDBETWEEN(2021;2031);RANDBETWEEN(1;12);RANDBETWEEN(1;30))" office:value-type="date" office:date-value="2026-05-11" calcext:value-type="date">
            <text:p>11.5.2026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0-05-11" calcext:value-type="date">
            <text:p>11.5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591551" calcext:value-type="float">
            <text:p>591551</text:p>
          </table:table-cell>
          <table:table-cell table:formula="of:=DATE(RANDBETWEEN(2018;2028);RANDBETWEEN(1;12);RANDBETWEEN(1;30))" office:value-type="date" office:date-value="2027-08-25" calcext:value-type="date">
            <text:p>25.8.2027</text:p>
          </table:table-cell>
          <table:table-cell table:formula="of:=DATE(RANDBETWEEN(2021;2031);RANDBETWEEN(1;12);RANDBETWEEN(1;30))" office:value-type="date" office:date-value="2024-01-27" calcext:value-type="date">
            <text:p>27.1.2024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4-05-10" calcext:value-type="date">
            <text:p>10.5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960386" calcext:value-type="float">
            <text:p>960386</text:p>
          </table:table-cell>
          <table:table-cell table:formula="of:=DATE(RANDBETWEEN(2018;2028);RANDBETWEEN(1;12);RANDBETWEEN(1;30))" office:value-type="date" office:date-value="2022-02-09" calcext:value-type="date">
            <text:p>9.2.2022</text:p>
          </table:table-cell>
          <table:table-cell table:formula="of:=DATE(RANDBETWEEN(2021;2031);RANDBETWEEN(1;12);RANDBETWEEN(1;30))" office:value-type="date" office:date-value="2027-11-07" calcext:value-type="date">
            <text:p>7.11.2027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5-12-05" calcext:value-type="date">
            <text:p>5.12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242301" calcext:value-type="float">
            <text:p>242301</text:p>
          </table:table-cell>
          <table:table-cell table:formula="of:=DATE(RANDBETWEEN(2018;2028);RANDBETWEEN(1;12);RANDBETWEEN(1;30))" office:value-type="date" office:date-value="2027-01-04" calcext:value-type="date">
            <text:p>4.1.2027</text:p>
          </table:table-cell>
          <table:table-cell table:formula="of:=DATE(RANDBETWEEN(2021;2031);RANDBETWEEN(1;12);RANDBETWEEN(1;30))" office:value-type="date" office:date-value="2028-05-17" calcext:value-type="date">
            <text:p>17.5.2028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0-03-27" calcext:value-type="date">
            <text:p>27.3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486959" calcext:value-type="float">
            <text:p>486959</text:p>
          </table:table-cell>
          <table:table-cell table:formula="of:=DATE(RANDBETWEEN(2018;2028);RANDBETWEEN(1;12);RANDBETWEEN(1;30))" office:value-type="date" office:date-value="2023-10-03" calcext:value-type="date">
            <text:p>3.10.2023</text:p>
          </table:table-cell>
          <table:table-cell table:formula="of:=DATE(RANDBETWEEN(2021;2031);RANDBETWEEN(1;12);RANDBETWEEN(1;30))" office:value-type="date" office:date-value="2021-04-16" calcext:value-type="date">
            <text:p>16.4.2021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7-06-26" calcext:value-type="date">
            <text:p>26.6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209472" calcext:value-type="float">
            <text:p>209472</text:p>
          </table:table-cell>
          <table:table-cell table:formula="of:=DATE(RANDBETWEEN(2018;2028);RANDBETWEEN(1;12);RANDBETWEEN(1;30))" office:value-type="date" office:date-value="2019-02-19" calcext:value-type="date">
            <text:p>19.2.2019</text:p>
          </table:table-cell>
          <table:table-cell table:formula="of:=DATE(RANDBETWEEN(2021;2031);RANDBETWEEN(1;12);RANDBETWEEN(1;30))" office:value-type="date" office:date-value="2029-02-01" calcext:value-type="date">
            <text:p>1.2.2029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4-11-13" calcext:value-type="date">
            <text:p>13.11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567174" calcext:value-type="float">
            <text:p>567174</text:p>
          </table:table-cell>
          <table:table-cell table:formula="of:=DATE(RANDBETWEEN(2018;2028);RANDBETWEEN(1;12);RANDBETWEEN(1;30))" office:value-type="date" office:date-value="2025-08-27" calcext:value-type="date">
            <text:p>27.8.2025</text:p>
          </table:table-cell>
          <table:table-cell table:formula="of:=DATE(RANDBETWEEN(2021;2031);RANDBETWEEN(1;12);RANDBETWEEN(1;30))" office:value-type="date" office:date-value="2023-05-24" calcext:value-type="date">
            <text:p>24.5.2023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4-04-13" calcext:value-type="date">
            <text:p>13.4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204342" calcext:value-type="float">
            <text:p>204342</text:p>
          </table:table-cell>
          <table:table-cell table:formula="of:=DATE(RANDBETWEEN(2018;2028);RANDBETWEEN(1;12);RANDBETWEEN(1;30))" office:value-type="date" office:date-value="2025-03-28" calcext:value-type="date">
            <text:p>28.3.2025</text:p>
          </table:table-cell>
          <table:table-cell table:formula="of:=DATE(RANDBETWEEN(2021;2031);RANDBETWEEN(1;12);RANDBETWEEN(1;30))" office:value-type="date" office:date-value="2025-11-28" calcext:value-type="date">
            <text:p>28.11.2025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1-05-20" calcext:value-type="date">
            <text:p>20.5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170897" calcext:value-type="float">
            <text:p>170897</text:p>
          </table:table-cell>
          <table:table-cell table:formula="of:=DATE(RANDBETWEEN(2018;2028);RANDBETWEEN(1;12);RANDBETWEEN(1;30))" office:value-type="date" office:date-value="2022-12-05" calcext:value-type="date">
            <text:p>5.12.2022</text:p>
          </table:table-cell>
          <table:table-cell table:formula="of:=DATE(RANDBETWEEN(2021;2031);RANDBETWEEN(1;12);RANDBETWEEN(1;30))" office:value-type="date" office:date-value="2026-07-29" calcext:value-type="date">
            <text:p>29.7.2026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2-01-05" calcext:value-type="date">
            <text:p>5.1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390334" calcext:value-type="float">
            <text:p>390334</text:p>
          </table:table-cell>
          <table:table-cell table:formula="of:=DATE(RANDBETWEEN(2018;2028);RANDBETWEEN(1;12);RANDBETWEEN(1;30))" office:value-type="date" office:date-value="2018-11-17" calcext:value-type="date">
            <text:p>17.11.2018</text:p>
          </table:table-cell>
          <table:table-cell table:formula="of:=DATE(RANDBETWEEN(2021;2031);RANDBETWEEN(1;12);RANDBETWEEN(1;30))" office:value-type="date" office:date-value="2023-04-09" calcext:value-type="date">
            <text:p>9.4.2023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5-09-26" calcext:value-type="date">
            <text:p>26.9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125384" calcext:value-type="float">
            <text:p>125384</text:p>
          </table:table-cell>
          <table:table-cell table:formula="of:=DATE(RANDBETWEEN(2018;2028);RANDBETWEEN(1;12);RANDBETWEEN(1;30))" office:value-type="date" office:date-value="2023-03-02" calcext:value-type="date">
            <text:p>2.3.2023</text:p>
          </table:table-cell>
          <table:table-cell table:formula="of:=DATE(RANDBETWEEN(2021;2031);RANDBETWEEN(1;12);RANDBETWEEN(1;30))" office:value-type="date" office:date-value="2024-11-11" calcext:value-type="date">
            <text:p>11.11.2024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2-07-08" calcext:value-type="date">
            <text:p>8.7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163996" calcext:value-type="float">
            <text:p>163996</text:p>
          </table:table-cell>
          <table:table-cell table:formula="of:=DATE(RANDBETWEEN(2018;2028);RANDBETWEEN(1;12);RANDBETWEEN(1;30))" office:value-type="date" office:date-value="2025-09-07" calcext:value-type="date">
            <text:p>7.9.2025</text:p>
          </table:table-cell>
          <table:table-cell table:formula="of:=DATE(RANDBETWEEN(2021;2031);RANDBETWEEN(1;12);RANDBETWEEN(1;30))" office:value-type="date" office:date-value="2025-04-22" calcext:value-type="date">
            <text:p>22.4.2025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7-12-29" calcext:value-type="date">
            <text:p>29.12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251352" calcext:value-type="float">
            <text:p>251352</text:p>
          </table:table-cell>
          <table:table-cell table:formula="of:=DATE(RANDBETWEEN(2018;2028);RANDBETWEEN(1;12);RANDBETWEEN(1;30))" office:value-type="date" office:date-value="2028-02-29" calcext:value-type="date">
            <text:p>29.2.2028</text:p>
          </table:table-cell>
          <table:table-cell table:formula="of:=DATE(RANDBETWEEN(2021;2031);RANDBETWEEN(1;12);RANDBETWEEN(1;30))" office:value-type="date" office:date-value="2031-04-20" calcext:value-type="date">
            <text:p>20.4.203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5-09-29" calcext:value-type="date">
            <text:p>29.9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478752" calcext:value-type="float">
            <text:p>478752</text:p>
          </table:table-cell>
          <table:table-cell table:formula="of:=DATE(RANDBETWEEN(2018;2028);RANDBETWEEN(1;12);RANDBETWEEN(1;30))" office:value-type="date" office:date-value="2026-01-09" calcext:value-type="date">
            <text:p>9.1.2026</text:p>
          </table:table-cell>
          <table:table-cell table:formula="of:=DATE(RANDBETWEEN(2021;2031);RANDBETWEEN(1;12);RANDBETWEEN(1;30))" office:value-type="date" office:date-value="2025-09-29" calcext:value-type="date">
            <text:p>29.9.2025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1-08-26" calcext:value-type="date">
            <text:p>26.8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223305" calcext:value-type="float">
            <text:p>223305</text:p>
          </table:table-cell>
          <table:table-cell table:formula="of:=DATE(RANDBETWEEN(2018;2028);RANDBETWEEN(1;12);RANDBETWEEN(1;30))" office:value-type="date" office:date-value="2019-03-26" calcext:value-type="date">
            <text:p>26.3.2019</text:p>
          </table:table-cell>
          <table:table-cell table:formula="of:=DATE(RANDBETWEEN(2021;2031);RANDBETWEEN(1;12);RANDBETWEEN(1;30))" office:value-type="date" office:date-value="2030-03-12" calcext:value-type="date">
            <text:p>12.3.2030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9-10-22" calcext:value-type="date">
            <text:p>22.10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681259" calcext:value-type="float">
            <text:p>681259</text:p>
          </table:table-cell>
          <table:table-cell table:formula="of:=DATE(RANDBETWEEN(2018;2028);RANDBETWEEN(1;12);RANDBETWEEN(1;30))" office:value-type="date" office:date-value="2026-06-18" calcext:value-type="date">
            <text:p>18.6.2026</text:p>
          </table:table-cell>
          <table:table-cell table:formula="of:=DATE(RANDBETWEEN(2021;2031);RANDBETWEEN(1;12);RANDBETWEEN(1;30))" office:value-type="date" office:date-value="2027-07-08" calcext:value-type="date">
            <text:p>8.7.2027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4-01-04" calcext:value-type="date">
            <text:p>4.1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414179" calcext:value-type="float">
            <text:p>414179</text:p>
          </table:table-cell>
          <table:table-cell table:formula="of:=DATE(RANDBETWEEN(2018;2028);RANDBETWEEN(1;12);RANDBETWEEN(1;30))" office:value-type="date" office:date-value="2023-04-22" calcext:value-type="date">
            <text:p>22.4.2023</text:p>
          </table:table-cell>
          <table:table-cell table:formula="of:=DATE(RANDBETWEEN(2021;2031);RANDBETWEEN(1;12);RANDBETWEEN(1;30))" office:value-type="date" office:date-value="2022-09-01" calcext:value-type="date">
            <text:p>1.9.2022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5-06-14" calcext:value-type="date">
            <text:p>14.6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867141" calcext:value-type="float">
            <text:p>867141</text:p>
          </table:table-cell>
          <table:table-cell table:formula="of:=DATE(RANDBETWEEN(2018;2028);RANDBETWEEN(1;12);RANDBETWEEN(1;30))" office:value-type="date" office:date-value="2023-09-30" calcext:value-type="date">
            <text:p>30.9.2023</text:p>
          </table:table-cell>
          <table:table-cell table:formula="of:=DATE(RANDBETWEEN(2021;2031);RANDBETWEEN(1;12);RANDBETWEEN(1;30))" office:value-type="date" office:date-value="2031-08-15" calcext:value-type="date">
            <text:p>15.8.2031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8-01-23" calcext:value-type="date">
            <text:p>23.1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945651" calcext:value-type="float">
            <text:p>945651</text:p>
          </table:table-cell>
          <table:table-cell table:formula="of:=DATE(RANDBETWEEN(2018;2028);RANDBETWEEN(1;12);RANDBETWEEN(1;30))" office:value-type="date" office:date-value="2020-12-01" calcext:value-type="date">
            <text:p>1.12.2020</text:p>
          </table:table-cell>
          <table:table-cell table:formula="of:=DATE(RANDBETWEEN(2021;2031);RANDBETWEEN(1;12);RANDBETWEEN(1;30))" office:value-type="date" office:date-value="2026-05-11" calcext:value-type="date">
            <text:p>11.5.2026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7-09-08" calcext:value-type="date">
            <text:p>8.9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223078" calcext:value-type="float">
            <text:p>223078</text:p>
          </table:table-cell>
          <table:table-cell table:formula="of:=DATE(RANDBETWEEN(2018;2028);RANDBETWEEN(1;12);RANDBETWEEN(1;30))" office:value-type="date" office:date-value="2019-07-13" calcext:value-type="date">
            <text:p>13.7.2019</text:p>
          </table:table-cell>
          <table:table-cell table:formula="of:=DATE(RANDBETWEEN(2021;2031);RANDBETWEEN(1;12);RANDBETWEEN(1;30))" office:value-type="date" office:date-value="2029-08-25" calcext:value-type="date">
            <text:p>25.8.2029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8-01-22" calcext:value-type="date">
            <text:p>22.1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535879" calcext:value-type="float">
            <text:p>535879</text:p>
          </table:table-cell>
          <table:table-cell table:formula="of:=DATE(RANDBETWEEN(2018;2028);RANDBETWEEN(1;12);RANDBETWEEN(1;30))" office:value-type="date" office:date-value="2018-04-07" calcext:value-type="date">
            <text:p>7.4.2018</text:p>
          </table:table-cell>
          <table:table-cell table:formula="of:=DATE(RANDBETWEEN(2021;2031);RANDBETWEEN(1;12);RANDBETWEEN(1;30))" office:value-type="date" office:date-value="2024-01-07" calcext:value-type="date">
            <text:p>7.1.2024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2005-01-02" calcext:value-type="date">
            <text:p>2.1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614352" calcext:value-type="float">
            <text:p>614352</text:p>
          </table:table-cell>
          <table:table-cell table:formula="of:=DATE(RANDBETWEEN(2018;2028);RANDBETWEEN(1;12);RANDBETWEEN(1;30))" office:value-type="date" office:date-value="2019-09-04" calcext:value-type="date">
            <text:p>4.9.2019</text:p>
          </table:table-cell>
          <table:table-cell table:formula="of:=DATE(RANDBETWEEN(2021;2031);RANDBETWEEN(1;12);RANDBETWEEN(1;30))" office:value-type="date" office:date-value="2026-01-09" calcext:value-type="date">
            <text:p>9.1.2026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2-08-20" calcext:value-type="date">
            <text:p>20.8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864729" calcext:value-type="float">
            <text:p>864729</text:p>
          </table:table-cell>
          <table:table-cell table:formula="of:=DATE(RANDBETWEEN(2018;2028);RANDBETWEEN(1;12);RANDBETWEEN(1;30))" office:value-type="date" office:date-value="2021-04-21" calcext:value-type="date">
            <text:p>21.4.2021</text:p>
          </table:table-cell>
          <table:table-cell table:formula="of:=DATE(RANDBETWEEN(2021;2031);RANDBETWEEN(1;12);RANDBETWEEN(1;30))" office:value-type="date" office:date-value="2021-02-03" calcext:value-type="date">
            <text:p>3.2.2021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5-12-13" calcext:value-type="date">
            <text:p>13.12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288751" calcext:value-type="float">
            <text:p>288751</text:p>
          </table:table-cell>
          <table:table-cell table:formula="of:=DATE(RANDBETWEEN(2018;2028);RANDBETWEEN(1;12);RANDBETWEEN(1;30))" office:value-type="date" office:date-value="2020-10-14" calcext:value-type="date">
            <text:p>14.10.2020</text:p>
          </table:table-cell>
          <table:table-cell table:formula="of:=DATE(RANDBETWEEN(2021;2031);RANDBETWEEN(1;12);RANDBETWEEN(1;30))" office:value-type="date" office:date-value="2030-06-05" calcext:value-type="date">
            <text:p>5.6.2030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3-11-29" calcext:value-type="date">
            <text:p>29.11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842616" calcext:value-type="float">
            <text:p>842616</text:p>
          </table:table-cell>
          <table:table-cell table:formula="of:=DATE(RANDBETWEEN(2018;2028);RANDBETWEEN(1;12);RANDBETWEEN(1;30))" office:value-type="date" office:date-value="2027-06-12" calcext:value-type="date">
            <text:p>12.6.2027</text:p>
          </table:table-cell>
          <table:table-cell table:formula="of:=DATE(RANDBETWEEN(2021;2031);RANDBETWEEN(1;12);RANDBETWEEN(1;30))" office:value-type="date" office:date-value="2023-09-27" calcext:value-type="date">
            <text:p>27.9.2023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1-01-04" calcext:value-type="date">
            <text:p>4.1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507479" calcext:value-type="float">
            <text:p>507479</text:p>
          </table:table-cell>
          <table:table-cell table:formula="of:=DATE(RANDBETWEEN(2018;2028);RANDBETWEEN(1;12);RANDBETWEEN(1;30))" office:value-type="date" office:date-value="2022-05-04" calcext:value-type="date">
            <text:p>4.5.2022</text:p>
          </table:table-cell>
          <table:table-cell table:formula="of:=DATE(RANDBETWEEN(2021;2031);RANDBETWEEN(1;12);RANDBETWEEN(1;30))" office:value-type="date" office:date-value="2025-10-16" calcext:value-type="date">
            <text:p>16.10.2025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4-08-09" calcext:value-type="date">
            <text:p>9.8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900018" calcext:value-type="float">
            <text:p>900018</text:p>
          </table:table-cell>
          <table:table-cell table:formula="of:=DATE(RANDBETWEEN(2018;2028);RANDBETWEEN(1;12);RANDBETWEEN(1;30))" office:value-type="date" office:date-value="2019-05-07" calcext:value-type="date">
            <text:p>7.5.2019</text:p>
          </table:table-cell>
          <table:table-cell table:formula="of:=DATE(RANDBETWEEN(2021;2031);RANDBETWEEN(1;12);RANDBETWEEN(1;30))" office:value-type="date" office:date-value="2027-04-02" calcext:value-type="date">
            <text:p>2.4.2027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1-08-26" calcext:value-type="date">
            <text:p>26.8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352553" calcext:value-type="float">
            <text:p>352553</text:p>
          </table:table-cell>
          <table:table-cell table:formula="of:=DATE(RANDBETWEEN(2018;2028);RANDBETWEEN(1;12);RANDBETWEEN(1;30))" office:value-type="date" office:date-value="2021-11-09" calcext:value-type="date">
            <text:p>9.11.2021</text:p>
          </table:table-cell>
          <table:table-cell table:formula="of:=DATE(RANDBETWEEN(2021;2031);RANDBETWEEN(1;12);RANDBETWEEN(1;30))" office:value-type="date" office:date-value="2022-08-13" calcext:value-type="date">
            <text:p>13.8.2022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7-11-05" calcext:value-type="date">
            <text:p>5.11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920286" calcext:value-type="float">
            <text:p>920286</text:p>
          </table:table-cell>
          <table:table-cell table:formula="of:=DATE(RANDBETWEEN(2018;2028);RANDBETWEEN(1;12);RANDBETWEEN(1;30))" office:value-type="date" office:date-value="2028-12-13" calcext:value-type="date">
            <text:p>13.12.2028</text:p>
          </table:table-cell>
          <table:table-cell table:formula="of:=DATE(RANDBETWEEN(2021;2031);RANDBETWEEN(1;12);RANDBETWEEN(1;30))" office:value-type="date" office:date-value="2031-08-16" calcext:value-type="date">
            <text:p>16.8.203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1-10-25" calcext:value-type="date">
            <text:p>25.10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450537" calcext:value-type="float">
            <text:p>450537</text:p>
          </table:table-cell>
          <table:table-cell table:formula="of:=DATE(RANDBETWEEN(2018;2028);RANDBETWEEN(1;12);RANDBETWEEN(1;30))" office:value-type="date" office:date-value="2025-04-27" calcext:value-type="date">
            <text:p>27.4.2025</text:p>
          </table:table-cell>
          <table:table-cell table:formula="of:=DATE(RANDBETWEEN(2021;2031);RANDBETWEEN(1;12);RANDBETWEEN(1;30))" office:value-type="date" office:date-value="2027-07-16" calcext:value-type="date">
            <text:p>16.7.2027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7-07-23" calcext:value-type="date">
            <text:p>23.7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348302" calcext:value-type="float">
            <text:p>348302</text:p>
          </table:table-cell>
          <table:table-cell table:formula="of:=DATE(RANDBETWEEN(2018;2028);RANDBETWEEN(1;12);RANDBETWEEN(1;30))" office:value-type="date" office:date-value="2019-01-28" calcext:value-type="date">
            <text:p>28.1.2019</text:p>
          </table:table-cell>
          <table:table-cell table:formula="of:=DATE(RANDBETWEEN(2021;2031);RANDBETWEEN(1;12);RANDBETWEEN(1;30))" office:value-type="date" office:date-value="2026-07-30" calcext:value-type="date">
            <text:p>30.7.2026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3-07-10" calcext:value-type="date">
            <text:p>10.7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709815" calcext:value-type="float">
            <text:p>709815</text:p>
          </table:table-cell>
          <table:table-cell table:formula="of:=DATE(RANDBETWEEN(2018;2028);RANDBETWEEN(1;12);RANDBETWEEN(1;30))" office:value-type="date" office:date-value="2023-03-28" calcext:value-type="date">
            <text:p>28.3.2023</text:p>
          </table:table-cell>
          <table:table-cell table:formula="of:=DATE(RANDBETWEEN(2021;2031);RANDBETWEEN(1;12);RANDBETWEEN(1;30))" office:value-type="date" office:date-value="2026-12-18" calcext:value-type="date">
            <text:p>18.12.2026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9-01-13" calcext:value-type="date">
            <text:p>13.1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877677" calcext:value-type="float">
            <text:p>877677</text:p>
          </table:table-cell>
          <table:table-cell table:formula="of:=DATE(RANDBETWEEN(2018;2028);RANDBETWEEN(1;12);RANDBETWEEN(1;30))" office:value-type="date" office:date-value="2028-11-29" calcext:value-type="date">
            <text:p>29.11.2028</text:p>
          </table:table-cell>
          <table:table-cell table:formula="of:=DATE(RANDBETWEEN(2021;2031);RANDBETWEEN(1;12);RANDBETWEEN(1;30))" office:value-type="date" office:date-value="2022-03-01" calcext:value-type="date">
            <text:p>1.3.2022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0-05-04" calcext:value-type="date">
            <text:p>4.5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564064" calcext:value-type="float">
            <text:p>564064</text:p>
          </table:table-cell>
          <table:table-cell table:formula="of:=DATE(RANDBETWEEN(2018;2028);RANDBETWEEN(1;12);RANDBETWEEN(1;30))" office:value-type="date" office:date-value="2023-04-25" calcext:value-type="date">
            <text:p>25.4.2023</text:p>
          </table:table-cell>
          <table:table-cell table:formula="of:=DATE(RANDBETWEEN(2021;2031);RANDBETWEEN(1;12);RANDBETWEEN(1;30))" office:value-type="date" office:date-value="2030-11-23" calcext:value-type="date">
            <text:p>23.11.2030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2-12-24" calcext:value-type="date">
            <text:p>24.12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676815" calcext:value-type="float">
            <text:p>676815</text:p>
          </table:table-cell>
          <table:table-cell table:formula="of:=DATE(RANDBETWEEN(2018;2028);RANDBETWEEN(1;12);RANDBETWEEN(1;30))" office:value-type="date" office:date-value="2023-05-04" calcext:value-type="date">
            <text:p>4.5.2023</text:p>
          </table:table-cell>
          <table:table-cell table:formula="of:=DATE(RANDBETWEEN(2021;2031);RANDBETWEEN(1;12);RANDBETWEEN(1;30))" office:value-type="date" office:date-value="2024-04-23" calcext:value-type="date">
            <text:p>23.4.2024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0-08-30" calcext:value-type="date">
            <text:p>30.8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151526" calcext:value-type="float">
            <text:p>151526</text:p>
          </table:table-cell>
          <table:table-cell table:formula="of:=DATE(RANDBETWEEN(2018;2028);RANDBETWEEN(1;12);RANDBETWEEN(1;30))" office:value-type="date" office:date-value="2024-03-17" calcext:value-type="date">
            <text:p>17.3.2024</text:p>
          </table:table-cell>
          <table:table-cell table:formula="of:=DATE(RANDBETWEEN(2021;2031);RANDBETWEEN(1;12);RANDBETWEEN(1;30))" office:value-type="date" office:date-value="2031-01-07" calcext:value-type="date">
            <text:p>7.1.2031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5-08-22" calcext:value-type="date">
            <text:p>22.8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240723" calcext:value-type="float">
            <text:p>240723</text:p>
          </table:table-cell>
          <table:table-cell table:formula="of:=DATE(RANDBETWEEN(2018;2028);RANDBETWEEN(1;12);RANDBETWEEN(1;30))" office:value-type="date" office:date-value="2023-12-13" calcext:value-type="date">
            <text:p>13.12.2023</text:p>
          </table:table-cell>
          <table:table-cell table:formula="of:=DATE(RANDBETWEEN(2021;2031);RANDBETWEEN(1;12);RANDBETWEEN(1;30))" office:value-type="date" office:date-value="2030-07-29" calcext:value-type="date">
            <text:p>29.7.2030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2-06-07" calcext:value-type="date">
            <text:p>7.6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904870" calcext:value-type="float">
            <text:p>904870</text:p>
          </table:table-cell>
          <table:table-cell table:formula="of:=DATE(RANDBETWEEN(2018;2028);RANDBETWEEN(1;12);RANDBETWEEN(1;30))" office:value-type="date" office:date-value="2024-08-23" calcext:value-type="date">
            <text:p>23.8.2024</text:p>
          </table:table-cell>
          <table:table-cell table:formula="of:=DATE(RANDBETWEEN(2021;2031);RANDBETWEEN(1;12);RANDBETWEEN(1;30))" office:value-type="date" office:date-value="2023-03-11" calcext:value-type="date">
            <text:p>11.3.2023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2-10-11" calcext:value-type="date">
            <text:p>11.10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980821" calcext:value-type="float">
            <text:p>980821</text:p>
          </table:table-cell>
          <table:table-cell table:formula="of:=DATE(RANDBETWEEN(2018;2028);RANDBETWEEN(1;12);RANDBETWEEN(1;30))" office:value-type="date" office:date-value="2028-09-02" calcext:value-type="date">
            <text:p>2.9.2028</text:p>
          </table:table-cell>
          <table:table-cell table:formula="of:=DATE(RANDBETWEEN(2021;2031);RANDBETWEEN(1;12);RANDBETWEEN(1;30))" office:value-type="date" office:date-value="2021-02-14" calcext:value-type="date">
            <text:p>14.2.2021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5-01-17" calcext:value-type="date">
            <text:p>17.1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208126" calcext:value-type="float">
            <text:p>208126</text:p>
          </table:table-cell>
          <table:table-cell table:formula="of:=DATE(RANDBETWEEN(2018;2028);RANDBETWEEN(1;12);RANDBETWEEN(1;30))" office:value-type="date" office:date-value="2022-05-15" calcext:value-type="date">
            <text:p>15.5.2022</text:p>
          </table:table-cell>
          <table:table-cell table:formula="of:=DATE(RANDBETWEEN(2021;2031);RANDBETWEEN(1;12);RANDBETWEEN(1;30))" office:value-type="date" office:date-value="2030-12-22" calcext:value-type="date">
            <text:p>22.12.2030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4-11-04" calcext:value-type="date">
            <text:p>4.11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541447" calcext:value-type="float">
            <text:p>541447</text:p>
          </table:table-cell>
          <table:table-cell table:formula="of:=DATE(RANDBETWEEN(2018;2028);RANDBETWEEN(1;12);RANDBETWEEN(1;30))" office:value-type="date" office:date-value="2026-08-30" calcext:value-type="date">
            <text:p>30.8.2026</text:p>
          </table:table-cell>
          <table:table-cell table:formula="of:=DATE(RANDBETWEEN(2021;2031);RANDBETWEEN(1;12);RANDBETWEEN(1;30))" office:value-type="date" office:date-value="2022-08-12" calcext:value-type="date">
            <text:p>12.8.2022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5-11-15" calcext:value-type="date">
            <text:p>15.11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480678" calcext:value-type="float">
            <text:p>480678</text:p>
          </table:table-cell>
          <table:table-cell table:formula="of:=DATE(RANDBETWEEN(2018;2028);RANDBETWEEN(1;12);RANDBETWEEN(1;30))" office:value-type="date" office:date-value="2026-11-25" calcext:value-type="date">
            <text:p>25.11.2026</text:p>
          </table:table-cell>
          <table:table-cell table:formula="of:=DATE(RANDBETWEEN(2021;2031);RANDBETWEEN(1;12);RANDBETWEEN(1;30))" office:value-type="date" office:date-value="2024-08-25" calcext:value-type="date">
            <text:p>25.8.2024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2005-10-12" calcext:value-type="date">
            <text:p>12.10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138923" calcext:value-type="float">
            <text:p>138923</text:p>
          </table:table-cell>
          <table:table-cell table:formula="of:=DATE(RANDBETWEEN(2018;2028);RANDBETWEEN(1;12);RANDBETWEEN(1;30))" office:value-type="date" office:date-value="2027-11-17" calcext:value-type="date">
            <text:p>17.11.2027</text:p>
          </table:table-cell>
          <table:table-cell table:formula="of:=DATE(RANDBETWEEN(2021;2031);RANDBETWEEN(1;12);RANDBETWEEN(1;30))" office:value-type="date" office:date-value="2023-12-19" calcext:value-type="date">
            <text:p>19.12.2023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1-06-21" calcext:value-type="date">
            <text:p>21.6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159883" calcext:value-type="float">
            <text:p>159883</text:p>
          </table:table-cell>
          <table:table-cell table:formula="of:=DATE(RANDBETWEEN(2018;2028);RANDBETWEEN(1;12);RANDBETWEEN(1;30))" office:value-type="date" office:date-value="2019-04-04" calcext:value-type="date">
            <text:p>4.4.2019</text:p>
          </table:table-cell>
          <table:table-cell table:formula="of:=DATE(RANDBETWEEN(2021;2031);RANDBETWEEN(1;12);RANDBETWEEN(1;30))" office:value-type="date" office:date-value="2025-02-10" calcext:value-type="date">
            <text:p>10.2.2025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6-12-25" calcext:value-type="date">
            <text:p>25.12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383286" calcext:value-type="float">
            <text:p>383286</text:p>
          </table:table-cell>
          <table:table-cell table:formula="of:=DATE(RANDBETWEEN(2018;2028);RANDBETWEEN(1;12);RANDBETWEEN(1;30))" office:value-type="date" office:date-value="2026-05-20" calcext:value-type="date">
            <text:p>20.5.2026</text:p>
          </table:table-cell>
          <table:table-cell table:formula="of:=DATE(RANDBETWEEN(2021;2031);RANDBETWEEN(1;12);RANDBETWEEN(1;30))" office:value-type="date" office:date-value="2029-09-28" calcext:value-type="date">
            <text:p>28.9.2029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7-11-02" calcext:value-type="date">
            <text:p>2.11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414102" calcext:value-type="float">
            <text:p>414102</text:p>
          </table:table-cell>
          <table:table-cell table:formula="of:=DATE(RANDBETWEEN(2018;2028);RANDBETWEEN(1;12);RANDBETWEEN(1;30))" office:value-type="date" office:date-value="2028-07-18" calcext:value-type="date">
            <text:p>18.7.2028</text:p>
          </table:table-cell>
          <table:table-cell table:formula="of:=DATE(RANDBETWEEN(2021;2031);RANDBETWEEN(1;12);RANDBETWEEN(1;30))" office:value-type="date" office:date-value="2022-09-18" calcext:value-type="date">
            <text:p>18.9.2022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6-08-23" calcext:value-type="date">
            <text:p>23.8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265441" calcext:value-type="float">
            <text:p>265441</text:p>
          </table:table-cell>
          <table:table-cell table:formula="of:=DATE(RANDBETWEEN(2018;2028);RANDBETWEEN(1;12);RANDBETWEEN(1;30))" office:value-type="date" office:date-value="2021-04-23" calcext:value-type="date">
            <text:p>23.4.2021</text:p>
          </table:table-cell>
          <table:table-cell table:formula="of:=DATE(RANDBETWEEN(2021;2031);RANDBETWEEN(1;12);RANDBETWEEN(1;30))" office:value-type="date" office:date-value="2031-02-21" calcext:value-type="date">
            <text:p>21.2.2031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4-09-17" calcext:value-type="date">
            <text:p>17.9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351968" calcext:value-type="float">
            <text:p>351968</text:p>
          </table:table-cell>
          <table:table-cell table:formula="of:=DATE(RANDBETWEEN(2018;2028);RANDBETWEEN(1;12);RANDBETWEEN(1;30))" office:value-type="date" office:date-value="2020-11-25" calcext:value-type="date">
            <text:p>25.11.2020</text:p>
          </table:table-cell>
          <table:table-cell table:formula="of:=DATE(RANDBETWEEN(2021;2031);RANDBETWEEN(1;12);RANDBETWEEN(1;30))" office:value-type="date" office:date-value="2024-02-04" calcext:value-type="date">
            <text:p>4.2.2024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5-01-29" calcext:value-type="date">
            <text:p>29.1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329312" calcext:value-type="float">
            <text:p>329312</text:p>
          </table:table-cell>
          <table:table-cell table:formula="of:=DATE(RANDBETWEEN(2018;2028);RANDBETWEEN(1;12);RANDBETWEEN(1;30))" office:value-type="date" office:date-value="2022-12-21" calcext:value-type="date">
            <text:p>21.12.2022</text:p>
          </table:table-cell>
          <table:table-cell table:formula="of:=DATE(RANDBETWEEN(2021;2031);RANDBETWEEN(1;12);RANDBETWEEN(1;30))" office:value-type="date" office:date-value="2023-08-02" calcext:value-type="date">
            <text:p>2.8.2023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2002-04-04" calcext:value-type="date">
            <text:p>4.4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752137" calcext:value-type="float">
            <text:p>752137</text:p>
          </table:table-cell>
          <table:table-cell table:formula="of:=DATE(RANDBETWEEN(2018;2028);RANDBETWEEN(1;12);RANDBETWEEN(1;30))" office:value-type="date" office:date-value="2028-02-11" calcext:value-type="date">
            <text:p>11.2.2028</text:p>
          </table:table-cell>
          <table:table-cell table:formula="of:=DATE(RANDBETWEEN(2021;2031);RANDBETWEEN(1;12);RANDBETWEEN(1;30))" office:value-type="date" office:date-value="2021-01-23" calcext:value-type="date">
            <text:p>23.1.2021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6-06-19" calcext:value-type="date">
            <text:p>19.6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591129" calcext:value-type="float">
            <text:p>591129</text:p>
          </table:table-cell>
          <table:table-cell table:formula="of:=DATE(RANDBETWEEN(2018;2028);RANDBETWEEN(1;12);RANDBETWEEN(1;30))" office:value-type="date" office:date-value="2021-01-07" calcext:value-type="date">
            <text:p>7.1.2021</text:p>
          </table:table-cell>
          <table:table-cell table:formula="of:=DATE(RANDBETWEEN(2021;2031);RANDBETWEEN(1;12);RANDBETWEEN(1;30))" office:value-type="date" office:date-value="2028-07-23" calcext:value-type="date">
            <text:p>23.7.2028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8-01-16" calcext:value-type="date">
            <text:p>16.1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771472" calcext:value-type="float">
            <text:p>771472</text:p>
          </table:table-cell>
          <table:table-cell table:formula="of:=DATE(RANDBETWEEN(2018;2028);RANDBETWEEN(1;12);RANDBETWEEN(1;30))" office:value-type="date" office:date-value="2021-07-17" calcext:value-type="date">
            <text:p>17.7.2021</text:p>
          </table:table-cell>
          <table:table-cell table:formula="of:=DATE(RANDBETWEEN(2021;2031);RANDBETWEEN(1;12);RANDBETWEEN(1;30))" office:value-type="date" office:date-value="2031-10-13" calcext:value-type="date">
            <text:p>13.10.2031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4-08-28" calcext:value-type="date">
            <text:p>28.8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320165" calcext:value-type="float">
            <text:p>320165</text:p>
          </table:table-cell>
          <table:table-cell table:formula="of:=DATE(RANDBETWEEN(2018;2028);RANDBETWEEN(1;12);RANDBETWEEN(1;30))" office:value-type="date" office:date-value="2019-12-09" calcext:value-type="date">
            <text:p>9.12.2019</text:p>
          </table:table-cell>
          <table:table-cell table:formula="of:=DATE(RANDBETWEEN(2021;2031);RANDBETWEEN(1;12);RANDBETWEEN(1;30))" office:value-type="date" office:date-value="2023-05-10" calcext:value-type="date">
            <text:p>10.5.2023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2-10-27" calcext:value-type="date">
            <text:p>27.10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966440" calcext:value-type="float">
            <text:p>966440</text:p>
          </table:table-cell>
          <table:table-cell table:formula="of:=DATE(RANDBETWEEN(2018;2028);RANDBETWEEN(1;12);RANDBETWEEN(1;30))" office:value-type="date" office:date-value="2027-11-09" calcext:value-type="date">
            <text:p>9.11.2027</text:p>
          </table:table-cell>
          <table:table-cell table:formula="of:=DATE(RANDBETWEEN(2021;2031);RANDBETWEEN(1;12);RANDBETWEEN(1;30))" office:value-type="date" office:date-value="2027-06-19" calcext:value-type="date">
            <text:p>19.6.2027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7-04-13" calcext:value-type="date">
            <text:p>13.4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869240" calcext:value-type="float">
            <text:p>869240</text:p>
          </table:table-cell>
          <table:table-cell table:formula="of:=DATE(RANDBETWEEN(2018;2028);RANDBETWEEN(1;12);RANDBETWEEN(1;30))" office:value-type="date" office:date-value="2024-03-22" calcext:value-type="date">
            <text:p>22.3.2024</text:p>
          </table:table-cell>
          <table:table-cell table:formula="of:=DATE(RANDBETWEEN(2021;2031);RANDBETWEEN(1;12);RANDBETWEEN(1;30))" office:value-type="date" office:date-value="2029-06-08" calcext:value-type="date">
            <text:p>8.6.2029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6-10-23" calcext:value-type="date">
            <text:p>23.10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768999" calcext:value-type="float">
            <text:p>768999</text:p>
          </table:table-cell>
          <table:table-cell table:formula="of:=DATE(RANDBETWEEN(2018;2028);RANDBETWEEN(1;12);RANDBETWEEN(1;30))" office:value-type="date" office:date-value="2019-08-05" calcext:value-type="date">
            <text:p>5.8.2019</text:p>
          </table:table-cell>
          <table:table-cell table:formula="of:=DATE(RANDBETWEEN(2021;2031);RANDBETWEEN(1;12);RANDBETWEEN(1;30))" office:value-type="date" office:date-value="2027-09-26" calcext:value-type="date">
            <text:p>26.9.2027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0-05-01" calcext:value-type="date">
            <text:p>1.5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239701" calcext:value-type="float">
            <text:p>239701</text:p>
          </table:table-cell>
          <table:table-cell table:formula="of:=DATE(RANDBETWEEN(2018;2028);RANDBETWEEN(1;12);RANDBETWEEN(1;30))" office:value-type="date" office:date-value="2027-02-04" calcext:value-type="date">
            <text:p>4.2.2027</text:p>
          </table:table-cell>
          <table:table-cell table:formula="of:=DATE(RANDBETWEEN(2021;2031);RANDBETWEEN(1;12);RANDBETWEEN(1;30))" office:value-type="date" office:date-value="2022-06-01" calcext:value-type="date">
            <text:p>1.6.2022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0-10-29" calcext:value-type="date">
            <text:p>29.10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711533" calcext:value-type="float">
            <text:p>711533</text:p>
          </table:table-cell>
          <table:table-cell table:formula="of:=DATE(RANDBETWEEN(2018;2028);RANDBETWEEN(1;12);RANDBETWEEN(1;30))" office:value-type="date" office:date-value="2018-10-14" calcext:value-type="date">
            <text:p>14.10.2018</text:p>
          </table:table-cell>
          <table:table-cell table:formula="of:=DATE(RANDBETWEEN(2021;2031);RANDBETWEEN(1;12);RANDBETWEEN(1;30))" office:value-type="date" office:date-value="2022-02-09" calcext:value-type="date">
            <text:p>9.2.2022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5-09-11" calcext:value-type="date">
            <text:p>11.9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331753" calcext:value-type="float">
            <text:p>331753</text:p>
          </table:table-cell>
          <table:table-cell table:formula="of:=DATE(RANDBETWEEN(2018;2028);RANDBETWEEN(1;12);RANDBETWEEN(1;30))" office:value-type="date" office:date-value="2025-05-28" calcext:value-type="date">
            <text:p>28.5.2025</text:p>
          </table:table-cell>
          <table:table-cell table:formula="of:=DATE(RANDBETWEEN(2021;2031);RANDBETWEEN(1;12);RANDBETWEEN(1;30))" office:value-type="date" office:date-value="2022-10-01" calcext:value-type="date">
            <text:p>1.10.2022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8-10-30" calcext:value-type="date">
            <text:p>30.10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928221" calcext:value-type="float">
            <text:p>928221</text:p>
          </table:table-cell>
          <table:table-cell table:formula="of:=DATE(RANDBETWEEN(2018;2028);RANDBETWEEN(1;12);RANDBETWEEN(1;30))" office:value-type="date" office:date-value="2026-02-22" calcext:value-type="date">
            <text:p>22.2.2026</text:p>
          </table:table-cell>
          <table:table-cell table:formula="of:=DATE(RANDBETWEEN(2021;2031);RANDBETWEEN(1;12);RANDBETWEEN(1;30))" office:value-type="date" office:date-value="2030-04-16" calcext:value-type="date">
            <text:p>16.4.2030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2000-12-18" calcext:value-type="date">
            <text:p>18.12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810830" calcext:value-type="float">
            <text:p>810830</text:p>
          </table:table-cell>
          <table:table-cell table:formula="of:=DATE(RANDBETWEEN(2018;2028);RANDBETWEEN(1;12);RANDBETWEEN(1;30))" office:value-type="date" office:date-value="2023-12-01" calcext:value-type="date">
            <text:p>1.12.2023</text:p>
          </table:table-cell>
          <table:table-cell table:formula="of:=DATE(RANDBETWEEN(2021;2031);RANDBETWEEN(1;12);RANDBETWEEN(1;30))" office:value-type="date" office:date-value="2023-10-10" calcext:value-type="date">
            <text:p>10.10.2023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2-12-07" calcext:value-type="date">
            <text:p>7.12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842807" calcext:value-type="float">
            <text:p>842807</text:p>
          </table:table-cell>
          <table:table-cell table:formula="of:=DATE(RANDBETWEEN(2018;2028);RANDBETWEEN(1;12);RANDBETWEEN(1;30))" office:value-type="date" office:date-value="2027-12-03" calcext:value-type="date">
            <text:p>3.12.2027</text:p>
          </table:table-cell>
          <table:table-cell table:formula="of:=DATE(RANDBETWEEN(2021;2031);RANDBETWEEN(1;12);RANDBETWEEN(1;30))" office:value-type="date" office:date-value="2024-09-11" calcext:value-type="date">
            <text:p>11.9.2024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3-09-18" calcext:value-type="date">
            <text:p>18.9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130589" calcext:value-type="float">
            <text:p>130589</text:p>
          </table:table-cell>
          <table:table-cell table:formula="of:=DATE(RANDBETWEEN(2018;2028);RANDBETWEEN(1;12);RANDBETWEEN(1;30))" office:value-type="date" office:date-value="2020-06-19" calcext:value-type="date">
            <text:p>19.6.2020</text:p>
          </table:table-cell>
          <table:table-cell table:formula="of:=DATE(RANDBETWEEN(2021;2031);RANDBETWEEN(1;12);RANDBETWEEN(1;30))" office:value-type="date" office:date-value="2025-09-13" calcext:value-type="date">
            <text:p>13.9.2025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7-08-25" calcext:value-type="date">
            <text:p>25.8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771451" calcext:value-type="float">
            <text:p>771451</text:p>
          </table:table-cell>
          <table:table-cell table:formula="of:=DATE(RANDBETWEEN(2018;2028);RANDBETWEEN(1;12);RANDBETWEEN(1;30))" office:value-type="date" office:date-value="2023-04-10" calcext:value-type="date">
            <text:p>10.4.2023</text:p>
          </table:table-cell>
          <table:table-cell table:formula="of:=DATE(RANDBETWEEN(2021;2031);RANDBETWEEN(1;12);RANDBETWEEN(1;30))" office:value-type="date" office:date-value="2031-04-07" calcext:value-type="date">
            <text:p>7.4.2031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4-04-02" calcext:value-type="date">
            <text:p>2.4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191824" calcext:value-type="float">
            <text:p>191824</text:p>
          </table:table-cell>
          <table:table-cell table:formula="of:=DATE(RANDBETWEEN(2018;2028);RANDBETWEEN(1;12);RANDBETWEEN(1;30))" office:value-type="date" office:date-value="2018-10-21" calcext:value-type="date">
            <text:p>21.10.2018</text:p>
          </table:table-cell>
          <table:table-cell table:formula="of:=DATE(RANDBETWEEN(2021;2031);RANDBETWEEN(1;12);RANDBETWEEN(1;30))" office:value-type="date" office:date-value="2030-09-07" calcext:value-type="date">
            <text:p>7.9.2030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5-04-21" calcext:value-type="date">
            <text:p>21.4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648066" calcext:value-type="float">
            <text:p>648066</text:p>
          </table:table-cell>
          <table:table-cell table:formula="of:=DATE(RANDBETWEEN(2018;2028);RANDBETWEEN(1;12);RANDBETWEEN(1;30))" office:value-type="date" office:date-value="2022-03-29" calcext:value-type="date">
            <text:p>29.3.2022</text:p>
          </table:table-cell>
          <table:table-cell table:formula="of:=DATE(RANDBETWEEN(2021;2031);RANDBETWEEN(1;12);RANDBETWEEN(1;30))" office:value-type="date" office:date-value="2025-11-09" calcext:value-type="date">
            <text:p>9.11.2025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4-01-11" calcext:value-type="date">
            <text:p>11.1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352485" calcext:value-type="float">
            <text:p>352485</text:p>
          </table:table-cell>
          <table:table-cell table:formula="of:=DATE(RANDBETWEEN(2018;2028);RANDBETWEEN(1;12);RANDBETWEEN(1;30))" office:value-type="date" office:date-value="2024-12-08" calcext:value-type="date">
            <text:p>8.12.2024</text:p>
          </table:table-cell>
          <table:table-cell table:formula="of:=DATE(RANDBETWEEN(2021;2031);RANDBETWEEN(1;12);RANDBETWEEN(1;30))" office:value-type="date" office:date-value="2024-12-03" calcext:value-type="date">
            <text:p>3.12.2024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5-09-18" calcext:value-type="date">
            <text:p>18.9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373045" calcext:value-type="float">
            <text:p>373045</text:p>
          </table:table-cell>
          <table:table-cell table:formula="of:=DATE(RANDBETWEEN(2018;2028);RANDBETWEEN(1;12);RANDBETWEEN(1;30))" office:value-type="date" office:date-value="2025-08-17" calcext:value-type="date">
            <text:p>17.8.2025</text:p>
          </table:table-cell>
          <table:table-cell table:formula="of:=DATE(RANDBETWEEN(2021;2031);RANDBETWEEN(1;12);RANDBETWEEN(1;30))" office:value-type="date" office:date-value="2031-05-16" calcext:value-type="date">
            <text:p>16.5.2031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6-12-14" calcext:value-type="date">
            <text:p>14.12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490543" calcext:value-type="float">
            <text:p>490543</text:p>
          </table:table-cell>
          <table:table-cell table:formula="of:=DATE(RANDBETWEEN(2018;2028);RANDBETWEEN(1;12);RANDBETWEEN(1;30))" office:value-type="date" office:date-value="2023-06-10" calcext:value-type="date">
            <text:p>10.6.2023</text:p>
          </table:table-cell>
          <table:table-cell table:formula="of:=DATE(RANDBETWEEN(2021;2031);RANDBETWEEN(1;12);RANDBETWEEN(1;30))" office:value-type="date" office:date-value="2024-11-07" calcext:value-type="date">
            <text:p>7.11.2024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5-07-10" calcext:value-type="date">
            <text:p>10.7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503531" calcext:value-type="float">
            <text:p>503531</text:p>
          </table:table-cell>
          <table:table-cell table:formula="of:=DATE(RANDBETWEEN(2018;2028);RANDBETWEEN(1;12);RANDBETWEEN(1;30))" office:value-type="date" office:date-value="2027-01-07" calcext:value-type="date">
            <text:p>7.1.2027</text:p>
          </table:table-cell>
          <table:table-cell table:formula="of:=DATE(RANDBETWEEN(2021;2031);RANDBETWEEN(1;12);RANDBETWEEN(1;30))" office:value-type="date" office:date-value="2022-02-12" calcext:value-type="date">
            <text:p>12.2.2022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5-05-18" calcext:value-type="date">
            <text:p>18.5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584094" calcext:value-type="float">
            <text:p>584094</text:p>
          </table:table-cell>
          <table:table-cell table:formula="of:=DATE(RANDBETWEEN(2018;2028);RANDBETWEEN(1;12);RANDBETWEEN(1;30))" office:value-type="date" office:date-value="2020-06-18" calcext:value-type="date">
            <text:p>18.6.2020</text:p>
          </table:table-cell>
          <table:table-cell table:formula="of:=DATE(RANDBETWEEN(2021;2031);RANDBETWEEN(1;12);RANDBETWEEN(1;30))" office:value-type="date" office:date-value="2030-10-11" calcext:value-type="date">
            <text:p>11.10.2030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6-01-03" calcext:value-type="date">
            <text:p>3.1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853224" calcext:value-type="float">
            <text:p>853224</text:p>
          </table:table-cell>
          <table:table-cell table:formula="of:=DATE(RANDBETWEEN(2018;2028);RANDBETWEEN(1;12);RANDBETWEEN(1;30))" office:value-type="date" office:date-value="2020-01-25" calcext:value-type="date">
            <text:p>25.1.2020</text:p>
          </table:table-cell>
          <table:table-cell table:formula="of:=DATE(RANDBETWEEN(2021;2031);RANDBETWEEN(1;12);RANDBETWEEN(1;30))" office:value-type="date" office:date-value="2031-01-18" calcext:value-type="date">
            <text:p>18.1.2031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2000-04-03" calcext:value-type="date">
            <text:p>3.4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998004" calcext:value-type="float">
            <text:p>998004</text:p>
          </table:table-cell>
          <table:table-cell table:formula="of:=DATE(RANDBETWEEN(2018;2028);RANDBETWEEN(1;12);RANDBETWEEN(1;30))" office:value-type="date" office:date-value="2021-12-20" calcext:value-type="date">
            <text:p>20.12.2021</text:p>
          </table:table-cell>
          <table:table-cell table:formula="of:=DATE(RANDBETWEEN(2021;2031);RANDBETWEEN(1;12);RANDBETWEEN(1;30))" office:value-type="date" office:date-value="2024-12-16" calcext:value-type="date">
            <text:p>16.12.2024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2-03-04" calcext:value-type="date">
            <text:p>4.3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480598" calcext:value-type="float">
            <text:p>480598</text:p>
          </table:table-cell>
          <table:table-cell table:formula="of:=DATE(RANDBETWEEN(2018;2028);RANDBETWEEN(1;12);RANDBETWEEN(1;30))" office:value-type="date" office:date-value="2027-04-07" calcext:value-type="date">
            <text:p>7.4.2027</text:p>
          </table:table-cell>
          <table:table-cell table:formula="of:=DATE(RANDBETWEEN(2021;2031);RANDBETWEEN(1;12);RANDBETWEEN(1;30))" office:value-type="date" office:date-value="2030-08-14" calcext:value-type="date">
            <text:p>14.8.2030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1-01-12" calcext:value-type="date">
            <text:p>12.1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244146" calcext:value-type="float">
            <text:p>244146</text:p>
          </table:table-cell>
          <table:table-cell table:formula="of:=DATE(RANDBETWEEN(2018;2028);RANDBETWEEN(1;12);RANDBETWEEN(1;30))" office:value-type="date" office:date-value="2024-07-23" calcext:value-type="date">
            <text:p>23.7.2024</text:p>
          </table:table-cell>
          <table:table-cell table:formula="of:=DATE(RANDBETWEEN(2021;2031);RANDBETWEEN(1;12);RANDBETWEEN(1;30))" office:value-type="date" office:date-value="2025-08-11" calcext:value-type="date">
            <text:p>11.8.2025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4-04-08" calcext:value-type="date">
            <text:p>8.4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210392" calcext:value-type="float">
            <text:p>210392</text:p>
          </table:table-cell>
          <table:table-cell table:formula="of:=DATE(RANDBETWEEN(2018;2028);RANDBETWEEN(1;12);RANDBETWEEN(1;30))" office:value-type="date" office:date-value="2025-03-27" calcext:value-type="date">
            <text:p>27.3.2025</text:p>
          </table:table-cell>
          <table:table-cell table:formula="of:=DATE(RANDBETWEEN(2021;2031);RANDBETWEEN(1;12);RANDBETWEEN(1;30))" office:value-type="date" office:date-value="2029-06-29" calcext:value-type="date">
            <text:p>29.6.2029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2-12-26" calcext:value-type="date">
            <text:p>26.12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430316" calcext:value-type="float">
            <text:p>430316</text:p>
          </table:table-cell>
          <table:table-cell table:formula="of:=DATE(RANDBETWEEN(2018;2028);RANDBETWEEN(1;12);RANDBETWEEN(1;30))" office:value-type="date" office:date-value="2020-01-27" calcext:value-type="date">
            <text:p>27.1.2020</text:p>
          </table:table-cell>
          <table:table-cell table:formula="of:=DATE(RANDBETWEEN(2021;2031);RANDBETWEEN(1;12);RANDBETWEEN(1;30))" office:value-type="date" office:date-value="2029-06-12" calcext:value-type="date">
            <text:p>12.6.2029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2-07-08" calcext:value-type="date">
            <text:p>8.7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476510" calcext:value-type="float">
            <text:p>476510</text:p>
          </table:table-cell>
          <table:table-cell table:formula="of:=DATE(RANDBETWEEN(2018;2028);RANDBETWEEN(1;12);RANDBETWEEN(1;30))" office:value-type="date" office:date-value="2024-11-25" calcext:value-type="date">
            <text:p>25.11.2024</text:p>
          </table:table-cell>
          <table:table-cell table:formula="of:=DATE(RANDBETWEEN(2021;2031);RANDBETWEEN(1;12);RANDBETWEEN(1;30))" office:value-type="date" office:date-value="2023-02-21" calcext:value-type="date">
            <text:p>21.2.2023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5-11-10" calcext:value-type="date">
            <text:p>10.11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898553" calcext:value-type="float">
            <text:p>898553</text:p>
          </table:table-cell>
          <table:table-cell table:formula="of:=DATE(RANDBETWEEN(2018;2028);RANDBETWEEN(1;12);RANDBETWEEN(1;30))" office:value-type="date" office:date-value="2026-01-20" calcext:value-type="date">
            <text:p>20.1.2026</text:p>
          </table:table-cell>
          <table:table-cell table:formula="of:=DATE(RANDBETWEEN(2021;2031);RANDBETWEEN(1;12);RANDBETWEEN(1;30))" office:value-type="date" office:date-value="2025-03-14" calcext:value-type="date">
            <text:p>14.3.2025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1-08-17" calcext:value-type="date">
            <text:p>17.8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896978" calcext:value-type="float">
            <text:p>896978</text:p>
          </table:table-cell>
          <table:table-cell table:formula="of:=DATE(RANDBETWEEN(2018;2028);RANDBETWEEN(1;12);RANDBETWEEN(1;30))" office:value-type="date" office:date-value="2026-08-13" calcext:value-type="date">
            <text:p>13.8.2026</text:p>
          </table:table-cell>
          <table:table-cell table:formula="of:=DATE(RANDBETWEEN(2021;2031);RANDBETWEEN(1;12);RANDBETWEEN(1;30))" office:value-type="date" office:date-value="2023-10-04" calcext:value-type="date">
            <text:p>4.10.2023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1-02-18" calcext:value-type="date">
            <text:p>18.2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403333" calcext:value-type="float">
            <text:p>403333</text:p>
          </table:table-cell>
          <table:table-cell table:formula="of:=DATE(RANDBETWEEN(2018;2028);RANDBETWEEN(1;12);RANDBETWEEN(1;30))" office:value-type="date" office:date-value="2026-06-03" calcext:value-type="date">
            <text:p>3.6.2026</text:p>
          </table:table-cell>
          <table:table-cell table:formula="of:=DATE(RANDBETWEEN(2021;2031);RANDBETWEEN(1;12);RANDBETWEEN(1;30))" office:value-type="date" office:date-value="2030-12-29" calcext:value-type="date">
            <text:p>29.12.2030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4-12-27" calcext:value-type="date">
            <text:p>27.12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537981" calcext:value-type="float">
            <text:p>537981</text:p>
          </table:table-cell>
          <table:table-cell table:formula="of:=DATE(RANDBETWEEN(2018;2028);RANDBETWEEN(1;12);RANDBETWEEN(1;30))" office:value-type="date" office:date-value="2023-11-26" calcext:value-type="date">
            <text:p>26.11.2023</text:p>
          </table:table-cell>
          <table:table-cell table:formula="of:=DATE(RANDBETWEEN(2021;2031);RANDBETWEEN(1;12);RANDBETWEEN(1;30))" office:value-type="date" office:date-value="2030-06-15" calcext:value-type="date">
            <text:p>15.6.2030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0-11-25" calcext:value-type="date">
            <text:p>25.11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290940" calcext:value-type="float">
            <text:p>290940</text:p>
          </table:table-cell>
          <table:table-cell table:formula="of:=DATE(RANDBETWEEN(2018;2028);RANDBETWEEN(1;12);RANDBETWEEN(1;30))" office:value-type="date" office:date-value="2022-08-12" calcext:value-type="date">
            <text:p>12.8.2022</text:p>
          </table:table-cell>
          <table:table-cell table:formula="of:=DATE(RANDBETWEEN(2021;2031);RANDBETWEEN(1;12);RANDBETWEEN(1;30))" office:value-type="date" office:date-value="2030-05-04" calcext:value-type="date">
            <text:p>4.5.2030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2001-02-04" calcext:value-type="date">
            <text:p>4.2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473708" calcext:value-type="float">
            <text:p>473708</text:p>
          </table:table-cell>
          <table:table-cell table:formula="of:=DATE(RANDBETWEEN(2018;2028);RANDBETWEEN(1;12);RANDBETWEEN(1;30))" office:value-type="date" office:date-value="2026-06-21" calcext:value-type="date">
            <text:p>21.6.2026</text:p>
          </table:table-cell>
          <table:table-cell table:formula="of:=DATE(RANDBETWEEN(2021;2031);RANDBETWEEN(1;12);RANDBETWEEN(1;30))" office:value-type="date" office:date-value="2026-03-22" calcext:value-type="date">
            <text:p>22.3.2026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5-11-13" calcext:value-type="date">
            <text:p>13.11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372404" calcext:value-type="float">
            <text:p>372404</text:p>
          </table:table-cell>
          <table:table-cell table:formula="of:=DATE(RANDBETWEEN(2018;2028);RANDBETWEEN(1;12);RANDBETWEEN(1;30))" office:value-type="date" office:date-value="2018-11-11" calcext:value-type="date">
            <text:p>11.11.2018</text:p>
          </table:table-cell>
          <table:table-cell table:formula="of:=DATE(RANDBETWEEN(2021;2031);RANDBETWEEN(1;12);RANDBETWEEN(1;30))" office:value-type="date" office:date-value="2029-06-01" calcext:value-type="date">
            <text:p>1.6.2029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2-04-13" calcext:value-type="date">
            <text:p>13.4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670404" calcext:value-type="float">
            <text:p>670404</text:p>
          </table:table-cell>
          <table:table-cell table:formula="of:=DATE(RANDBETWEEN(2018;2028);RANDBETWEEN(1;12);RANDBETWEEN(1;30))" office:value-type="date" office:date-value="2019-03-20" calcext:value-type="date">
            <text:p>20.3.2019</text:p>
          </table:table-cell>
          <table:table-cell table:formula="of:=DATE(RANDBETWEEN(2021;2031);RANDBETWEEN(1;12);RANDBETWEEN(1;30))" office:value-type="date" office:date-value="2027-10-22" calcext:value-type="date">
            <text:p>22.10.2027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1-10-01" calcext:value-type="date">
            <text:p>1.10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399778" calcext:value-type="float">
            <text:p>399778</text:p>
          </table:table-cell>
          <table:table-cell table:formula="of:=DATE(RANDBETWEEN(2018;2028);RANDBETWEEN(1;12);RANDBETWEEN(1;30))" office:value-type="date" office:date-value="2020-04-05" calcext:value-type="date">
            <text:p>5.4.2020</text:p>
          </table:table-cell>
          <table:table-cell table:formula="of:=DATE(RANDBETWEEN(2021;2031);RANDBETWEEN(1;12);RANDBETWEEN(1;30))" office:value-type="date" office:date-value="2028-03-01" calcext:value-type="date">
            <text:p>1.3.2028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3-08-24" calcext:value-type="date">
            <text:p>24.8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567652" calcext:value-type="float">
            <text:p>567652</text:p>
          </table:table-cell>
          <table:table-cell table:formula="of:=DATE(RANDBETWEEN(2018;2028);RANDBETWEEN(1;12);RANDBETWEEN(1;30))" office:value-type="date" office:date-value="2020-06-02" calcext:value-type="date">
            <text:p>2.6.2020</text:p>
          </table:table-cell>
          <table:table-cell table:formula="of:=DATE(RANDBETWEEN(2021;2031);RANDBETWEEN(1;12);RANDBETWEEN(1;30))" office:value-type="date" office:date-value="2024-03-03" calcext:value-type="date">
            <text:p>3.3.2024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3-02-10" calcext:value-type="date">
            <text:p>10.2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334153" calcext:value-type="float">
            <text:p>334153</text:p>
          </table:table-cell>
          <table:table-cell table:formula="of:=DATE(RANDBETWEEN(2018;2028);RANDBETWEEN(1;12);RANDBETWEEN(1;30))" office:value-type="date" office:date-value="2022-06-29" calcext:value-type="date">
            <text:p>29.6.2022</text:p>
          </table:table-cell>
          <table:table-cell table:formula="of:=DATE(RANDBETWEEN(2021;2031);RANDBETWEEN(1;12);RANDBETWEEN(1;30))" office:value-type="date" office:date-value="2027-05-06" calcext:value-type="date">
            <text:p>6.5.2027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2-10-18" calcext:value-type="date">
            <text:p>18.10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230931" calcext:value-type="float">
            <text:p>230931</text:p>
          </table:table-cell>
          <table:table-cell table:formula="of:=DATE(RANDBETWEEN(2018;2028);RANDBETWEEN(1;12);RANDBETWEEN(1;30))" office:value-type="date" office:date-value="2028-08-05" calcext:value-type="date">
            <text:p>5.8.2028</text:p>
          </table:table-cell>
          <table:table-cell table:formula="of:=DATE(RANDBETWEEN(2021;2031);RANDBETWEEN(1;12);RANDBETWEEN(1;30))" office:value-type="date" office:date-value="2029-06-27" calcext:value-type="date">
            <text:p>27.6.2029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2003-08-20" calcext:value-type="date">
            <text:p>20.8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236627" calcext:value-type="float">
            <text:p>236627</text:p>
          </table:table-cell>
          <table:table-cell table:formula="of:=DATE(RANDBETWEEN(2018;2028);RANDBETWEEN(1;12);RANDBETWEEN(1;30))" office:value-type="date" office:date-value="2028-12-23" calcext:value-type="date">
            <text:p>23.12.2028</text:p>
          </table:table-cell>
          <table:table-cell table:formula="of:=DATE(RANDBETWEEN(2021;2031);RANDBETWEEN(1;12);RANDBETWEEN(1;30))" office:value-type="date" office:date-value="2028-01-09" calcext:value-type="date">
            <text:p>9.1.2028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1-07-22" calcext:value-type="date">
            <text:p>22.7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186007" calcext:value-type="float">
            <text:p>186007</text:p>
          </table:table-cell>
          <table:table-cell table:formula="of:=DATE(RANDBETWEEN(2018;2028);RANDBETWEEN(1;12);RANDBETWEEN(1;30))" office:value-type="date" office:date-value="2022-07-04" calcext:value-type="date">
            <text:p>4.7.2022</text:p>
          </table:table-cell>
          <table:table-cell table:formula="of:=DATE(RANDBETWEEN(2021;2031);RANDBETWEEN(1;12);RANDBETWEEN(1;30))" office:value-type="date" office:date-value="2026-10-14" calcext:value-type="date">
            <text:p>14.10.2026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2004-01-16" calcext:value-type="date">
            <text:p>16.1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948787" calcext:value-type="float">
            <text:p>948787</text:p>
          </table:table-cell>
          <table:table-cell table:formula="of:=DATE(RANDBETWEEN(2018;2028);RANDBETWEEN(1;12);RANDBETWEEN(1;30))" office:value-type="date" office:date-value="2025-06-06" calcext:value-type="date">
            <text:p>6.6.2025</text:p>
          </table:table-cell>
          <table:table-cell table:formula="of:=DATE(RANDBETWEEN(2021;2031);RANDBETWEEN(1;12);RANDBETWEEN(1;30))" office:value-type="date" office:date-value="2021-06-08" calcext:value-type="date">
            <text:p>8.6.2021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1-12-11" calcext:value-type="date">
            <text:p>11.12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142544" calcext:value-type="float">
            <text:p>142544</text:p>
          </table:table-cell>
          <table:table-cell table:formula="of:=DATE(RANDBETWEEN(2018;2028);RANDBETWEEN(1;12);RANDBETWEEN(1;30))" office:value-type="date" office:date-value="2028-12-07" calcext:value-type="date">
            <text:p>7.12.2028</text:p>
          </table:table-cell>
          <table:table-cell table:formula="of:=DATE(RANDBETWEEN(2021;2031);RANDBETWEEN(1;12);RANDBETWEEN(1;30))" office:value-type="date" office:date-value="2029-05-01" calcext:value-type="date">
            <text:p>1.5.2029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0-09-24" calcext:value-type="date">
            <text:p>24.9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216375" calcext:value-type="float">
            <text:p>216375</text:p>
          </table:table-cell>
          <table:table-cell table:formula="of:=DATE(RANDBETWEEN(2018;2028);RANDBETWEEN(1;12);RANDBETWEEN(1;30))" office:value-type="date" office:date-value="2021-11-30" calcext:value-type="date">
            <text:p>30.11.2021</text:p>
          </table:table-cell>
          <table:table-cell table:formula="of:=DATE(RANDBETWEEN(2021;2031);RANDBETWEEN(1;12);RANDBETWEEN(1;30))" office:value-type="date" office:date-value="2025-01-26" calcext:value-type="date">
            <text:p>26.1.2025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4-11-18" calcext:value-type="date">
            <text:p>18.11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191294" calcext:value-type="float">
            <text:p>191294</text:p>
          </table:table-cell>
          <table:table-cell table:formula="of:=DATE(RANDBETWEEN(2018;2028);RANDBETWEEN(1;12);RANDBETWEEN(1;30))" office:value-type="date" office:date-value="2018-11-27" calcext:value-type="date">
            <text:p>27.11.2018</text:p>
          </table:table-cell>
          <table:table-cell table:formula="of:=DATE(RANDBETWEEN(2021;2031);RANDBETWEEN(1;12);RANDBETWEEN(1;30))" office:value-type="date" office:date-value="2030-01-17" calcext:value-type="date">
            <text:p>17.1.2030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3-05-05" calcext:value-type="date">
            <text:p>5.5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533464" calcext:value-type="float">
            <text:p>533464</text:p>
          </table:table-cell>
          <table:table-cell table:formula="of:=DATE(RANDBETWEEN(2018;2028);RANDBETWEEN(1;12);RANDBETWEEN(1;30))" office:value-type="date" office:date-value="2018-11-30" calcext:value-type="date">
            <text:p>30.11.2018</text:p>
          </table:table-cell>
          <table:table-cell table:formula="of:=DATE(RANDBETWEEN(2021;2031);RANDBETWEEN(1;12);RANDBETWEEN(1;30))" office:value-type="date" office:date-value="2023-07-01" calcext:value-type="date">
            <text:p>1.7.2023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5-06-17" calcext:value-type="date">
            <text:p>17.6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490996" calcext:value-type="float">
            <text:p>490996</text:p>
          </table:table-cell>
          <table:table-cell table:formula="of:=DATE(RANDBETWEEN(2018;2028);RANDBETWEEN(1;12);RANDBETWEEN(1;30))" office:value-type="date" office:date-value="2021-07-24" calcext:value-type="date">
            <text:p>24.7.2021</text:p>
          </table:table-cell>
          <table:table-cell table:formula="of:=DATE(RANDBETWEEN(2021;2031);RANDBETWEEN(1;12);RANDBETWEEN(1;30))" office:value-type="date" office:date-value="2027-04-30" calcext:value-type="date">
            <text:p>30.4.2027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4-07-14" calcext:value-type="date">
            <text:p>14.7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568970" calcext:value-type="float">
            <text:p>568970</text:p>
          </table:table-cell>
          <table:table-cell table:formula="of:=DATE(RANDBETWEEN(2018;2028);RANDBETWEEN(1;12);RANDBETWEEN(1;30))" office:value-type="date" office:date-value="2028-03-12" calcext:value-type="date">
            <text:p>12.3.2028</text:p>
          </table:table-cell>
          <table:table-cell table:formula="of:=DATE(RANDBETWEEN(2021;2031);RANDBETWEEN(1;12);RANDBETWEEN(1;30))" office:value-type="date" office:date-value="2031-09-23" calcext:value-type="date">
            <text:p>23.9.2031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2005-04-06" calcext:value-type="date">
            <text:p>6.4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947602" calcext:value-type="float">
            <text:p>947602</text:p>
          </table:table-cell>
          <table:table-cell table:formula="of:=DATE(RANDBETWEEN(2018;2028);RANDBETWEEN(1;12);RANDBETWEEN(1;30))" office:value-type="date" office:date-value="2018-08-30" calcext:value-type="date">
            <text:p>30.8.2018</text:p>
          </table:table-cell>
          <table:table-cell table:formula="of:=DATE(RANDBETWEEN(2021;2031);RANDBETWEEN(1;12);RANDBETWEEN(1;30))" office:value-type="date" office:date-value="2026-11-08" calcext:value-type="date">
            <text:p>8.11.2026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4-10-20" calcext:value-type="date">
            <text:p>20.10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373494" calcext:value-type="float">
            <text:p>373494</text:p>
          </table:table-cell>
          <table:table-cell table:formula="of:=DATE(RANDBETWEEN(2018;2028);RANDBETWEEN(1;12);RANDBETWEEN(1;30))" office:value-type="date" office:date-value="2025-09-20" calcext:value-type="date">
            <text:p>20.9.2025</text:p>
          </table:table-cell>
          <table:table-cell table:formula="of:=DATE(RANDBETWEEN(2021;2031);RANDBETWEEN(1;12);RANDBETWEEN(1;30))" office:value-type="date" office:date-value="2021-09-17" calcext:value-type="date">
            <text:p>17.9.2021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4-09-23" calcext:value-type="date">
            <text:p>23.9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962493" calcext:value-type="float">
            <text:p>962493</text:p>
          </table:table-cell>
          <table:table-cell table:formula="of:=DATE(RANDBETWEEN(2018;2028);RANDBETWEEN(1;12);RANDBETWEEN(1;30))" office:value-type="date" office:date-value="2021-08-27" calcext:value-type="date">
            <text:p>27.8.2021</text:p>
          </table:table-cell>
          <table:table-cell table:formula="of:=DATE(RANDBETWEEN(2021;2031);RANDBETWEEN(1;12);RANDBETWEEN(1;30))" office:value-type="date" office:date-value="2029-12-11" calcext:value-type="date">
            <text:p>11.12.2029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2004-04-06" calcext:value-type="date">
            <text:p>6.4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888040" calcext:value-type="float">
            <text:p>888040</text:p>
          </table:table-cell>
          <table:table-cell table:formula="of:=DATE(RANDBETWEEN(2018;2028);RANDBETWEEN(1;12);RANDBETWEEN(1;30))" office:value-type="date" office:date-value="2021-03-15" calcext:value-type="date">
            <text:p>15.3.2021</text:p>
          </table:table-cell>
          <table:table-cell table:formula="of:=DATE(RANDBETWEEN(2021;2031);RANDBETWEEN(1;12);RANDBETWEEN(1;30))" office:value-type="date" office:date-value="2021-01-12" calcext:value-type="date">
            <text:p>12.1.2021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6-05-02" calcext:value-type="date">
            <text:p>2.5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908384" calcext:value-type="float">
            <text:p>908384</text:p>
          </table:table-cell>
          <table:table-cell table:formula="of:=DATE(RANDBETWEEN(2018;2028);RANDBETWEEN(1;12);RANDBETWEEN(1;30))" office:value-type="date" office:date-value="2028-09-27" calcext:value-type="date">
            <text:p>27.9.2028</text:p>
          </table:table-cell>
          <table:table-cell table:formula="of:=DATE(RANDBETWEEN(2021;2031);RANDBETWEEN(1;12);RANDBETWEEN(1;30))" office:value-type="date" office:date-value="2031-11-20" calcext:value-type="date">
            <text:p>20.11.2031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8-02-22" calcext:value-type="date">
            <text:p>22.2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125595" calcext:value-type="float">
            <text:p>125595</text:p>
          </table:table-cell>
          <table:table-cell table:formula="of:=DATE(RANDBETWEEN(2018;2028);RANDBETWEEN(1;12);RANDBETWEEN(1;30))" office:value-type="date" office:date-value="2020-06-22" calcext:value-type="date">
            <text:p>22.6.2020</text:p>
          </table:table-cell>
          <table:table-cell table:formula="of:=DATE(RANDBETWEEN(2021;2031);RANDBETWEEN(1;12);RANDBETWEEN(1;30))" office:value-type="date" office:date-value="2027-07-02" calcext:value-type="date">
            <text:p>2.7.2027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5-09-11" calcext:value-type="date">
            <text:p>11.9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923971" calcext:value-type="float">
            <text:p>923971</text:p>
          </table:table-cell>
          <table:table-cell table:formula="of:=DATE(RANDBETWEEN(2018;2028);RANDBETWEEN(1;12);RANDBETWEEN(1;30))" office:value-type="date" office:date-value="2023-03-27" calcext:value-type="date">
            <text:p>27.3.2023</text:p>
          </table:table-cell>
          <table:table-cell table:formula="of:=DATE(RANDBETWEEN(2021;2031);RANDBETWEEN(1;12);RANDBETWEEN(1;30))" office:value-type="date" office:date-value="2023-09-25" calcext:value-type="date">
            <text:p>25.9.2023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5-01-23" calcext:value-type="date">
            <text:p>23.1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987757" calcext:value-type="float">
            <text:p>987757</text:p>
          </table:table-cell>
          <table:table-cell table:formula="of:=DATE(RANDBETWEEN(2018;2028);RANDBETWEEN(1;12);RANDBETWEEN(1;30))" office:value-type="date" office:date-value="2027-09-21" calcext:value-type="date">
            <text:p>21.9.2027</text:p>
          </table:table-cell>
          <table:table-cell table:formula="of:=DATE(RANDBETWEEN(2021;2031);RANDBETWEEN(1;12);RANDBETWEEN(1;30))" office:value-type="date" office:date-value="2031-11-30" calcext:value-type="date">
            <text:p>30.11.2031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3-05-09" calcext:value-type="date">
            <text:p>9.5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258711" calcext:value-type="float">
            <text:p>258711</text:p>
          </table:table-cell>
          <table:table-cell table:formula="of:=DATE(RANDBETWEEN(2018;2028);RANDBETWEEN(1;12);RANDBETWEEN(1;30))" office:value-type="date" office:date-value="2026-12-25" calcext:value-type="date">
            <text:p>25.12.2026</text:p>
          </table:table-cell>
          <table:table-cell table:formula="of:=DATE(RANDBETWEEN(2021;2031);RANDBETWEEN(1;12);RANDBETWEEN(1;30))" office:value-type="date" office:date-value="2029-06-10" calcext:value-type="date">
            <text:p>10.6.2029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4-12-15" calcext:value-type="date">
            <text:p>15.12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681401" calcext:value-type="float">
            <text:p>681401</text:p>
          </table:table-cell>
          <table:table-cell table:formula="of:=DATE(RANDBETWEEN(2018;2028);RANDBETWEEN(1;12);RANDBETWEEN(1;30))" office:value-type="date" office:date-value="2022-11-30" calcext:value-type="date">
            <text:p>30.11.2022</text:p>
          </table:table-cell>
          <table:table-cell table:formula="of:=DATE(RANDBETWEEN(2021;2031);RANDBETWEEN(1;12);RANDBETWEEN(1;30))" office:value-type="date" office:date-value="2030-06-24" calcext:value-type="date">
            <text:p>24.6.2030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0-01-10" calcext:value-type="date">
            <text:p>10.1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728205" calcext:value-type="float">
            <text:p>728205</text:p>
          </table:table-cell>
          <table:table-cell table:formula="of:=DATE(RANDBETWEEN(2018;2028);RANDBETWEEN(1;12);RANDBETWEEN(1;30))" office:value-type="date" office:date-value="2026-07-05" calcext:value-type="date">
            <text:p>5.7.2026</text:p>
          </table:table-cell>
          <table:table-cell table:formula="of:=DATE(RANDBETWEEN(2021;2031);RANDBETWEEN(1;12);RANDBETWEEN(1;30))" office:value-type="date" office:date-value="2023-12-12" calcext:value-type="date">
            <text:p>12.12.2023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0-12-06" calcext:value-type="date">
            <text:p>6.12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151664" calcext:value-type="float">
            <text:p>151664</text:p>
          </table:table-cell>
          <table:table-cell table:formula="of:=DATE(RANDBETWEEN(2018;2028);RANDBETWEEN(1;12);RANDBETWEEN(1;30))" office:value-type="date" office:date-value="2022-11-24" calcext:value-type="date">
            <text:p>24.11.2022</text:p>
          </table:table-cell>
          <table:table-cell table:formula="of:=DATE(RANDBETWEEN(2021;2031);RANDBETWEEN(1;12);RANDBETWEEN(1;30))" office:value-type="date" office:date-value="2025-07-10" calcext:value-type="date">
            <text:p>10.7.2025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6-02-25" calcext:value-type="date">
            <text:p>25.2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188783" calcext:value-type="float">
            <text:p>188783</text:p>
          </table:table-cell>
          <table:table-cell table:formula="of:=DATE(RANDBETWEEN(2018;2028);RANDBETWEEN(1;12);RANDBETWEEN(1;30))" office:value-type="date" office:date-value="2019-02-24" calcext:value-type="date">
            <text:p>24.2.2019</text:p>
          </table:table-cell>
          <table:table-cell table:formula="of:=DATE(RANDBETWEEN(2021;2031);RANDBETWEEN(1;12);RANDBETWEEN(1;30))" office:value-type="date" office:date-value="2027-04-23" calcext:value-type="date">
            <text:p>23.4.2027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2002-09-24" calcext:value-type="date">
            <text:p>24.9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804626" calcext:value-type="float">
            <text:p>804626</text:p>
          </table:table-cell>
          <table:table-cell table:formula="of:=DATE(RANDBETWEEN(2018;2028);RANDBETWEEN(1;12);RANDBETWEEN(1;30))" office:value-type="date" office:date-value="2022-05-07" calcext:value-type="date">
            <text:p>7.5.2022</text:p>
          </table:table-cell>
          <table:table-cell table:formula="of:=DATE(RANDBETWEEN(2021;2031);RANDBETWEEN(1;12);RANDBETWEEN(1;30))" office:value-type="date" office:date-value="2029-10-16" calcext:value-type="date">
            <text:p>16.10.2029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5-07-25" calcext:value-type="date">
            <text:p>25.7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126930" calcext:value-type="float">
            <text:p>126930</text:p>
          </table:table-cell>
          <table:table-cell table:formula="of:=DATE(RANDBETWEEN(2018;2028);RANDBETWEEN(1;12);RANDBETWEEN(1;30))" office:value-type="date" office:date-value="2026-12-11" calcext:value-type="date">
            <text:p>11.12.2026</text:p>
          </table:table-cell>
          <table:table-cell table:formula="of:=DATE(RANDBETWEEN(2021;2031);RANDBETWEEN(1;12);RANDBETWEEN(1;30))" office:value-type="date" office:date-value="2022-08-01" calcext:value-type="date">
            <text:p>1.8.2022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1-10-11" calcext:value-type="date">
            <text:p>11.10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675608" calcext:value-type="float">
            <text:p>675608</text:p>
          </table:table-cell>
          <table:table-cell table:formula="of:=DATE(RANDBETWEEN(2018;2028);RANDBETWEEN(1;12);RANDBETWEEN(1;30))" office:value-type="date" office:date-value="2026-02-03" calcext:value-type="date">
            <text:p>3.2.2026</text:p>
          </table:table-cell>
          <table:table-cell table:formula="of:=DATE(RANDBETWEEN(2021;2031);RANDBETWEEN(1;12);RANDBETWEEN(1;30))" office:value-type="date" office:date-value="2030-06-07" calcext:value-type="date">
            <text:p>7.6.2030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4-02-01" calcext:value-type="date">
            <text:p>1.2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519121" calcext:value-type="float">
            <text:p>519121</text:p>
          </table:table-cell>
          <table:table-cell table:formula="of:=DATE(RANDBETWEEN(2018;2028);RANDBETWEEN(1;12);RANDBETWEEN(1;30))" office:value-type="date" office:date-value="2028-09-08" calcext:value-type="date">
            <text:p>8.9.2028</text:p>
          </table:table-cell>
          <table:table-cell table:formula="of:=DATE(RANDBETWEEN(2021;2031);RANDBETWEEN(1;12);RANDBETWEEN(1;30))" office:value-type="date" office:date-value="2031-02-20" calcext:value-type="date">
            <text:p>20.2.2031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2003-01-02" calcext:value-type="date">
            <text:p>2.1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884938" calcext:value-type="float">
            <text:p>884938</text:p>
          </table:table-cell>
          <table:table-cell table:formula="of:=DATE(RANDBETWEEN(2018;2028);RANDBETWEEN(1;12);RANDBETWEEN(1;30))" office:value-type="date" office:date-value="2026-03-25" calcext:value-type="date">
            <text:p>25.3.2026</text:p>
          </table:table-cell>
          <table:table-cell table:formula="of:=DATE(RANDBETWEEN(2021;2031);RANDBETWEEN(1;12);RANDBETWEEN(1;30))" office:value-type="date" office:date-value="2028-10-27" calcext:value-type="date">
            <text:p>27.10.2028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1-05-16" calcext:value-type="date">
            <text:p>16.5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896678" calcext:value-type="float">
            <text:p>896678</text:p>
          </table:table-cell>
          <table:table-cell table:formula="of:=DATE(RANDBETWEEN(2018;2028);RANDBETWEEN(1;12);RANDBETWEEN(1;30))" office:value-type="date" office:date-value="2025-07-14" calcext:value-type="date">
            <text:p>14.7.2025</text:p>
          </table:table-cell>
          <table:table-cell table:formula="of:=DATE(RANDBETWEEN(2021;2031);RANDBETWEEN(1;12);RANDBETWEEN(1;30))" office:value-type="date" office:date-value="2024-09-06" calcext:value-type="date">
            <text:p>6.9.2024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2004-04-05" calcext:value-type="date">
            <text:p>5.4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537493" calcext:value-type="float">
            <text:p>537493</text:p>
          </table:table-cell>
          <table:table-cell table:formula="of:=DATE(RANDBETWEEN(2018;2028);RANDBETWEEN(1;12);RANDBETWEEN(1;30))" office:value-type="date" office:date-value="2027-07-20" calcext:value-type="date">
            <text:p>20.7.2027</text:p>
          </table:table-cell>
          <table:table-cell table:formula="of:=DATE(RANDBETWEEN(2021;2031);RANDBETWEEN(1;12);RANDBETWEEN(1;30))" office:value-type="date" office:date-value="2030-10-29" calcext:value-type="date">
            <text:p>29.10.2030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0-11-15" calcext:value-type="date">
            <text:p>15.11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523958" calcext:value-type="float">
            <text:p>523958</text:p>
          </table:table-cell>
          <table:table-cell table:formula="of:=DATE(RANDBETWEEN(2018;2028);RANDBETWEEN(1;12);RANDBETWEEN(1;30))" office:value-type="date" office:date-value="2020-08-05" calcext:value-type="date">
            <text:p>5.8.2020</text:p>
          </table:table-cell>
          <table:table-cell table:formula="of:=DATE(RANDBETWEEN(2021;2031);RANDBETWEEN(1;12);RANDBETWEEN(1;30))" office:value-type="date" office:date-value="2030-03-09" calcext:value-type="date">
            <text:p>9.3.2030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5-07-20" calcext:value-type="date">
            <text:p>20.7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184937" calcext:value-type="float">
            <text:p>184937</text:p>
          </table:table-cell>
          <table:table-cell table:formula="of:=DATE(RANDBETWEEN(2018;2028);RANDBETWEEN(1;12);RANDBETWEEN(1;30))" office:value-type="date" office:date-value="2023-09-19" calcext:value-type="date">
            <text:p>19.9.2023</text:p>
          </table:table-cell>
          <table:table-cell table:formula="of:=DATE(RANDBETWEEN(2021;2031);RANDBETWEEN(1;12);RANDBETWEEN(1;30))" office:value-type="date" office:date-value="2030-05-03" calcext:value-type="date">
            <text:p>3.5.2030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5-06-29" calcext:value-type="date">
            <text:p>29.6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684599" calcext:value-type="float">
            <text:p>684599</text:p>
          </table:table-cell>
          <table:table-cell table:formula="of:=DATE(RANDBETWEEN(2018;2028);RANDBETWEEN(1;12);RANDBETWEEN(1;30))" office:value-type="date" office:date-value="2019-01-28" calcext:value-type="date">
            <text:p>28.1.2019</text:p>
          </table:table-cell>
          <table:table-cell table:formula="of:=DATE(RANDBETWEEN(2021;2031);RANDBETWEEN(1;12);RANDBETWEEN(1;30))" office:value-type="date" office:date-value="2029-12-28" calcext:value-type="date">
            <text:p>28.12.2029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6-06-27" calcext:value-type="date">
            <text:p>27.6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974916" calcext:value-type="float">
            <text:p>974916</text:p>
          </table:table-cell>
          <table:table-cell table:formula="of:=DATE(RANDBETWEEN(2018;2028);RANDBETWEEN(1;12);RANDBETWEEN(1;30))" office:value-type="date" office:date-value="2022-11-20" calcext:value-type="date">
            <text:p>20.11.2022</text:p>
          </table:table-cell>
          <table:table-cell table:formula="of:=DATE(RANDBETWEEN(2021;2031);RANDBETWEEN(1;12);RANDBETWEEN(1;30))" office:value-type="date" office:date-value="2027-07-25" calcext:value-type="date">
            <text:p>25.7.2027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3-01-03" calcext:value-type="date">
            <text:p>3.1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861932" calcext:value-type="float">
            <text:p>861932</text:p>
          </table:table-cell>
          <table:table-cell table:formula="of:=DATE(RANDBETWEEN(2018;2028);RANDBETWEEN(1;12);RANDBETWEEN(1;30))" office:value-type="date" office:date-value="2028-03-22" calcext:value-type="date">
            <text:p>22.3.2028</text:p>
          </table:table-cell>
          <table:table-cell table:formula="of:=DATE(RANDBETWEEN(2021;2031);RANDBETWEEN(1;12);RANDBETWEEN(1;30))" office:value-type="date" office:date-value="2022-01-16" calcext:value-type="date">
            <text:p>16.1.2022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2004-03-05" calcext:value-type="date">
            <text:p>5.3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224825" calcext:value-type="float">
            <text:p>224825</text:p>
          </table:table-cell>
          <table:table-cell table:formula="of:=DATE(RANDBETWEEN(2018;2028);RANDBETWEEN(1;12);RANDBETWEEN(1;30))" office:value-type="date" office:date-value="2021-03-13" calcext:value-type="date">
            <text:p>13.3.2021</text:p>
          </table:table-cell>
          <table:table-cell table:formula="of:=DATE(RANDBETWEEN(2021;2031);RANDBETWEEN(1;12);RANDBETWEEN(1;30))" office:value-type="date" office:date-value="2024-12-23" calcext:value-type="date">
            <text:p>23.12.2024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3-12-21" calcext:value-type="date">
            <text:p>21.12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550942" calcext:value-type="float">
            <text:p>550942</text:p>
          </table:table-cell>
          <table:table-cell table:formula="of:=DATE(RANDBETWEEN(2018;2028);RANDBETWEEN(1;12);RANDBETWEEN(1;30))" office:value-type="date" office:date-value="2022-02-28" calcext:value-type="date">
            <text:p>28.2.2022</text:p>
          </table:table-cell>
          <table:table-cell table:formula="of:=DATE(RANDBETWEEN(2021;2031);RANDBETWEEN(1;12);RANDBETWEEN(1;30))" office:value-type="date" office:date-value="2024-02-21" calcext:value-type="date">
            <text:p>21.2.2024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5-02-12" calcext:value-type="date">
            <text:p>12.2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648475" calcext:value-type="float">
            <text:p>648475</text:p>
          </table:table-cell>
          <table:table-cell table:formula="of:=DATE(RANDBETWEEN(2018;2028);RANDBETWEEN(1;12);RANDBETWEEN(1;30))" office:value-type="date" office:date-value="2024-04-27" calcext:value-type="date">
            <text:p>27.4.2024</text:p>
          </table:table-cell>
          <table:table-cell table:formula="of:=DATE(RANDBETWEEN(2021;2031);RANDBETWEEN(1;12);RANDBETWEEN(1;30))" office:value-type="date" office:date-value="2025-05-12" calcext:value-type="date">
            <text:p>12.5.2025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3-11-21" calcext:value-type="date">
            <text:p>21.11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520341" calcext:value-type="float">
            <text:p>520341</text:p>
          </table:table-cell>
          <table:table-cell table:formula="of:=DATE(RANDBETWEEN(2018;2028);RANDBETWEEN(1;12);RANDBETWEEN(1;30))" office:value-type="date" office:date-value="2024-01-12" calcext:value-type="date">
            <text:p>12.1.2024</text:p>
          </table:table-cell>
          <table:table-cell table:formula="of:=DATE(RANDBETWEEN(2021;2031);RANDBETWEEN(1;12);RANDBETWEEN(1;30))" office:value-type="date" office:date-value="2027-11-10" calcext:value-type="date">
            <text:p>10.11.2027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4-02-20" calcext:value-type="date">
            <text:p>20.2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149667" calcext:value-type="float">
            <text:p>149667</text:p>
          </table:table-cell>
          <table:table-cell table:formula="of:=DATE(RANDBETWEEN(2018;2028);RANDBETWEEN(1;12);RANDBETWEEN(1;30))" office:value-type="date" office:date-value="2027-01-02" calcext:value-type="date">
            <text:p>2.1.2027</text:p>
          </table:table-cell>
          <table:table-cell table:formula="of:=DATE(RANDBETWEEN(2021;2031);RANDBETWEEN(1;12);RANDBETWEEN(1;30))" office:value-type="date" office:date-value="2031-05-28" calcext:value-type="date">
            <text:p>28.5.2031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0-07-15" calcext:value-type="date">
            <text:p>15.7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865018" calcext:value-type="float">
            <text:p>865018</text:p>
          </table:table-cell>
          <table:table-cell table:formula="of:=DATE(RANDBETWEEN(2018;2028);RANDBETWEEN(1;12);RANDBETWEEN(1;30))" office:value-type="date" office:date-value="2023-03-06" calcext:value-type="date">
            <text:p>6.3.2023</text:p>
          </table:table-cell>
          <table:table-cell table:formula="of:=DATE(RANDBETWEEN(2021;2031);RANDBETWEEN(1;12);RANDBETWEEN(1;30))" office:value-type="date" office:date-value="2021-07-07" calcext:value-type="date">
            <text:p>7.7.2021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2-12-27" calcext:value-type="date">
            <text:p>27.12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204606" calcext:value-type="float">
            <text:p>204606</text:p>
          </table:table-cell>
          <table:table-cell table:formula="of:=DATE(RANDBETWEEN(2018;2028);RANDBETWEEN(1;12);RANDBETWEEN(1;30))" office:value-type="date" office:date-value="2021-01-26" calcext:value-type="date">
            <text:p>26.1.2021</text:p>
          </table:table-cell>
          <table:table-cell table:formula="of:=DATE(RANDBETWEEN(2021;2031);RANDBETWEEN(1;12);RANDBETWEEN(1;30))" office:value-type="date" office:date-value="2025-05-05" calcext:value-type="date">
            <text:p>5.5.2025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2-04-22" calcext:value-type="date">
            <text:p>22.4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545660" calcext:value-type="float">
            <text:p>545660</text:p>
          </table:table-cell>
          <table:table-cell table:formula="of:=DATE(RANDBETWEEN(2018;2028);RANDBETWEEN(1;12);RANDBETWEEN(1;30))" office:value-type="date" office:date-value="2025-07-14" calcext:value-type="date">
            <text:p>14.7.2025</text:p>
          </table:table-cell>
          <table:table-cell table:formula="of:=DATE(RANDBETWEEN(2021;2031);RANDBETWEEN(1;12);RANDBETWEEN(1;30))" office:value-type="date" office:date-value="2031-02-02" calcext:value-type="date">
            <text:p>2.2.2031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8-08-10" calcext:value-type="date">
            <text:p>10.8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688450" calcext:value-type="float">
            <text:p>688450</text:p>
          </table:table-cell>
          <table:table-cell table:formula="of:=DATE(RANDBETWEEN(2018;2028);RANDBETWEEN(1;12);RANDBETWEEN(1;30))" office:value-type="date" office:date-value="2018-11-07" calcext:value-type="date">
            <text:p>7.11.2018</text:p>
          </table:table-cell>
          <table:table-cell table:formula="of:=DATE(RANDBETWEEN(2021;2031);RANDBETWEEN(1;12);RANDBETWEEN(1;30))" office:value-type="date" office:date-value="2029-04-19" calcext:value-type="date">
            <text:p>19.4.2029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1-09-20" calcext:value-type="date">
            <text:p>20.9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125471" calcext:value-type="float">
            <text:p>125471</text:p>
          </table:table-cell>
          <table:table-cell table:formula="of:=DATE(RANDBETWEEN(2018;2028);RANDBETWEEN(1;12);RANDBETWEEN(1;30))" office:value-type="date" office:date-value="2025-11-29" calcext:value-type="date">
            <text:p>29.11.2025</text:p>
          </table:table-cell>
          <table:table-cell table:formula="of:=DATE(RANDBETWEEN(2021;2031);RANDBETWEEN(1;12);RANDBETWEEN(1;30))" office:value-type="date" office:date-value="2024-10-18" calcext:value-type="date">
            <text:p>18.10.2024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2-12-11" calcext:value-type="date">
            <text:p>11.12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604138" calcext:value-type="float">
            <text:p>604138</text:p>
          </table:table-cell>
          <table:table-cell table:formula="of:=DATE(RANDBETWEEN(2018;2028);RANDBETWEEN(1;12);RANDBETWEEN(1;30))" office:value-type="date" office:date-value="2025-12-06" calcext:value-type="date">
            <text:p>6.12.2025</text:p>
          </table:table-cell>
          <table:table-cell table:formula="of:=DATE(RANDBETWEEN(2021;2031);RANDBETWEEN(1;12);RANDBETWEEN(1;30))" office:value-type="date" office:date-value="2029-12-09" calcext:value-type="date">
            <text:p>9.12.2029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0-03-19" calcext:value-type="date">
            <text:p>19.3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351014" calcext:value-type="float">
            <text:p>351014</text:p>
          </table:table-cell>
          <table:table-cell table:formula="of:=DATE(RANDBETWEEN(2018;2028);RANDBETWEEN(1;12);RANDBETWEEN(1;30))" office:value-type="date" office:date-value="2019-08-21" calcext:value-type="date">
            <text:p>21.8.2019</text:p>
          </table:table-cell>
          <table:table-cell table:formula="of:=DATE(RANDBETWEEN(2021;2031);RANDBETWEEN(1;12);RANDBETWEEN(1;30))" office:value-type="date" office:date-value="2025-06-11" calcext:value-type="date">
            <text:p>11.6.2025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4-10-09" calcext:value-type="date">
            <text:p>9.10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670342" calcext:value-type="float">
            <text:p>670342</text:p>
          </table:table-cell>
          <table:table-cell table:formula="of:=DATE(RANDBETWEEN(2018;2028);RANDBETWEEN(1;12);RANDBETWEEN(1;30))" office:value-type="date" office:date-value="2022-05-08" calcext:value-type="date">
            <text:p>8.5.2022</text:p>
          </table:table-cell>
          <table:table-cell table:formula="of:=DATE(RANDBETWEEN(2021;2031);RANDBETWEEN(1;12);RANDBETWEEN(1;30))" office:value-type="date" office:date-value="2021-09-21" calcext:value-type="date">
            <text:p>21.9.2021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2-10-28" calcext:value-type="date">
            <text:p>28.10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807214" calcext:value-type="float">
            <text:p>807214</text:p>
          </table:table-cell>
          <table:table-cell table:formula="of:=DATE(RANDBETWEEN(2018;2028);RANDBETWEEN(1;12);RANDBETWEEN(1;30))" office:value-type="date" office:date-value="2021-05-05" calcext:value-type="date">
            <text:p>5.5.2021</text:p>
          </table:table-cell>
          <table:table-cell table:formula="of:=DATE(RANDBETWEEN(2021;2031);RANDBETWEEN(1;12);RANDBETWEEN(1;30))" office:value-type="date" office:date-value="2026-11-18" calcext:value-type="date">
            <text:p>18.11.2026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0-06-18" calcext:value-type="date">
            <text:p>18.6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443411" calcext:value-type="float">
            <text:p>443411</text:p>
          </table:table-cell>
          <table:table-cell table:formula="of:=DATE(RANDBETWEEN(2018;2028);RANDBETWEEN(1;12);RANDBETWEEN(1;30))" office:value-type="date" office:date-value="2022-11-17" calcext:value-type="date">
            <text:p>17.11.2022</text:p>
          </table:table-cell>
          <table:table-cell table:formula="of:=DATE(RANDBETWEEN(2021;2031);RANDBETWEEN(1;12);RANDBETWEEN(1;30))" office:value-type="date" office:date-value="2031-11-13" calcext:value-type="date">
            <text:p>13.11.2031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4-03-23" calcext:value-type="date">
            <text:p>23.3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697539" calcext:value-type="float">
            <text:p>697539</text:p>
          </table:table-cell>
          <table:table-cell table:formula="of:=DATE(RANDBETWEEN(2018;2028);RANDBETWEEN(1;12);RANDBETWEEN(1;30))" office:value-type="date" office:date-value="2021-05-26" calcext:value-type="date">
            <text:p>26.5.2021</text:p>
          </table:table-cell>
          <table:table-cell table:formula="of:=DATE(RANDBETWEEN(2021;2031);RANDBETWEEN(1;12);RANDBETWEEN(1;30))" office:value-type="date" office:date-value="2028-10-23" calcext:value-type="date">
            <text:p>23.10.2028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2004-09-12" calcext:value-type="date">
            <text:p>12.9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145627" calcext:value-type="float">
            <text:p>145627</text:p>
          </table:table-cell>
          <table:table-cell table:formula="of:=DATE(RANDBETWEEN(2018;2028);RANDBETWEEN(1;12);RANDBETWEEN(1;30))" office:value-type="date" office:date-value="2023-08-04" calcext:value-type="date">
            <text:p>4.8.2023</text:p>
          </table:table-cell>
          <table:table-cell table:formula="of:=DATE(RANDBETWEEN(2021;2031);RANDBETWEEN(1;12);RANDBETWEEN(1;30))" office:value-type="date" office:date-value="2026-01-01" calcext:value-type="date">
            <text:p>1.1.2026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0-06-27" calcext:value-type="date">
            <text:p>27.6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553898" calcext:value-type="float">
            <text:p>553898</text:p>
          </table:table-cell>
          <table:table-cell table:formula="of:=DATE(RANDBETWEEN(2018;2028);RANDBETWEEN(1;12);RANDBETWEEN(1;30))" office:value-type="date" office:date-value="2028-05-10" calcext:value-type="date">
            <text:p>10.5.2028</text:p>
          </table:table-cell>
          <table:table-cell table:formula="of:=DATE(RANDBETWEEN(2021;2031);RANDBETWEEN(1;12);RANDBETWEEN(1;30))" office:value-type="date" office:date-value="2031-03-01" calcext:value-type="date">
            <text:p>1.3.2031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2-09-30" calcext:value-type="date">
            <text:p>30.9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332211" calcext:value-type="float">
            <text:p>332211</text:p>
          </table:table-cell>
          <table:table-cell table:formula="of:=DATE(RANDBETWEEN(2018;2028);RANDBETWEEN(1;12);RANDBETWEEN(1;30))" office:value-type="date" office:date-value="2024-11-10" calcext:value-type="date">
            <text:p>10.11.2024</text:p>
          </table:table-cell>
          <table:table-cell table:formula="of:=DATE(RANDBETWEEN(2021;2031);RANDBETWEEN(1;12);RANDBETWEEN(1;30))" office:value-type="date" office:date-value="2026-06-13" calcext:value-type="date">
            <text:p>13.6.2026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3-08-02" calcext:value-type="date">
            <text:p>2.8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425899" calcext:value-type="float">
            <text:p>425899</text:p>
          </table:table-cell>
          <table:table-cell table:formula="of:=DATE(RANDBETWEEN(2018;2028);RANDBETWEEN(1;12);RANDBETWEEN(1;30))" office:value-type="date" office:date-value="2022-12-26" calcext:value-type="date">
            <text:p>26.12.2022</text:p>
          </table:table-cell>
          <table:table-cell table:formula="of:=DATE(RANDBETWEEN(2021;2031);RANDBETWEEN(1;12);RANDBETWEEN(1;30))" office:value-type="date" office:date-value="2021-06-29" calcext:value-type="date">
            <text:p>29.6.2021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1-03-20" calcext:value-type="date">
            <text:p>20.3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653992" calcext:value-type="float">
            <text:p>653992</text:p>
          </table:table-cell>
          <table:table-cell table:formula="of:=DATE(RANDBETWEEN(2018;2028);RANDBETWEEN(1;12);RANDBETWEEN(1;30))" office:value-type="date" office:date-value="2026-11-29" calcext:value-type="date">
            <text:p>29.11.2026</text:p>
          </table:table-cell>
          <table:table-cell table:formula="of:=DATE(RANDBETWEEN(2021;2031);RANDBETWEEN(1;12);RANDBETWEEN(1;30))" office:value-type="date" office:date-value="2021-07-23" calcext:value-type="date">
            <text:p>23.7.2021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6-04-28" calcext:value-type="date">
            <text:p>28.4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600991" calcext:value-type="float">
            <text:p>600991</text:p>
          </table:table-cell>
          <table:table-cell table:formula="of:=DATE(RANDBETWEEN(2018;2028);RANDBETWEEN(1;12);RANDBETWEEN(1;30))" office:value-type="date" office:date-value="2020-06-29" calcext:value-type="date">
            <text:p>29.6.2020</text:p>
          </table:table-cell>
          <table:table-cell table:formula="of:=DATE(RANDBETWEEN(2021;2031);RANDBETWEEN(1;12);RANDBETWEEN(1;30))" office:value-type="date" office:date-value="2031-05-09" calcext:value-type="date">
            <text:p>9.5.2031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8-12-16" calcext:value-type="date">
            <text:p>16.12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989907" calcext:value-type="float">
            <text:p>989907</text:p>
          </table:table-cell>
          <table:table-cell table:formula="of:=DATE(RANDBETWEEN(2018;2028);RANDBETWEEN(1;12);RANDBETWEEN(1;30))" office:value-type="date" office:date-value="2028-12-03" calcext:value-type="date">
            <text:p>3.12.2028</text:p>
          </table:table-cell>
          <table:table-cell table:formula="of:=DATE(RANDBETWEEN(2021;2031);RANDBETWEEN(1;12);RANDBETWEEN(1;30))" office:value-type="date" office:date-value="2021-06-28" calcext:value-type="date">
            <text:p>28.6.2021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4-10-23" calcext:value-type="date">
            <text:p>23.10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583015" calcext:value-type="float">
            <text:p>583015</text:p>
          </table:table-cell>
          <table:table-cell table:formula="of:=DATE(RANDBETWEEN(2018;2028);RANDBETWEEN(1;12);RANDBETWEEN(1;30))" office:value-type="date" office:date-value="2021-04-20" calcext:value-type="date">
            <text:p>20.4.2021</text:p>
          </table:table-cell>
          <table:table-cell table:formula="of:=DATE(RANDBETWEEN(2021;2031);RANDBETWEEN(1;12);RANDBETWEEN(1;30))" office:value-type="date" office:date-value="2029-07-19" calcext:value-type="date">
            <text:p>19.7.2029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1-05-09" calcext:value-type="date">
            <text:p>9.5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742892" calcext:value-type="float">
            <text:p>742892</text:p>
          </table:table-cell>
          <table:table-cell table:formula="of:=DATE(RANDBETWEEN(2018;2028);RANDBETWEEN(1;12);RANDBETWEEN(1;30))" office:value-type="date" office:date-value="2019-05-29" calcext:value-type="date">
            <text:p>29.5.2019</text:p>
          </table:table-cell>
          <table:table-cell table:formula="of:=DATE(RANDBETWEEN(2021;2031);RANDBETWEEN(1;12);RANDBETWEEN(1;30))" office:value-type="date" office:date-value="2025-05-21" calcext:value-type="date">
            <text:p>21.5.2025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5-06-02" calcext:value-type="date">
            <text:p>2.6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587741" calcext:value-type="float">
            <text:p>587741</text:p>
          </table:table-cell>
          <table:table-cell table:formula="of:=DATE(RANDBETWEEN(2018;2028);RANDBETWEEN(1;12);RANDBETWEEN(1;30))" office:value-type="date" office:date-value="2026-09-24" calcext:value-type="date">
            <text:p>24.9.2026</text:p>
          </table:table-cell>
          <table:table-cell table:formula="of:=DATE(RANDBETWEEN(2021;2031);RANDBETWEEN(1;12);RANDBETWEEN(1;30))" office:value-type="date" office:date-value="2023-05-25" calcext:value-type="date">
            <text:p>25.5.2023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3-05-13" calcext:value-type="date">
            <text:p>13.5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175645" calcext:value-type="float">
            <text:p>175645</text:p>
          </table:table-cell>
          <table:table-cell table:formula="of:=DATE(RANDBETWEEN(2018;2028);RANDBETWEEN(1;12);RANDBETWEEN(1;30))" office:value-type="date" office:date-value="2018-04-26" calcext:value-type="date">
            <text:p>26.4.2018</text:p>
          </table:table-cell>
          <table:table-cell table:formula="of:=DATE(RANDBETWEEN(2021;2031);RANDBETWEEN(1;12);RANDBETWEEN(1;30))" office:value-type="date" office:date-value="2025-02-07" calcext:value-type="date">
            <text:p>7.2.2025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1-04-25" calcext:value-type="date">
            <text:p>25.4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173209" calcext:value-type="float">
            <text:p>173209</text:p>
          </table:table-cell>
          <table:table-cell table:formula="of:=DATE(RANDBETWEEN(2018;2028);RANDBETWEEN(1;12);RANDBETWEEN(1;30))" office:value-type="date" office:date-value="2018-08-23" calcext:value-type="date">
            <text:p>23.8.2018</text:p>
          </table:table-cell>
          <table:table-cell table:formula="of:=DATE(RANDBETWEEN(2021;2031);RANDBETWEEN(1;12);RANDBETWEEN(1;30))" office:value-type="date" office:date-value="2024-10-25" calcext:value-type="date">
            <text:p>25.10.2024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2-01-25" calcext:value-type="date">
            <text:p>25.1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275873" calcext:value-type="float">
            <text:p>275873</text:p>
          </table:table-cell>
          <table:table-cell table:formula="of:=DATE(RANDBETWEEN(2018;2028);RANDBETWEEN(1;12);RANDBETWEEN(1;30))" office:value-type="date" office:date-value="2022-12-11" calcext:value-type="date">
            <text:p>11.12.2022</text:p>
          </table:table-cell>
          <table:table-cell table:formula="of:=DATE(RANDBETWEEN(2021;2031);RANDBETWEEN(1;12);RANDBETWEEN(1;30))" office:value-type="date" office:date-value="2025-01-28" calcext:value-type="date">
            <text:p>28.1.2025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2002-01-25" calcext:value-type="date">
            <text:p>25.1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398314" calcext:value-type="float">
            <text:p>398314</text:p>
          </table:table-cell>
          <table:table-cell table:formula="of:=DATE(RANDBETWEEN(2018;2028);RANDBETWEEN(1;12);RANDBETWEEN(1;30))" office:value-type="date" office:date-value="2028-01-29" calcext:value-type="date">
            <text:p>29.1.2028</text:p>
          </table:table-cell>
          <table:table-cell table:formula="of:=DATE(RANDBETWEEN(2021;2031);RANDBETWEEN(1;12);RANDBETWEEN(1;30))" office:value-type="date" office:date-value="2024-08-04" calcext:value-type="date">
            <text:p>4.8.2024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5-06-17" calcext:value-type="date">
            <text:p>17.6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713092" calcext:value-type="float">
            <text:p>713092</text:p>
          </table:table-cell>
          <table:table-cell table:formula="of:=DATE(RANDBETWEEN(2018;2028);RANDBETWEEN(1;12);RANDBETWEEN(1;30))" office:value-type="date" office:date-value="2022-04-01" calcext:value-type="date">
            <text:p>1.4.2022</text:p>
          </table:table-cell>
          <table:table-cell table:formula="of:=DATE(RANDBETWEEN(2021;2031);RANDBETWEEN(1;12);RANDBETWEEN(1;30))" office:value-type="date" office:date-value="2028-11-09" calcext:value-type="date">
            <text:p>9.11.2028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5-05-30" calcext:value-type="date">
            <text:p>30.5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943880" calcext:value-type="float">
            <text:p>943880</text:p>
          </table:table-cell>
          <table:table-cell table:formula="of:=DATE(RANDBETWEEN(2018;2028);RANDBETWEEN(1;12);RANDBETWEEN(1;30))" office:value-type="date" office:date-value="2023-06-03" calcext:value-type="date">
            <text:p>3.6.2023</text:p>
          </table:table-cell>
          <table:table-cell table:formula="of:=DATE(RANDBETWEEN(2021;2031);RANDBETWEEN(1;12);RANDBETWEEN(1;30))" office:value-type="date" office:date-value="2026-09-13" calcext:value-type="date">
            <text:p>13.9.2026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3-11-03" calcext:value-type="date">
            <text:p>3.11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136277" calcext:value-type="float">
            <text:p>136277</text:p>
          </table:table-cell>
          <table:table-cell table:formula="of:=DATE(RANDBETWEEN(2018;2028);RANDBETWEEN(1;12);RANDBETWEEN(1;30))" office:value-type="date" office:date-value="2028-08-26" calcext:value-type="date">
            <text:p>26.8.2028</text:p>
          </table:table-cell>
          <table:table-cell table:formula="of:=DATE(RANDBETWEEN(2021;2031);RANDBETWEEN(1;12);RANDBETWEEN(1;30))" office:value-type="date" office:date-value="2030-02-04" calcext:value-type="date">
            <text:p>4.2.2030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3-03-29" calcext:value-type="date">
            <text:p>29.3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699958" calcext:value-type="float">
            <text:p>699958</text:p>
          </table:table-cell>
          <table:table-cell table:formula="of:=DATE(RANDBETWEEN(2018;2028);RANDBETWEEN(1;12);RANDBETWEEN(1;30))" office:value-type="date" office:date-value="2028-05-27" calcext:value-type="date">
            <text:p>27.5.2028</text:p>
          </table:table-cell>
          <table:table-cell table:formula="of:=DATE(RANDBETWEEN(2021;2031);RANDBETWEEN(1;12);RANDBETWEEN(1;30))" office:value-type="date" office:date-value="2022-04-04" calcext:value-type="date">
            <text:p>4.4.2022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9-09-29" calcext:value-type="date">
            <text:p>29.9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653001" calcext:value-type="float">
            <text:p>653001</text:p>
          </table:table-cell>
          <table:table-cell table:formula="of:=DATE(RANDBETWEEN(2018;2028);RANDBETWEEN(1;12);RANDBETWEEN(1;30))" office:value-type="date" office:date-value="2021-10-16" calcext:value-type="date">
            <text:p>16.10.2021</text:p>
          </table:table-cell>
          <table:table-cell table:formula="of:=DATE(RANDBETWEEN(2021;2031);RANDBETWEEN(1;12);RANDBETWEEN(1;30))" office:value-type="date" office:date-value="2021-08-16" calcext:value-type="date">
            <text:p>16.8.202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4-04-21" calcext:value-type="date">
            <text:p>21.4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597829" calcext:value-type="float">
            <text:p>597829</text:p>
          </table:table-cell>
          <table:table-cell table:formula="of:=DATE(RANDBETWEEN(2018;2028);RANDBETWEEN(1;12);RANDBETWEEN(1;30))" office:value-type="date" office:date-value="2025-01-27" calcext:value-type="date">
            <text:p>27.1.2025</text:p>
          </table:table-cell>
          <table:table-cell table:formula="of:=DATE(RANDBETWEEN(2021;2031);RANDBETWEEN(1;12);RANDBETWEEN(1;30))" office:value-type="date" office:date-value="2031-01-27" calcext:value-type="date">
            <text:p>27.1.2031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5-12-25" calcext:value-type="date">
            <text:p>25.12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369688" calcext:value-type="float">
            <text:p>369688</text:p>
          </table:table-cell>
          <table:table-cell table:formula="of:=DATE(RANDBETWEEN(2018;2028);RANDBETWEEN(1;12);RANDBETWEEN(1;30))" office:value-type="date" office:date-value="2021-07-29" calcext:value-type="date">
            <text:p>29.7.2021</text:p>
          </table:table-cell>
          <table:table-cell table:formula="of:=DATE(RANDBETWEEN(2021;2031);RANDBETWEEN(1;12);RANDBETWEEN(1;30))" office:value-type="date" office:date-value="2026-12-01" calcext:value-type="date">
            <text:p>1.12.2026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6-01-22" calcext:value-type="date">
            <text:p>22.1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728423" calcext:value-type="float">
            <text:p>728423</text:p>
          </table:table-cell>
          <table:table-cell table:formula="of:=DATE(RANDBETWEEN(2018;2028);RANDBETWEEN(1;12);RANDBETWEEN(1;30))" office:value-type="date" office:date-value="2025-10-14" calcext:value-type="date">
            <text:p>14.10.2025</text:p>
          </table:table-cell>
          <table:table-cell table:formula="of:=DATE(RANDBETWEEN(2021;2031);RANDBETWEEN(1;12);RANDBETWEEN(1;30))" office:value-type="date" office:date-value="2025-05-03" calcext:value-type="date">
            <text:p>3.5.2025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2-05-17" calcext:value-type="date">
            <text:p>17.5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149963" calcext:value-type="float">
            <text:p>149963</text:p>
          </table:table-cell>
          <table:table-cell table:formula="of:=DATE(RANDBETWEEN(2018;2028);RANDBETWEEN(1;12);RANDBETWEEN(1;30))" office:value-type="date" office:date-value="2019-07-17" calcext:value-type="date">
            <text:p>17.7.2019</text:p>
          </table:table-cell>
          <table:table-cell table:formula="of:=DATE(RANDBETWEEN(2021;2031);RANDBETWEEN(1;12);RANDBETWEEN(1;30))" office:value-type="date" office:date-value="2023-03-15" calcext:value-type="date">
            <text:p>15.3.2023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1-11-28" calcext:value-type="date">
            <text:p>28.11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880225" calcext:value-type="float">
            <text:p>880225</text:p>
          </table:table-cell>
          <table:table-cell table:formula="of:=DATE(RANDBETWEEN(2018;2028);RANDBETWEEN(1;12);RANDBETWEEN(1;30))" office:value-type="date" office:date-value="2020-09-15" calcext:value-type="date">
            <text:p>15.9.2020</text:p>
          </table:table-cell>
          <table:table-cell table:formula="of:=DATE(RANDBETWEEN(2021;2031);RANDBETWEEN(1;12);RANDBETWEEN(1;30))" office:value-type="date" office:date-value="2022-01-24" calcext:value-type="date">
            <text:p>24.1.2022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2001-06-05" calcext:value-type="date">
            <text:p>5.6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437658" calcext:value-type="float">
            <text:p>437658</text:p>
          </table:table-cell>
          <table:table-cell table:formula="of:=DATE(RANDBETWEEN(2018;2028);RANDBETWEEN(1;12);RANDBETWEEN(1;30))" office:value-type="date" office:date-value="2023-03-05" calcext:value-type="date">
            <text:p>5.3.2023</text:p>
          </table:table-cell>
          <table:table-cell table:formula="of:=DATE(RANDBETWEEN(2021;2031);RANDBETWEEN(1;12);RANDBETWEEN(1;30))" office:value-type="date" office:date-value="2029-10-13" calcext:value-type="date">
            <text:p>13.10.2029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1-02-23" calcext:value-type="date">
            <text:p>23.2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242063" calcext:value-type="float">
            <text:p>242063</text:p>
          </table:table-cell>
          <table:table-cell table:formula="of:=DATE(RANDBETWEEN(2018;2028);RANDBETWEEN(1;12);RANDBETWEEN(1;30))" office:value-type="date" office:date-value="2026-04-16" calcext:value-type="date">
            <text:p>16.4.2026</text:p>
          </table:table-cell>
          <table:table-cell table:formula="of:=DATE(RANDBETWEEN(2021;2031);RANDBETWEEN(1;12);RANDBETWEEN(1;30))" office:value-type="date" office:date-value="2027-05-17" calcext:value-type="date">
            <text:p>17.5.2027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9-01-08" calcext:value-type="date">
            <text:p>8.1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800813" calcext:value-type="float">
            <text:p>800813</text:p>
          </table:table-cell>
          <table:table-cell table:formula="of:=DATE(RANDBETWEEN(2018;2028);RANDBETWEEN(1;12);RANDBETWEEN(1;30))" office:value-type="date" office:date-value="2022-09-15" calcext:value-type="date">
            <text:p>15.9.2022</text:p>
          </table:table-cell>
          <table:table-cell table:formula="of:=DATE(RANDBETWEEN(2021;2031);RANDBETWEEN(1;12);RANDBETWEEN(1;30))" office:value-type="date" office:date-value="2023-12-03" calcext:value-type="date">
            <text:p>3.12.2023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0-02-26" calcext:value-type="date">
            <text:p>26.2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305487" calcext:value-type="float">
            <text:p>305487</text:p>
          </table:table-cell>
          <table:table-cell table:formula="of:=DATE(RANDBETWEEN(2018;2028);RANDBETWEEN(1;12);RANDBETWEEN(1;30))" office:value-type="date" office:date-value="2028-12-11" calcext:value-type="date">
            <text:p>11.12.2028</text:p>
          </table:table-cell>
          <table:table-cell table:formula="of:=DATE(RANDBETWEEN(2021;2031);RANDBETWEEN(1;12);RANDBETWEEN(1;30))" office:value-type="date" office:date-value="2031-07-09" calcext:value-type="date">
            <text:p>9.7.2031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2004-09-01" calcext:value-type="date">
            <text:p>1.9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398828" calcext:value-type="float">
            <text:p>398828</text:p>
          </table:table-cell>
          <table:table-cell table:formula="of:=DATE(RANDBETWEEN(2018;2028);RANDBETWEEN(1;12);RANDBETWEEN(1;30))" office:value-type="date" office:date-value="2022-10-18" calcext:value-type="date">
            <text:p>18.10.2022</text:p>
          </table:table-cell>
          <table:table-cell table:formula="of:=DATE(RANDBETWEEN(2021;2031);RANDBETWEEN(1;12);RANDBETWEEN(1;30))" office:value-type="date" office:date-value="2028-03-20" calcext:value-type="date">
            <text:p>20.3.2028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2-11-05" calcext:value-type="date">
            <text:p>5.11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656651" calcext:value-type="float">
            <text:p>656651</text:p>
          </table:table-cell>
          <table:table-cell table:formula="of:=DATE(RANDBETWEEN(2018;2028);RANDBETWEEN(1;12);RANDBETWEEN(1;30))" office:value-type="date" office:date-value="2025-12-16" calcext:value-type="date">
            <text:p>16.12.2025</text:p>
          </table:table-cell>
          <table:table-cell table:formula="of:=DATE(RANDBETWEEN(2021;2031);RANDBETWEEN(1;12);RANDBETWEEN(1;30))" office:value-type="date" office:date-value="2030-01-22" calcext:value-type="date">
            <text:p>22.1.2030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4-12-24" calcext:value-type="date">
            <text:p>24.12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177398" calcext:value-type="float">
            <text:p>177398</text:p>
          </table:table-cell>
          <table:table-cell table:formula="of:=DATE(RANDBETWEEN(2018;2028);RANDBETWEEN(1;12);RANDBETWEEN(1;30))" office:value-type="date" office:date-value="2023-08-23" calcext:value-type="date">
            <text:p>23.8.2023</text:p>
          </table:table-cell>
          <table:table-cell table:formula="of:=DATE(RANDBETWEEN(2021;2031);RANDBETWEEN(1;12);RANDBETWEEN(1;30))" office:value-type="date" office:date-value="2027-04-12" calcext:value-type="date">
            <text:p>12.4.2027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2-01-02" calcext:value-type="date">
            <text:p>2.1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295630" calcext:value-type="float">
            <text:p>295630</text:p>
          </table:table-cell>
          <table:table-cell table:formula="of:=DATE(RANDBETWEEN(2018;2028);RANDBETWEEN(1;12);RANDBETWEEN(1;30))" office:value-type="date" office:date-value="2025-07-28" calcext:value-type="date">
            <text:p>28.7.2025</text:p>
          </table:table-cell>
          <table:table-cell table:formula="of:=DATE(RANDBETWEEN(2021;2031);RANDBETWEEN(1;12);RANDBETWEEN(1;30))" office:value-type="date" office:date-value="2025-07-20" calcext:value-type="date">
            <text:p>20.7.2025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2-09-25" calcext:value-type="date">
            <text:p>25.9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324759" calcext:value-type="float">
            <text:p>324759</text:p>
          </table:table-cell>
          <table:table-cell table:formula="of:=DATE(RANDBETWEEN(2018;2028);RANDBETWEEN(1;12);RANDBETWEEN(1;30))" office:value-type="date" office:date-value="2023-08-01" calcext:value-type="date">
            <text:p>1.8.2023</text:p>
          </table:table-cell>
          <table:table-cell table:formula="of:=DATE(RANDBETWEEN(2021;2031);RANDBETWEEN(1;12);RANDBETWEEN(1;30))" office:value-type="date" office:date-value="2030-04-13" calcext:value-type="date">
            <text:p>13.4.2030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2-06-10" calcext:value-type="date">
            <text:p>10.6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402598" calcext:value-type="float">
            <text:p>402598</text:p>
          </table:table-cell>
          <table:table-cell table:formula="of:=DATE(RANDBETWEEN(2018;2028);RANDBETWEEN(1;12);RANDBETWEEN(1;30))" office:value-type="date" office:date-value="2021-04-27" calcext:value-type="date">
            <text:p>27.4.2021</text:p>
          </table:table-cell>
          <table:table-cell table:formula="of:=DATE(RANDBETWEEN(2021;2031);RANDBETWEEN(1;12);RANDBETWEEN(1;30))" office:value-type="date" office:date-value="2029-01-24" calcext:value-type="date">
            <text:p>24.1.2029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5-12-02" calcext:value-type="date">
            <text:p>2.12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311394" calcext:value-type="float">
            <text:p>311394</text:p>
          </table:table-cell>
          <table:table-cell table:formula="of:=DATE(RANDBETWEEN(2018;2028);RANDBETWEEN(1;12);RANDBETWEEN(1;30))" office:value-type="date" office:date-value="2018-04-03" calcext:value-type="date">
            <text:p>3.4.2018</text:p>
          </table:table-cell>
          <table:table-cell table:formula="of:=DATE(RANDBETWEEN(2021;2031);RANDBETWEEN(1;12);RANDBETWEEN(1;30))" office:value-type="date" office:date-value="2031-12-29" calcext:value-type="date">
            <text:p>29.12.2031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7-08-16" calcext:value-type="date">
            <text:p>16.8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708317" calcext:value-type="float">
            <text:p>708317</text:p>
          </table:table-cell>
          <table:table-cell table:formula="of:=DATE(RANDBETWEEN(2018;2028);RANDBETWEEN(1;12);RANDBETWEEN(1;30))" office:value-type="date" office:date-value="2022-01-11" calcext:value-type="date">
            <text:p>11.1.2022</text:p>
          </table:table-cell>
          <table:table-cell table:formula="of:=DATE(RANDBETWEEN(2021;2031);RANDBETWEEN(1;12);RANDBETWEEN(1;30))" office:value-type="date" office:date-value="2023-08-09" calcext:value-type="date">
            <text:p>9.8.2023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0-01-20" calcext:value-type="date">
            <text:p>20.1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456752" calcext:value-type="float">
            <text:p>456752</text:p>
          </table:table-cell>
          <table:table-cell table:formula="of:=DATE(RANDBETWEEN(2018;2028);RANDBETWEEN(1;12);RANDBETWEEN(1;30))" office:value-type="date" office:date-value="2025-10-10" calcext:value-type="date">
            <text:p>10.10.2025</text:p>
          </table:table-cell>
          <table:table-cell table:formula="of:=DATE(RANDBETWEEN(2021;2031);RANDBETWEEN(1;12);RANDBETWEEN(1;30))" office:value-type="date" office:date-value="2025-07-14" calcext:value-type="date">
            <text:p>14.7.2025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0-03-06" calcext:value-type="date">
            <text:p>6.3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858402" calcext:value-type="float">
            <text:p>858402</text:p>
          </table:table-cell>
          <table:table-cell table:formula="of:=DATE(RANDBETWEEN(2018;2028);RANDBETWEEN(1;12);RANDBETWEEN(1;30))" office:value-type="date" office:date-value="2027-05-02" calcext:value-type="date">
            <text:p>2.5.2027</text:p>
          </table:table-cell>
          <table:table-cell table:formula="of:=DATE(RANDBETWEEN(2021;2031);RANDBETWEEN(1;12);RANDBETWEEN(1;30))" office:value-type="date" office:date-value="2021-02-04" calcext:value-type="date">
            <text:p>4.2.2021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4-07-20" calcext:value-type="date">
            <text:p>20.7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575910" calcext:value-type="float">
            <text:p>575910</text:p>
          </table:table-cell>
          <table:table-cell table:formula="of:=DATE(RANDBETWEEN(2018;2028);RANDBETWEEN(1;12);RANDBETWEEN(1;30))" office:value-type="date" office:date-value="2020-12-03" calcext:value-type="date">
            <text:p>3.12.2020</text:p>
          </table:table-cell>
          <table:table-cell table:formula="of:=DATE(RANDBETWEEN(2021;2031);RANDBETWEEN(1;12);RANDBETWEEN(1;30))" office:value-type="date" office:date-value="2027-03-18" calcext:value-type="date">
            <text:p>18.3.2027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1-11-28" calcext:value-type="date">
            <text:p>28.11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792672" calcext:value-type="float">
            <text:p>792672</text:p>
          </table:table-cell>
          <table:table-cell table:formula="of:=DATE(RANDBETWEEN(2018;2028);RANDBETWEEN(1;12);RANDBETWEEN(1;30))" office:value-type="date" office:date-value="2025-12-13" calcext:value-type="date">
            <text:p>13.12.2025</text:p>
          </table:table-cell>
          <table:table-cell table:formula="of:=DATE(RANDBETWEEN(2021;2031);RANDBETWEEN(1;12);RANDBETWEEN(1;30))" office:value-type="date" office:date-value="2024-04-12" calcext:value-type="date">
            <text:p>12.4.2024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1-05-25" calcext:value-type="date">
            <text:p>25.5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185494" calcext:value-type="float">
            <text:p>185494</text:p>
          </table:table-cell>
          <table:table-cell table:formula="of:=DATE(RANDBETWEEN(2018;2028);RANDBETWEEN(1;12);RANDBETWEEN(1;30))" office:value-type="date" office:date-value="2022-06-10" calcext:value-type="date">
            <text:p>10.6.2022</text:p>
          </table:table-cell>
          <table:table-cell table:formula="of:=DATE(RANDBETWEEN(2021;2031);RANDBETWEEN(1;12);RANDBETWEEN(1;30))" office:value-type="date" office:date-value="2028-03-20" calcext:value-type="date">
            <text:p>20.3.2028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2000-03-22" calcext:value-type="date">
            <text:p>22.3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566526" calcext:value-type="float">
            <text:p>566526</text:p>
          </table:table-cell>
          <table:table-cell table:formula="of:=DATE(RANDBETWEEN(2018;2028);RANDBETWEEN(1;12);RANDBETWEEN(1;30))" office:value-type="date" office:date-value="2026-06-22" calcext:value-type="date">
            <text:p>22.6.2026</text:p>
          </table:table-cell>
          <table:table-cell table:formula="of:=DATE(RANDBETWEEN(2021;2031);RANDBETWEEN(1;12);RANDBETWEEN(1;30))" office:value-type="date" office:date-value="2028-03-13" calcext:value-type="date">
            <text:p>13.3.2028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5-08-11" calcext:value-type="date">
            <text:p>11.8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166121" calcext:value-type="float">
            <text:p>166121</text:p>
          </table:table-cell>
          <table:table-cell table:formula="of:=DATE(RANDBETWEEN(2018;2028);RANDBETWEEN(1;12);RANDBETWEEN(1;30))" office:value-type="date" office:date-value="2018-10-21" calcext:value-type="date">
            <text:p>21.10.2018</text:p>
          </table:table-cell>
          <table:table-cell table:formula="of:=DATE(RANDBETWEEN(2021;2031);RANDBETWEEN(1;12);RANDBETWEEN(1;30))" office:value-type="date" office:date-value="2021-09-04" calcext:value-type="date">
            <text:p>4.9.2021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1-03-18" calcext:value-type="date">
            <text:p>18.3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905922" calcext:value-type="float">
            <text:p>905922</text:p>
          </table:table-cell>
          <table:table-cell table:formula="of:=DATE(RANDBETWEEN(2018;2028);RANDBETWEEN(1;12);RANDBETWEEN(1;30))" office:value-type="date" office:date-value="2024-06-11" calcext:value-type="date">
            <text:p>11.6.2024</text:p>
          </table:table-cell>
          <table:table-cell table:formula="of:=DATE(RANDBETWEEN(2021;2031);RANDBETWEEN(1;12);RANDBETWEEN(1;30))" office:value-type="date" office:date-value="2030-03-01" calcext:value-type="date">
            <text:p>1.3.2030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4-11-08" calcext:value-type="date">
            <text:p>8.11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711598" calcext:value-type="float">
            <text:p>711598</text:p>
          </table:table-cell>
          <table:table-cell table:formula="of:=DATE(RANDBETWEEN(2018;2028);RANDBETWEEN(1;12);RANDBETWEEN(1;30))" office:value-type="date" office:date-value="2018-09-25" calcext:value-type="date">
            <text:p>25.9.2018</text:p>
          </table:table-cell>
          <table:table-cell table:formula="of:=DATE(RANDBETWEEN(2021;2031);RANDBETWEEN(1;12);RANDBETWEEN(1;30))" office:value-type="date" office:date-value="2024-11-17" calcext:value-type="date">
            <text:p>17.11.2024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3-06-21" calcext:value-type="date">
            <text:p>21.6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278438" calcext:value-type="float">
            <text:p>278438</text:p>
          </table:table-cell>
          <table:table-cell table:formula="of:=DATE(RANDBETWEEN(2018;2028);RANDBETWEEN(1;12);RANDBETWEEN(1;30))" office:value-type="date" office:date-value="2028-01-22" calcext:value-type="date">
            <text:p>22.1.2028</text:p>
          </table:table-cell>
          <table:table-cell table:formula="of:=DATE(RANDBETWEEN(2021;2031);RANDBETWEEN(1;12);RANDBETWEEN(1;30))" office:value-type="date" office:date-value="2021-06-17" calcext:value-type="date">
            <text:p>17.6.2021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6-11-08" calcext:value-type="date">
            <text:p>8.11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597392" calcext:value-type="float">
            <text:p>597392</text:p>
          </table:table-cell>
          <table:table-cell table:formula="of:=DATE(RANDBETWEEN(2018;2028);RANDBETWEEN(1;12);RANDBETWEEN(1;30))" office:value-type="date" office:date-value="2025-09-26" calcext:value-type="date">
            <text:p>26.9.2025</text:p>
          </table:table-cell>
          <table:table-cell table:formula="of:=DATE(RANDBETWEEN(2021;2031);RANDBETWEEN(1;12);RANDBETWEEN(1;30))" office:value-type="date" office:date-value="2027-01-25" calcext:value-type="date">
            <text:p>25.1.2027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0-06-03" calcext:value-type="date">
            <text:p>3.6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728563" calcext:value-type="float">
            <text:p>728563</text:p>
          </table:table-cell>
          <table:table-cell table:formula="of:=DATE(RANDBETWEEN(2018;2028);RANDBETWEEN(1;12);RANDBETWEEN(1;30))" office:value-type="date" office:date-value="2024-04-05" calcext:value-type="date">
            <text:p>5.4.2024</text:p>
          </table:table-cell>
          <table:table-cell table:formula="of:=DATE(RANDBETWEEN(2021;2031);RANDBETWEEN(1;12);RANDBETWEEN(1;30))" office:value-type="date" office:date-value="2028-11-11" calcext:value-type="date">
            <text:p>11.11.2028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5-08-26" calcext:value-type="date">
            <text:p>26.8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108587" calcext:value-type="float">
            <text:p>108587</text:p>
          </table:table-cell>
          <table:table-cell table:formula="of:=DATE(RANDBETWEEN(2018;2028);RANDBETWEEN(1;12);RANDBETWEEN(1;30))" office:value-type="date" office:date-value="2027-06-18" calcext:value-type="date">
            <text:p>18.6.2027</text:p>
          </table:table-cell>
          <table:table-cell table:formula="of:=DATE(RANDBETWEEN(2021;2031);RANDBETWEEN(1;12);RANDBETWEEN(1;30))" office:value-type="date" office:date-value="2031-09-07" calcext:value-type="date">
            <text:p>7.9.2031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9-02-23" calcext:value-type="date">
            <text:p>23.2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666940" calcext:value-type="float">
            <text:p>666940</text:p>
          </table:table-cell>
          <table:table-cell table:formula="of:=DATE(RANDBETWEEN(2018;2028);RANDBETWEEN(1;12);RANDBETWEEN(1;30))" office:value-type="date" office:date-value="2022-10-19" calcext:value-type="date">
            <text:p>19.10.2022</text:p>
          </table:table-cell>
          <table:table-cell table:formula="of:=DATE(RANDBETWEEN(2021;2031);RANDBETWEEN(1;12);RANDBETWEEN(1;30))" office:value-type="date" office:date-value="2029-10-19" calcext:value-type="date">
            <text:p>19.10.2029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4-07-23" calcext:value-type="date">
            <text:p>23.7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967362" calcext:value-type="float">
            <text:p>967362</text:p>
          </table:table-cell>
          <table:table-cell table:formula="of:=DATE(RANDBETWEEN(2018;2028);RANDBETWEEN(1;12);RANDBETWEEN(1;30))" office:value-type="date" office:date-value="2025-01-10" calcext:value-type="date">
            <text:p>10.1.2025</text:p>
          </table:table-cell>
          <table:table-cell table:formula="of:=DATE(RANDBETWEEN(2021;2031);RANDBETWEEN(1;12);RANDBETWEEN(1;30))" office:value-type="date" office:date-value="2021-02-15" calcext:value-type="date">
            <text:p>15.2.2021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5-08-23" calcext:value-type="date">
            <text:p>23.8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646551" calcext:value-type="float">
            <text:p>646551</text:p>
          </table:table-cell>
          <table:table-cell table:formula="of:=DATE(RANDBETWEEN(2018;2028);RANDBETWEEN(1;12);RANDBETWEEN(1;30))" office:value-type="date" office:date-value="2023-07-29" calcext:value-type="date">
            <text:p>29.7.2023</text:p>
          </table:table-cell>
          <table:table-cell table:formula="of:=DATE(RANDBETWEEN(2021;2031);RANDBETWEEN(1;12);RANDBETWEEN(1;30))" office:value-type="date" office:date-value="2021-10-21" calcext:value-type="date">
            <text:p>21.10.2021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3-11-23" calcext:value-type="date">
            <text:p>23.11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786402" calcext:value-type="float">
            <text:p>786402</text:p>
          </table:table-cell>
          <table:table-cell table:formula="of:=DATE(RANDBETWEEN(2018;2028);RANDBETWEEN(1;12);RANDBETWEEN(1;30))" office:value-type="date" office:date-value="2022-11-19" calcext:value-type="date">
            <text:p>19.11.2022</text:p>
          </table:table-cell>
          <table:table-cell table:formula="of:=DATE(RANDBETWEEN(2021;2031);RANDBETWEEN(1;12);RANDBETWEEN(1;30))" office:value-type="date" office:date-value="2024-06-11" calcext:value-type="date">
            <text:p>11.6.2024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2-07-04" calcext:value-type="date">
            <text:p>4.7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634180" calcext:value-type="float">
            <text:p>634180</text:p>
          </table:table-cell>
          <table:table-cell table:formula="of:=DATE(RANDBETWEEN(2018;2028);RANDBETWEEN(1;12);RANDBETWEEN(1;30))" office:value-type="date" office:date-value="2023-04-29" calcext:value-type="date">
            <text:p>29.4.2023</text:p>
          </table:table-cell>
          <table:table-cell table:formula="of:=DATE(RANDBETWEEN(2021;2031);RANDBETWEEN(1;12);RANDBETWEEN(1;30))" office:value-type="date" office:date-value="2030-06-04" calcext:value-type="date">
            <text:p>4.6.2030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2000-01-12" calcext:value-type="date">
            <text:p>12.1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108223" calcext:value-type="float">
            <text:p>108223</text:p>
          </table:table-cell>
          <table:table-cell table:formula="of:=DATE(RANDBETWEEN(2018;2028);RANDBETWEEN(1;12);RANDBETWEEN(1;30))" office:value-type="date" office:date-value="2028-01-09" calcext:value-type="date">
            <text:p>9.1.2028</text:p>
          </table:table-cell>
          <table:table-cell table:formula="of:=DATE(RANDBETWEEN(2021;2031);RANDBETWEEN(1;12);RANDBETWEEN(1;30))" office:value-type="date" office:date-value="2030-08-21" calcext:value-type="date">
            <text:p>21.8.2030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2002-11-12" calcext:value-type="date">
            <text:p>12.11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234761" calcext:value-type="float">
            <text:p>234761</text:p>
          </table:table-cell>
          <table:table-cell table:formula="of:=DATE(RANDBETWEEN(2018;2028);RANDBETWEEN(1;12);RANDBETWEEN(1;30))" office:value-type="date" office:date-value="2021-04-25" calcext:value-type="date">
            <text:p>25.4.2021</text:p>
          </table:table-cell>
          <table:table-cell table:formula="of:=DATE(RANDBETWEEN(2021;2031);RANDBETWEEN(1;12);RANDBETWEEN(1;30))" office:value-type="date" office:date-value="2022-03-22" calcext:value-type="date">
            <text:p>22.3.2022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2-04-29" calcext:value-type="date">
            <text:p>29.4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740910" calcext:value-type="float">
            <text:p>740910</text:p>
          </table:table-cell>
          <table:table-cell table:formula="of:=DATE(RANDBETWEEN(2018;2028);RANDBETWEEN(1;12);RANDBETWEEN(1;30))" office:value-type="date" office:date-value="2024-04-04" calcext:value-type="date">
            <text:p>4.4.2024</text:p>
          </table:table-cell>
          <table:table-cell table:formula="of:=DATE(RANDBETWEEN(2021;2031);RANDBETWEEN(1;12);RANDBETWEEN(1;30))" office:value-type="date" office:date-value="2031-08-29" calcext:value-type="date">
            <text:p>29.8.2031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3-10-24" calcext:value-type="date">
            <text:p>24.10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829063" calcext:value-type="float">
            <text:p>829063</text:p>
          </table:table-cell>
          <table:table-cell table:formula="of:=DATE(RANDBETWEEN(2018;2028);RANDBETWEEN(1;12);RANDBETWEEN(1;30))" office:value-type="date" office:date-value="2024-12-12" calcext:value-type="date">
            <text:p>12.12.2024</text:p>
          </table:table-cell>
          <table:table-cell table:formula="of:=DATE(RANDBETWEEN(2021;2031);RANDBETWEEN(1;12);RANDBETWEEN(1;30))" office:value-type="date" office:date-value="2026-09-24" calcext:value-type="date">
            <text:p>24.9.2026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4-11-09" calcext:value-type="date">
            <text:p>9.11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967724" calcext:value-type="float">
            <text:p>967724</text:p>
          </table:table-cell>
          <table:table-cell table:formula="of:=DATE(RANDBETWEEN(2018;2028);RANDBETWEEN(1;12);RANDBETWEEN(1;30))" office:value-type="date" office:date-value="2027-06-15" calcext:value-type="date">
            <text:p>15.6.2027</text:p>
          </table:table-cell>
          <table:table-cell table:formula="of:=DATE(RANDBETWEEN(2021;2031);RANDBETWEEN(1;12);RANDBETWEEN(1;30))" office:value-type="date" office:date-value="2024-10-23" calcext:value-type="date">
            <text:p>23.10.2024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3-11-12" calcext:value-type="date">
            <text:p>12.11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533115" calcext:value-type="float">
            <text:p>533115</text:p>
          </table:table-cell>
          <table:table-cell table:formula="of:=DATE(RANDBETWEEN(2018;2028);RANDBETWEEN(1;12);RANDBETWEEN(1;30))" office:value-type="date" office:date-value="2020-12-02" calcext:value-type="date">
            <text:p>2.12.2020</text:p>
          </table:table-cell>
          <table:table-cell table:formula="of:=DATE(RANDBETWEEN(2021;2031);RANDBETWEEN(1;12);RANDBETWEEN(1;30))" office:value-type="date" office:date-value="2030-10-18" calcext:value-type="date">
            <text:p>18.10.2030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7-01-14" calcext:value-type="date">
            <text:p>14.1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394302" calcext:value-type="float">
            <text:p>394302</text:p>
          </table:table-cell>
          <table:table-cell table:formula="of:=DATE(RANDBETWEEN(2018;2028);RANDBETWEEN(1;12);RANDBETWEEN(1;30))" office:value-type="date" office:date-value="2020-04-20" calcext:value-type="date">
            <text:p>20.4.2020</text:p>
          </table:table-cell>
          <table:table-cell table:formula="of:=DATE(RANDBETWEEN(2021;2031);RANDBETWEEN(1;12);RANDBETWEEN(1;30))" office:value-type="date" office:date-value="2023-08-22" calcext:value-type="date">
            <text:p>22.8.2023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2005-09-15" calcext:value-type="date">
            <text:p>15.9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673972" calcext:value-type="float">
            <text:p>673972</text:p>
          </table:table-cell>
          <table:table-cell table:formula="of:=DATE(RANDBETWEEN(2018;2028);RANDBETWEEN(1;12);RANDBETWEEN(1;30))" office:value-type="date" office:date-value="2020-02-25" calcext:value-type="date">
            <text:p>25.2.2020</text:p>
          </table:table-cell>
          <table:table-cell table:formula="of:=DATE(RANDBETWEEN(2021;2031);RANDBETWEEN(1;12);RANDBETWEEN(1;30))" office:value-type="date" office:date-value="2024-09-18" calcext:value-type="date">
            <text:p>18.9.2024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2-09-23" calcext:value-type="date">
            <text:p>23.9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708530" calcext:value-type="float">
            <text:p>708530</text:p>
          </table:table-cell>
          <table:table-cell table:formula="of:=DATE(RANDBETWEEN(2018;2028);RANDBETWEEN(1;12);RANDBETWEEN(1;30))" office:value-type="date" office:date-value="2025-12-05" calcext:value-type="date">
            <text:p>5.12.2025</text:p>
          </table:table-cell>
          <table:table-cell table:formula="of:=DATE(RANDBETWEEN(2021;2031);RANDBETWEEN(1;12);RANDBETWEEN(1;30))" office:value-type="date" office:date-value="2030-04-23" calcext:value-type="date">
            <text:p>23.4.2030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9-08-13" calcext:value-type="date">
            <text:p>13.8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492726" calcext:value-type="float">
            <text:p>492726</text:p>
          </table:table-cell>
          <table:table-cell table:formula="of:=DATE(RANDBETWEEN(2018;2028);RANDBETWEEN(1;12);RANDBETWEEN(1;30))" office:value-type="date" office:date-value="2020-11-22" calcext:value-type="date">
            <text:p>22.11.2020</text:p>
          </table:table-cell>
          <table:table-cell table:formula="of:=DATE(RANDBETWEEN(2021;2031);RANDBETWEEN(1;12);RANDBETWEEN(1;30))" office:value-type="date" office:date-value="2021-09-14" calcext:value-type="date">
            <text:p>14.9.2021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2-12-20" calcext:value-type="date">
            <text:p>20.12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964968" calcext:value-type="float">
            <text:p>964968</text:p>
          </table:table-cell>
          <table:table-cell table:formula="of:=DATE(RANDBETWEEN(2018;2028);RANDBETWEEN(1;12);RANDBETWEEN(1;30))" office:value-type="date" office:date-value="2019-09-03" calcext:value-type="date">
            <text:p>3.9.2019</text:p>
          </table:table-cell>
          <table:table-cell table:formula="of:=DATE(RANDBETWEEN(2021;2031);RANDBETWEEN(1;12);RANDBETWEEN(1;30))" office:value-type="date" office:date-value="2021-10-26" calcext:value-type="date">
            <text:p>26.10.202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7-06-20" calcext:value-type="date">
            <text:p>20.6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633809" calcext:value-type="float">
            <text:p>633809</text:p>
          </table:table-cell>
          <table:table-cell table:formula="of:=DATE(RANDBETWEEN(2018;2028);RANDBETWEEN(1;12);RANDBETWEEN(1;30))" office:value-type="date" office:date-value="2025-05-18" calcext:value-type="date">
            <text:p>18.5.2025</text:p>
          </table:table-cell>
          <table:table-cell table:formula="of:=DATE(RANDBETWEEN(2021;2031);RANDBETWEEN(1;12);RANDBETWEEN(1;30))" office:value-type="date" office:date-value="2030-09-26" calcext:value-type="date">
            <text:p>26.9.2030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0-10-10" calcext:value-type="date">
            <text:p>10.10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834747" calcext:value-type="float">
            <text:p>834747</text:p>
          </table:table-cell>
          <table:table-cell table:formula="of:=DATE(RANDBETWEEN(2018;2028);RANDBETWEEN(1;12);RANDBETWEEN(1;30))" office:value-type="date" office:date-value="2027-11-10" calcext:value-type="date">
            <text:p>10.11.2027</text:p>
          </table:table-cell>
          <table:table-cell table:formula="of:=DATE(RANDBETWEEN(2021;2031);RANDBETWEEN(1;12);RANDBETWEEN(1;30))" office:value-type="date" office:date-value="2021-02-24" calcext:value-type="date">
            <text:p>24.2.2021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5-05-17" calcext:value-type="date">
            <text:p>17.5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285611" calcext:value-type="float">
            <text:p>285611</text:p>
          </table:table-cell>
          <table:table-cell table:formula="of:=DATE(RANDBETWEEN(2018;2028);RANDBETWEEN(1;12);RANDBETWEEN(1;30))" office:value-type="date" office:date-value="2023-11-08" calcext:value-type="date">
            <text:p>8.11.2023</text:p>
          </table:table-cell>
          <table:table-cell table:formula="of:=DATE(RANDBETWEEN(2021;2031);RANDBETWEEN(1;12);RANDBETWEEN(1;30))" office:value-type="date" office:date-value="2028-05-30" calcext:value-type="date">
            <text:p>30.5.2028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6-04-13" calcext:value-type="date">
            <text:p>13.4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959592" calcext:value-type="float">
            <text:p>959592</text:p>
          </table:table-cell>
          <table:table-cell table:formula="of:=DATE(RANDBETWEEN(2018;2028);RANDBETWEEN(1;12);RANDBETWEEN(1;30))" office:value-type="date" office:date-value="2019-05-23" calcext:value-type="date">
            <text:p>23.5.2019</text:p>
          </table:table-cell>
          <table:table-cell table:formula="of:=DATE(RANDBETWEEN(2021;2031);RANDBETWEEN(1;12);RANDBETWEEN(1;30))" office:value-type="date" office:date-value="2030-10-30" calcext:value-type="date">
            <text:p>30.10.2030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5-09-11" calcext:value-type="date">
            <text:p>11.9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879733" calcext:value-type="float">
            <text:p>879733</text:p>
          </table:table-cell>
          <table:table-cell table:formula="of:=DATE(RANDBETWEEN(2018;2028);RANDBETWEEN(1;12);RANDBETWEEN(1;30))" office:value-type="date" office:date-value="2021-09-27" calcext:value-type="date">
            <text:p>27.9.2021</text:p>
          </table:table-cell>
          <table:table-cell table:formula="of:=DATE(RANDBETWEEN(2021;2031);RANDBETWEEN(1;12);RANDBETWEEN(1;30))" office:value-type="date" office:date-value="2030-08-02" calcext:value-type="date">
            <text:p>2.8.2030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4-04-17" calcext:value-type="date">
            <text:p>17.4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508559" calcext:value-type="float">
            <text:p>508559</text:p>
          </table:table-cell>
          <table:table-cell table:formula="of:=DATE(RANDBETWEEN(2018;2028);RANDBETWEEN(1;12);RANDBETWEEN(1;30))" office:value-type="date" office:date-value="2024-04-19" calcext:value-type="date">
            <text:p>19.4.2024</text:p>
          </table:table-cell>
          <table:table-cell table:formula="of:=DATE(RANDBETWEEN(2021;2031);RANDBETWEEN(1;12);RANDBETWEEN(1;30))" office:value-type="date" office:date-value="2030-07-26" calcext:value-type="date">
            <text:p>26.7.2030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9-05-27" calcext:value-type="date">
            <text:p>27.5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801268" calcext:value-type="float">
            <text:p>801268</text:p>
          </table:table-cell>
          <table:table-cell table:formula="of:=DATE(RANDBETWEEN(2018;2028);RANDBETWEEN(1;12);RANDBETWEEN(1;30))" office:value-type="date" office:date-value="2019-07-28" calcext:value-type="date">
            <text:p>28.7.2019</text:p>
          </table:table-cell>
          <table:table-cell table:formula="of:=DATE(RANDBETWEEN(2021;2031);RANDBETWEEN(1;12);RANDBETWEEN(1;30))" office:value-type="date" office:date-value="2023-01-25" calcext:value-type="date">
            <text:p>25.1.2023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8-02-21" calcext:value-type="date">
            <text:p>21.2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791241" calcext:value-type="float">
            <text:p>791241</text:p>
          </table:table-cell>
          <table:table-cell table:formula="of:=DATE(RANDBETWEEN(2018;2028);RANDBETWEEN(1;12);RANDBETWEEN(1;30))" office:value-type="date" office:date-value="2028-03-08" calcext:value-type="date">
            <text:p>8.3.2028</text:p>
          </table:table-cell>
          <table:table-cell table:formula="of:=DATE(RANDBETWEEN(2021;2031);RANDBETWEEN(1;12);RANDBETWEEN(1;30))" office:value-type="date" office:date-value="2021-09-06" calcext:value-type="date">
            <text:p>6.9.2021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4-09-22" calcext:value-type="date">
            <text:p>22.9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872434" calcext:value-type="float">
            <text:p>872434</text:p>
          </table:table-cell>
          <table:table-cell table:formula="of:=DATE(RANDBETWEEN(2018;2028);RANDBETWEEN(1;12);RANDBETWEEN(1;30))" office:value-type="date" office:date-value="2023-07-18" calcext:value-type="date">
            <text:p>18.7.2023</text:p>
          </table:table-cell>
          <table:table-cell table:formula="of:=DATE(RANDBETWEEN(2021;2031);RANDBETWEEN(1;12);RANDBETWEEN(1;30))" office:value-type="date" office:date-value="2027-09-15" calcext:value-type="date">
            <text:p>15.9.2027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3-05-11" calcext:value-type="date">
            <text:p>11.5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441837" calcext:value-type="float">
            <text:p>441837</text:p>
          </table:table-cell>
          <table:table-cell table:formula="of:=DATE(RANDBETWEEN(2018;2028);RANDBETWEEN(1;12);RANDBETWEEN(1;30))" office:value-type="date" office:date-value="2028-05-06" calcext:value-type="date">
            <text:p>6.5.2028</text:p>
          </table:table-cell>
          <table:table-cell table:formula="of:=DATE(RANDBETWEEN(2021;2031);RANDBETWEEN(1;12);RANDBETWEEN(1;30))" office:value-type="date" office:date-value="2031-01-15" calcext:value-type="date">
            <text:p>15.1.2031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2001-11-25" calcext:value-type="date">
            <text:p>25.11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588089" calcext:value-type="float">
            <text:p>588089</text:p>
          </table:table-cell>
          <table:table-cell table:formula="of:=DATE(RANDBETWEEN(2018;2028);RANDBETWEEN(1;12);RANDBETWEEN(1;30))" office:value-type="date" office:date-value="2024-06-26" calcext:value-type="date">
            <text:p>26.6.2024</text:p>
          </table:table-cell>
          <table:table-cell table:formula="of:=DATE(RANDBETWEEN(2021;2031);RANDBETWEEN(1;12);RANDBETWEEN(1;30))" office:value-type="date" office:date-value="2024-12-22" calcext:value-type="date">
            <text:p>22.12.2024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3-08-20" calcext:value-type="date">
            <text:p>20.8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693597" calcext:value-type="float">
            <text:p>693597</text:p>
          </table:table-cell>
          <table:table-cell table:formula="of:=DATE(RANDBETWEEN(2018;2028);RANDBETWEEN(1;12);RANDBETWEEN(1;30))" office:value-type="date" office:date-value="2021-06-26" calcext:value-type="date">
            <text:p>26.6.2021</text:p>
          </table:table-cell>
          <table:table-cell table:formula="of:=DATE(RANDBETWEEN(2021;2031);RANDBETWEEN(1;12);RANDBETWEEN(1;30))" office:value-type="date" office:date-value="2029-03-02" calcext:value-type="date">
            <text:p>2.3.2029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7-02-24" calcext:value-type="date">
            <text:p>24.2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975076" calcext:value-type="float">
            <text:p>975076</text:p>
          </table:table-cell>
          <table:table-cell table:formula="of:=DATE(RANDBETWEEN(2018;2028);RANDBETWEEN(1;12);RANDBETWEEN(1;30))" office:value-type="date" office:date-value="2022-03-16" calcext:value-type="date">
            <text:p>16.3.2022</text:p>
          </table:table-cell>
          <table:table-cell table:formula="of:=DATE(RANDBETWEEN(2021;2031);RANDBETWEEN(1;12);RANDBETWEEN(1;30))" office:value-type="date" office:date-value="2029-07-30" calcext:value-type="date">
            <text:p>30.7.2029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7-02-16" calcext:value-type="date">
            <text:p>16.2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132230" calcext:value-type="float">
            <text:p>132230</text:p>
          </table:table-cell>
          <table:table-cell table:formula="of:=DATE(RANDBETWEEN(2018;2028);RANDBETWEEN(1;12);RANDBETWEEN(1;30))" office:value-type="date" office:date-value="2027-09-07" calcext:value-type="date">
            <text:p>7.9.2027</text:p>
          </table:table-cell>
          <table:table-cell table:formula="of:=DATE(RANDBETWEEN(2021;2031);RANDBETWEEN(1;12);RANDBETWEEN(1;30))" office:value-type="date" office:date-value="2027-03-26" calcext:value-type="date">
            <text:p>26.3.2027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4-03-11" calcext:value-type="date">
            <text:p>11.3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877324" calcext:value-type="float">
            <text:p>877324</text:p>
          </table:table-cell>
          <table:table-cell table:formula="of:=DATE(RANDBETWEEN(2018;2028);RANDBETWEEN(1;12);RANDBETWEEN(1;30))" office:value-type="date" office:date-value="2020-06-06" calcext:value-type="date">
            <text:p>6.6.2020</text:p>
          </table:table-cell>
          <table:table-cell table:formula="of:=DATE(RANDBETWEEN(2021;2031);RANDBETWEEN(1;12);RANDBETWEEN(1;30))" office:value-type="date" office:date-value="2030-12-20" calcext:value-type="date">
            <text:p>20.12.2030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5-05-17" calcext:value-type="date">
            <text:p>17.5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289381" calcext:value-type="float">
            <text:p>289381</text:p>
          </table:table-cell>
          <table:table-cell table:formula="of:=DATE(RANDBETWEEN(2018;2028);RANDBETWEEN(1;12);RANDBETWEEN(1;30))" office:value-type="date" office:date-value="2026-02-03" calcext:value-type="date">
            <text:p>3.2.2026</text:p>
          </table:table-cell>
          <table:table-cell table:formula="of:=DATE(RANDBETWEEN(2021;2031);RANDBETWEEN(1;12);RANDBETWEEN(1;30))" office:value-type="date" office:date-value="2023-06-12" calcext:value-type="date">
            <text:p>12.6.2023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1-08-24" calcext:value-type="date">
            <text:p>24.8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734112" calcext:value-type="float">
            <text:p>734112</text:p>
          </table:table-cell>
          <table:table-cell table:formula="of:=DATE(RANDBETWEEN(2018;2028);RANDBETWEEN(1;12);RANDBETWEEN(1;30))" office:value-type="date" office:date-value="2020-02-06" calcext:value-type="date">
            <text:p>6.2.2020</text:p>
          </table:table-cell>
          <table:table-cell table:formula="of:=DATE(RANDBETWEEN(2021;2031);RANDBETWEEN(1;12);RANDBETWEEN(1;30))" office:value-type="date" office:date-value="2027-04-19" calcext:value-type="date">
            <text:p>19.4.2027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2-09-06" calcext:value-type="date">
            <text:p>6.9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792237" calcext:value-type="float">
            <text:p>792237</text:p>
          </table:table-cell>
          <table:table-cell table:formula="of:=DATE(RANDBETWEEN(2018;2028);RANDBETWEEN(1;12);RANDBETWEEN(1;30))" office:value-type="date" office:date-value="2021-03-05" calcext:value-type="date">
            <text:p>5.3.2021</text:p>
          </table:table-cell>
          <table:table-cell table:formula="of:=DATE(RANDBETWEEN(2021;2031);RANDBETWEEN(1;12);RANDBETWEEN(1;30))" office:value-type="date" office:date-value="2023-06-23" calcext:value-type="date">
            <text:p>23.6.2023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0-08-29" calcext:value-type="date">
            <text:p>29.8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595907" calcext:value-type="float">
            <text:p>595907</text:p>
          </table:table-cell>
          <table:table-cell table:formula="of:=DATE(RANDBETWEEN(2018;2028);RANDBETWEEN(1;12);RANDBETWEEN(1;30))" office:value-type="date" office:date-value="2024-06-30" calcext:value-type="date">
            <text:p>30.6.2024</text:p>
          </table:table-cell>
          <table:table-cell table:formula="of:=DATE(RANDBETWEEN(2021;2031);RANDBETWEEN(1;12);RANDBETWEEN(1;30))" office:value-type="date" office:date-value="2023-01-12" calcext:value-type="date">
            <text:p>12.1.2023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7-10-29" calcext:value-type="date">
            <text:p>29.10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785066" calcext:value-type="float">
            <text:p>785066</text:p>
          </table:table-cell>
          <table:table-cell table:formula="of:=DATE(RANDBETWEEN(2018;2028);RANDBETWEEN(1;12);RANDBETWEEN(1;30))" office:value-type="date" office:date-value="2023-02-15" calcext:value-type="date">
            <text:p>15.2.2023</text:p>
          </table:table-cell>
          <table:table-cell table:formula="of:=DATE(RANDBETWEEN(2021;2031);RANDBETWEEN(1;12);RANDBETWEEN(1;30))" office:value-type="date" office:date-value="2024-02-28" calcext:value-type="date">
            <text:p>28.2.2024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7-10-09" calcext:value-type="date">
            <text:p>9.10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974888" calcext:value-type="float">
            <text:p>974888</text:p>
          </table:table-cell>
          <table:table-cell table:formula="of:=DATE(RANDBETWEEN(2018;2028);RANDBETWEEN(1;12);RANDBETWEEN(1;30))" office:value-type="date" office:date-value="2028-07-05" calcext:value-type="date">
            <text:p>5.7.2028</text:p>
          </table:table-cell>
          <table:table-cell table:formula="of:=DATE(RANDBETWEEN(2021;2031);RANDBETWEEN(1;12);RANDBETWEEN(1;30))" office:value-type="date" office:date-value="2023-08-08" calcext:value-type="date">
            <text:p>8.8.2023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0-05-30" calcext:value-type="date">
            <text:p>30.5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971999" calcext:value-type="float">
            <text:p>971999</text:p>
          </table:table-cell>
          <table:table-cell table:formula="of:=DATE(RANDBETWEEN(2018;2028);RANDBETWEEN(1;12);RANDBETWEEN(1;30))" office:value-type="date" office:date-value="2022-10-15" calcext:value-type="date">
            <text:p>15.10.2022</text:p>
          </table:table-cell>
          <table:table-cell table:formula="of:=DATE(RANDBETWEEN(2021;2031);RANDBETWEEN(1;12);RANDBETWEEN(1;30))" office:value-type="date" office:date-value="2022-06-18" calcext:value-type="date">
            <text:p>18.6.2022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7-05-09" calcext:value-type="date">
            <text:p>9.5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387205" calcext:value-type="float">
            <text:p>387205</text:p>
          </table:table-cell>
          <table:table-cell table:formula="of:=DATE(RANDBETWEEN(2018;2028);RANDBETWEEN(1;12);RANDBETWEEN(1;30))" office:value-type="date" office:date-value="2024-08-29" calcext:value-type="date">
            <text:p>29.8.2024</text:p>
          </table:table-cell>
          <table:table-cell table:formula="of:=DATE(RANDBETWEEN(2021;2031);RANDBETWEEN(1;12);RANDBETWEEN(1;30))" office:value-type="date" office:date-value="2029-09-11" calcext:value-type="date">
            <text:p>11.9.2029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2004-03-09" calcext:value-type="date">
            <text:p>9.3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477785" calcext:value-type="float">
            <text:p>477785</text:p>
          </table:table-cell>
          <table:table-cell table:formula="of:=DATE(RANDBETWEEN(2018;2028);RANDBETWEEN(1;12);RANDBETWEEN(1;30))" office:value-type="date" office:date-value="2025-02-26" calcext:value-type="date">
            <text:p>26.2.2025</text:p>
          </table:table-cell>
          <table:table-cell table:formula="of:=DATE(RANDBETWEEN(2021;2031);RANDBETWEEN(1;12);RANDBETWEEN(1;30))" office:value-type="date" office:date-value="2031-11-04" calcext:value-type="date">
            <text:p>4.11.2031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1-12-18" calcext:value-type="date">
            <text:p>18.12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953090" calcext:value-type="float">
            <text:p>953090</text:p>
          </table:table-cell>
          <table:table-cell table:formula="of:=DATE(RANDBETWEEN(2018;2028);RANDBETWEEN(1;12);RANDBETWEEN(1;30))" office:value-type="date" office:date-value="2021-02-06" calcext:value-type="date">
            <text:p>6.2.2021</text:p>
          </table:table-cell>
          <table:table-cell table:formula="of:=DATE(RANDBETWEEN(2021;2031);RANDBETWEEN(1;12);RANDBETWEEN(1;30))" office:value-type="date" office:date-value="2031-11-24" calcext:value-type="date">
            <text:p>24.11.2031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3-03-15" calcext:value-type="date">
            <text:p>15.3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970791" calcext:value-type="float">
            <text:p>970791</text:p>
          </table:table-cell>
          <table:table-cell table:formula="of:=DATE(RANDBETWEEN(2018;2028);RANDBETWEEN(1;12);RANDBETWEEN(1;30))" office:value-type="date" office:date-value="2022-01-18" calcext:value-type="date">
            <text:p>18.1.2022</text:p>
          </table:table-cell>
          <table:table-cell table:formula="of:=DATE(RANDBETWEEN(2021;2031);RANDBETWEEN(1;12);RANDBETWEEN(1;30))" office:value-type="date" office:date-value="2022-01-02" calcext:value-type="date">
            <text:p>2.1.2022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2002-04-10" calcext:value-type="date">
            <text:p>10.4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601490" calcext:value-type="float">
            <text:p>601490</text:p>
          </table:table-cell>
          <table:table-cell table:formula="of:=DATE(RANDBETWEEN(2018;2028);RANDBETWEEN(1;12);RANDBETWEEN(1;30))" office:value-type="date" office:date-value="2023-02-18" calcext:value-type="date">
            <text:p>18.2.2023</text:p>
          </table:table-cell>
          <table:table-cell table:formula="of:=DATE(RANDBETWEEN(2021;2031);RANDBETWEEN(1;12);RANDBETWEEN(1;30))" office:value-type="date" office:date-value="2026-12-03" calcext:value-type="date">
            <text:p>3.12.2026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4-09-09" calcext:value-type="date">
            <text:p>9.9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679391" calcext:value-type="float">
            <text:p>679391</text:p>
          </table:table-cell>
          <table:table-cell table:formula="of:=DATE(RANDBETWEEN(2018;2028);RANDBETWEEN(1;12);RANDBETWEEN(1;30))" office:value-type="date" office:date-value="2026-11-19" calcext:value-type="date">
            <text:p>19.11.2026</text:p>
          </table:table-cell>
          <table:table-cell table:formula="of:=DATE(RANDBETWEEN(2021;2031);RANDBETWEEN(1;12);RANDBETWEEN(1;30))" office:value-type="date" office:date-value="2030-07-23" calcext:value-type="date">
            <text:p>23.7.2030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2000-10-05" calcext:value-type="date">
            <text:p>5.10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917673" calcext:value-type="float">
            <text:p>917673</text:p>
          </table:table-cell>
          <table:table-cell table:formula="of:=DATE(RANDBETWEEN(2018;2028);RANDBETWEEN(1;12);RANDBETWEEN(1;30))" office:value-type="date" office:date-value="2025-07-30" calcext:value-type="date">
            <text:p>30.7.2025</text:p>
          </table:table-cell>
          <table:table-cell table:formula="of:=DATE(RANDBETWEEN(2021;2031);RANDBETWEEN(1;12);RANDBETWEEN(1;30))" office:value-type="date" office:date-value="2027-01-08" calcext:value-type="date">
            <text:p>8.1.2027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1-11-07" calcext:value-type="date">
            <text:p>7.11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229204" calcext:value-type="float">
            <text:p>229204</text:p>
          </table:table-cell>
          <table:table-cell table:formula="of:=DATE(RANDBETWEEN(2018;2028);RANDBETWEEN(1;12);RANDBETWEEN(1;30))" office:value-type="date" office:date-value="2025-05-10" calcext:value-type="date">
            <text:p>10.5.2025</text:p>
          </table:table-cell>
          <table:table-cell table:formula="of:=DATE(RANDBETWEEN(2021;2031);RANDBETWEEN(1;12);RANDBETWEEN(1;30))" office:value-type="date" office:date-value="2030-06-03" calcext:value-type="date">
            <text:p>3.6.2030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3-10-28" calcext:value-type="date">
            <text:p>28.10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545874" calcext:value-type="float">
            <text:p>545874</text:p>
          </table:table-cell>
          <table:table-cell table:formula="of:=DATE(RANDBETWEEN(2018;2028);RANDBETWEEN(1;12);RANDBETWEEN(1;30))" office:value-type="date" office:date-value="2027-10-13" calcext:value-type="date">
            <text:p>13.10.2027</text:p>
          </table:table-cell>
          <table:table-cell table:formula="of:=DATE(RANDBETWEEN(2021;2031);RANDBETWEEN(1;12);RANDBETWEEN(1;30))" office:value-type="date" office:date-value="2029-07-03" calcext:value-type="date">
            <text:p>3.7.2029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2-06-07" calcext:value-type="date">
            <text:p>7.6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683397" calcext:value-type="float">
            <text:p>683397</text:p>
          </table:table-cell>
          <table:table-cell table:formula="of:=DATE(RANDBETWEEN(2018;2028);RANDBETWEEN(1;12);RANDBETWEEN(1;30))" office:value-type="date" office:date-value="2020-08-28" calcext:value-type="date">
            <text:p>28.8.2020</text:p>
          </table:table-cell>
          <table:table-cell table:formula="of:=DATE(RANDBETWEEN(2021;2031);RANDBETWEEN(1;12);RANDBETWEEN(1;30))" office:value-type="date" office:date-value="2024-07-09" calcext:value-type="date">
            <text:p>9.7.2024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8-12-14" calcext:value-type="date">
            <text:p>14.12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601809" calcext:value-type="float">
            <text:p>601809</text:p>
          </table:table-cell>
          <table:table-cell table:formula="of:=DATE(RANDBETWEEN(2018;2028);RANDBETWEEN(1;12);RANDBETWEEN(1;30))" office:value-type="date" office:date-value="2023-02-27" calcext:value-type="date">
            <text:p>27.2.2023</text:p>
          </table:table-cell>
          <table:table-cell table:formula="of:=DATE(RANDBETWEEN(2021;2031);RANDBETWEEN(1;12);RANDBETWEEN(1;30))" office:value-type="date" office:date-value="2026-09-07" calcext:value-type="date">
            <text:p>7.9.2026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2-10-14" calcext:value-type="date">
            <text:p>14.10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311392" calcext:value-type="float">
            <text:p>311392</text:p>
          </table:table-cell>
          <table:table-cell table:formula="of:=DATE(RANDBETWEEN(2018;2028);RANDBETWEEN(1;12);RANDBETWEEN(1;30))" office:value-type="date" office:date-value="2025-08-12" calcext:value-type="date">
            <text:p>12.8.2025</text:p>
          </table:table-cell>
          <table:table-cell table:formula="of:=DATE(RANDBETWEEN(2021;2031);RANDBETWEEN(1;12);RANDBETWEEN(1;30))" office:value-type="date" office:date-value="2030-05-08" calcext:value-type="date">
            <text:p>8.5.2030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6-11-22" calcext:value-type="date">
            <text:p>22.11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360469" calcext:value-type="float">
            <text:p>360469</text:p>
          </table:table-cell>
          <table:table-cell table:formula="of:=DATE(RANDBETWEEN(2018;2028);RANDBETWEEN(1;12);RANDBETWEEN(1;30))" office:value-type="date" office:date-value="2021-12-03" calcext:value-type="date">
            <text:p>3.12.2021</text:p>
          </table:table-cell>
          <table:table-cell table:formula="of:=DATE(RANDBETWEEN(2021;2031);RANDBETWEEN(1;12);RANDBETWEEN(1;30))" office:value-type="date" office:date-value="2030-10-04" calcext:value-type="date">
            <text:p>4.10.2030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2002-05-23" calcext:value-type="date">
            <text:p>23.5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625651" calcext:value-type="float">
            <text:p>625651</text:p>
          </table:table-cell>
          <table:table-cell table:formula="of:=DATE(RANDBETWEEN(2018;2028);RANDBETWEEN(1;12);RANDBETWEEN(1;30))" office:value-type="date" office:date-value="2028-08-29" calcext:value-type="date">
            <text:p>29.8.2028</text:p>
          </table:table-cell>
          <table:table-cell table:formula="of:=DATE(RANDBETWEEN(2021;2031);RANDBETWEEN(1;12);RANDBETWEEN(1;30))" office:value-type="date" office:date-value="2028-10-06" calcext:value-type="date">
            <text:p>6.10.2028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7-07-25" calcext:value-type="date">
            <text:p>25.7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435939" calcext:value-type="float">
            <text:p>435939</text:p>
          </table:table-cell>
          <table:table-cell table:formula="of:=DATE(RANDBETWEEN(2018;2028);RANDBETWEEN(1;12);RANDBETWEEN(1;30))" office:value-type="date" office:date-value="2026-09-25" calcext:value-type="date">
            <text:p>25.9.2026</text:p>
          </table:table-cell>
          <table:table-cell table:formula="of:=DATE(RANDBETWEEN(2021;2031);RANDBETWEEN(1;12);RANDBETWEEN(1;30))" office:value-type="date" office:date-value="2021-04-23" calcext:value-type="date">
            <text:p>23.4.2021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2-09-24" calcext:value-type="date">
            <text:p>24.9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205912" calcext:value-type="float">
            <text:p>205912</text:p>
          </table:table-cell>
          <table:table-cell table:formula="of:=DATE(RANDBETWEEN(2018;2028);RANDBETWEEN(1;12);RANDBETWEEN(1;30))" office:value-type="date" office:date-value="2020-02-11" calcext:value-type="date">
            <text:p>11.2.2020</text:p>
          </table:table-cell>
          <table:table-cell table:formula="of:=DATE(RANDBETWEEN(2021;2031);RANDBETWEEN(1;12);RANDBETWEEN(1;30))" office:value-type="date" office:date-value="2028-03-22" calcext:value-type="date">
            <text:p>22.3.2028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3-08-18" calcext:value-type="date">
            <text:p>18.8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422991" calcext:value-type="float">
            <text:p>422991</text:p>
          </table:table-cell>
          <table:table-cell table:formula="of:=DATE(RANDBETWEEN(2018;2028);RANDBETWEEN(1;12);RANDBETWEEN(1;30))" office:value-type="date" office:date-value="2026-08-11" calcext:value-type="date">
            <text:p>11.8.2026</text:p>
          </table:table-cell>
          <table:table-cell table:formula="of:=DATE(RANDBETWEEN(2021;2031);RANDBETWEEN(1;12);RANDBETWEEN(1;30))" office:value-type="date" office:date-value="2027-02-10" calcext:value-type="date">
            <text:p>10.2.2027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1-10-17" calcext:value-type="date">
            <text:p>17.10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845223" calcext:value-type="float">
            <text:p>845223</text:p>
          </table:table-cell>
          <table:table-cell table:formula="of:=DATE(RANDBETWEEN(2018;2028);RANDBETWEEN(1;12);RANDBETWEEN(1;30))" office:value-type="date" office:date-value="2028-07-03" calcext:value-type="date">
            <text:p>3.7.2028</text:p>
          </table:table-cell>
          <table:table-cell table:formula="of:=DATE(RANDBETWEEN(2021;2031);RANDBETWEEN(1;12);RANDBETWEEN(1;30))" office:value-type="date" office:date-value="2023-02-18" calcext:value-type="date">
            <text:p>18.2.2023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5-09-19" calcext:value-type="date">
            <text:p>19.9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795419" calcext:value-type="float">
            <text:p>795419</text:p>
          </table:table-cell>
          <table:table-cell table:formula="of:=DATE(RANDBETWEEN(2018;2028);RANDBETWEEN(1;12);RANDBETWEEN(1;30))" office:value-type="date" office:date-value="2023-10-29" calcext:value-type="date">
            <text:p>29.10.2023</text:p>
          </table:table-cell>
          <table:table-cell table:formula="of:=DATE(RANDBETWEEN(2021;2031);RANDBETWEEN(1;12);RANDBETWEEN(1;30))" office:value-type="date" office:date-value="2025-11-17" calcext:value-type="date">
            <text:p>17.11.2025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6-04-22" calcext:value-type="date">
            <text:p>22.4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981214" calcext:value-type="float">
            <text:p>981214</text:p>
          </table:table-cell>
          <table:table-cell table:formula="of:=DATE(RANDBETWEEN(2018;2028);RANDBETWEEN(1;12);RANDBETWEEN(1;30))" office:value-type="date" office:date-value="2026-07-20" calcext:value-type="date">
            <text:p>20.7.2026</text:p>
          </table:table-cell>
          <table:table-cell table:formula="of:=DATE(RANDBETWEEN(2021;2031);RANDBETWEEN(1;12);RANDBETWEEN(1;30))" office:value-type="date" office:date-value="2029-08-16" calcext:value-type="date">
            <text:p>16.8.2029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7-10-10" calcext:value-type="date">
            <text:p>10.10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377950" calcext:value-type="float">
            <text:p>377950</text:p>
          </table:table-cell>
          <table:table-cell table:formula="of:=DATE(RANDBETWEEN(2018;2028);RANDBETWEEN(1;12);RANDBETWEEN(1;30))" office:value-type="date" office:date-value="2019-02-16" calcext:value-type="date">
            <text:p>16.2.2019</text:p>
          </table:table-cell>
          <table:table-cell table:formula="of:=DATE(RANDBETWEEN(2021;2031);RANDBETWEEN(1;12);RANDBETWEEN(1;30))" office:value-type="date" office:date-value="2021-12-05" calcext:value-type="date">
            <text:p>5.12.202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7-03-30" calcext:value-type="date">
            <text:p>30.3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240292" calcext:value-type="float">
            <text:p>240292</text:p>
          </table:table-cell>
          <table:table-cell table:formula="of:=DATE(RANDBETWEEN(2018;2028);RANDBETWEEN(1;12);RANDBETWEEN(1;30))" office:value-type="date" office:date-value="2028-05-10" calcext:value-type="date">
            <text:p>10.5.2028</text:p>
          </table:table-cell>
          <table:table-cell table:formula="of:=DATE(RANDBETWEEN(2021;2031);RANDBETWEEN(1;12);RANDBETWEEN(1;30))" office:value-type="date" office:date-value="2025-07-22" calcext:value-type="date">
            <text:p>22.7.2025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9-06-25" calcext:value-type="date">
            <text:p>25.6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263585" calcext:value-type="float">
            <text:p>263585</text:p>
          </table:table-cell>
          <table:table-cell table:formula="of:=DATE(RANDBETWEEN(2018;2028);RANDBETWEEN(1;12);RANDBETWEEN(1;30))" office:value-type="date" office:date-value="2025-03-12" calcext:value-type="date">
            <text:p>12.3.2025</text:p>
          </table:table-cell>
          <table:table-cell table:formula="of:=DATE(RANDBETWEEN(2021;2031);RANDBETWEEN(1;12);RANDBETWEEN(1;30))" office:value-type="date" office:date-value="2027-11-02" calcext:value-type="date">
            <text:p>2.11.2027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0-10-08" calcext:value-type="date">
            <text:p>8.10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468228" calcext:value-type="float">
            <text:p>468228</text:p>
          </table:table-cell>
          <table:table-cell table:formula="of:=DATE(RANDBETWEEN(2018;2028);RANDBETWEEN(1;12);RANDBETWEEN(1;30))" office:value-type="date" office:date-value="2026-07-15" calcext:value-type="date">
            <text:p>15.7.2026</text:p>
          </table:table-cell>
          <table:table-cell table:formula="of:=DATE(RANDBETWEEN(2021;2031);RANDBETWEEN(1;12);RANDBETWEEN(1;30))" office:value-type="date" office:date-value="2026-04-04" calcext:value-type="date">
            <text:p>4.4.2026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2000-03-08" calcext:value-type="date">
            <text:p>8.3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919498" calcext:value-type="float">
            <text:p>919498</text:p>
          </table:table-cell>
          <table:table-cell table:formula="of:=DATE(RANDBETWEEN(2018;2028);RANDBETWEEN(1;12);RANDBETWEEN(1;30))" office:value-type="date" office:date-value="2020-01-19" calcext:value-type="date">
            <text:p>19.1.2020</text:p>
          </table:table-cell>
          <table:table-cell table:formula="of:=DATE(RANDBETWEEN(2021;2031);RANDBETWEEN(1;12);RANDBETWEEN(1;30))" office:value-type="date" office:date-value="2022-11-25" calcext:value-type="date">
            <text:p>25.11.2022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0-02-03" calcext:value-type="date">
            <text:p>3.2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410517" calcext:value-type="float">
            <text:p>410517</text:p>
          </table:table-cell>
          <table:table-cell table:formula="of:=DATE(RANDBETWEEN(2018;2028);RANDBETWEEN(1;12);RANDBETWEEN(1;30))" office:value-type="date" office:date-value="2024-10-01" calcext:value-type="date">
            <text:p>1.10.2024</text:p>
          </table:table-cell>
          <table:table-cell table:formula="of:=DATE(RANDBETWEEN(2021;2031);RANDBETWEEN(1;12);RANDBETWEEN(1;30))" office:value-type="date" office:date-value="2030-10-26" calcext:value-type="date">
            <text:p>26.10.2030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0-09-23" calcext:value-type="date">
            <text:p>23.9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242638" calcext:value-type="float">
            <text:p>242638</text:p>
          </table:table-cell>
          <table:table-cell table:formula="of:=DATE(RANDBETWEEN(2018;2028);RANDBETWEEN(1;12);RANDBETWEEN(1;30))" office:value-type="date" office:date-value="2028-11-14" calcext:value-type="date">
            <text:p>14.11.2028</text:p>
          </table:table-cell>
          <table:table-cell table:formula="of:=DATE(RANDBETWEEN(2021;2031);RANDBETWEEN(1;12);RANDBETWEEN(1;30))" office:value-type="date" office:date-value="2028-09-17" calcext:value-type="date">
            <text:p>17.9.2028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5-02-07" calcext:value-type="date">
            <text:p>7.2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605180" calcext:value-type="float">
            <text:p>605180</text:p>
          </table:table-cell>
          <table:table-cell table:formula="of:=DATE(RANDBETWEEN(2018;2028);RANDBETWEEN(1;12);RANDBETWEEN(1;30))" office:value-type="date" office:date-value="2025-10-12" calcext:value-type="date">
            <text:p>12.10.2025</text:p>
          </table:table-cell>
          <table:table-cell table:formula="of:=DATE(RANDBETWEEN(2021;2031);RANDBETWEEN(1;12);RANDBETWEEN(1;30))" office:value-type="date" office:date-value="2031-03-19" calcext:value-type="date">
            <text:p>19.3.2031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2001-02-13" calcext:value-type="date">
            <text:p>13.2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370764" calcext:value-type="float">
            <text:p>370764</text:p>
          </table:table-cell>
          <table:table-cell table:formula="of:=DATE(RANDBETWEEN(2018;2028);RANDBETWEEN(1;12);RANDBETWEEN(1;30))" office:value-type="date" office:date-value="2027-04-01" calcext:value-type="date">
            <text:p>1.4.2027</text:p>
          </table:table-cell>
          <table:table-cell table:formula="of:=DATE(RANDBETWEEN(2021;2031);RANDBETWEEN(1;12);RANDBETWEEN(1;30))" office:value-type="date" office:date-value="2021-05-02" calcext:value-type="date">
            <text:p>2.5.2021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5-07-23" calcext:value-type="date">
            <text:p>23.7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103224" calcext:value-type="float">
            <text:p>103224</text:p>
          </table:table-cell>
          <table:table-cell table:formula="of:=DATE(RANDBETWEEN(2018;2028);RANDBETWEEN(1;12);RANDBETWEEN(1;30))" office:value-type="date" office:date-value="2024-04-16" calcext:value-type="date">
            <text:p>16.4.2024</text:p>
          </table:table-cell>
          <table:table-cell table:formula="of:=DATE(RANDBETWEEN(2021;2031);RANDBETWEEN(1;12);RANDBETWEEN(1;30))" office:value-type="date" office:date-value="2026-01-17" calcext:value-type="date">
            <text:p>17.1.2026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4-12-17" calcext:value-type="date">
            <text:p>17.12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880456" calcext:value-type="float">
            <text:p>880456</text:p>
          </table:table-cell>
          <table:table-cell table:formula="of:=DATE(RANDBETWEEN(2018;2028);RANDBETWEEN(1;12);RANDBETWEEN(1;30))" office:value-type="date" office:date-value="2027-01-17" calcext:value-type="date">
            <text:p>17.1.2027</text:p>
          </table:table-cell>
          <table:table-cell table:formula="of:=DATE(RANDBETWEEN(2021;2031);RANDBETWEEN(1;12);RANDBETWEEN(1;30))" office:value-type="date" office:date-value="2029-08-07" calcext:value-type="date">
            <text:p>7.8.2029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8-02-10" calcext:value-type="date">
            <text:p>10.2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396724" calcext:value-type="float">
            <text:p>396724</text:p>
          </table:table-cell>
          <table:table-cell table:formula="of:=DATE(RANDBETWEEN(2018;2028);RANDBETWEEN(1;12);RANDBETWEEN(1;30))" office:value-type="date" office:date-value="2025-01-24" calcext:value-type="date">
            <text:p>24.1.2025</text:p>
          </table:table-cell>
          <table:table-cell table:formula="of:=DATE(RANDBETWEEN(2021;2031);RANDBETWEEN(1;12);RANDBETWEEN(1;30))" office:value-type="date" office:date-value="2029-02-04" calcext:value-type="date">
            <text:p>4.2.2029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2-07-19" calcext:value-type="date">
            <text:p>19.7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371997" calcext:value-type="float">
            <text:p>371997</text:p>
          </table:table-cell>
          <table:table-cell table:formula="of:=DATE(RANDBETWEEN(2018;2028);RANDBETWEEN(1;12);RANDBETWEEN(1;30))" office:value-type="date" office:date-value="2022-08-13" calcext:value-type="date">
            <text:p>13.8.2022</text:p>
          </table:table-cell>
          <table:table-cell table:formula="of:=DATE(RANDBETWEEN(2021;2031);RANDBETWEEN(1;12);RANDBETWEEN(1;30))" office:value-type="date" office:date-value="2029-06-19" calcext:value-type="date">
            <text:p>19.6.2029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1-01-05" calcext:value-type="date">
            <text:p>5.1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328563" calcext:value-type="float">
            <text:p>328563</text:p>
          </table:table-cell>
          <table:table-cell table:formula="of:=DATE(RANDBETWEEN(2018;2028);RANDBETWEEN(1;12);RANDBETWEEN(1;30))" office:value-type="date" office:date-value="2026-02-10" calcext:value-type="date">
            <text:p>10.2.2026</text:p>
          </table:table-cell>
          <table:table-cell table:formula="of:=DATE(RANDBETWEEN(2021;2031);RANDBETWEEN(1;12);RANDBETWEEN(1;30))" office:value-type="date" office:date-value="2030-02-03" calcext:value-type="date">
            <text:p>3.2.2030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5-11-24" calcext:value-type="date">
            <text:p>24.11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400751" calcext:value-type="float">
            <text:p>400751</text:p>
          </table:table-cell>
          <table:table-cell table:formula="of:=DATE(RANDBETWEEN(2018;2028);RANDBETWEEN(1;12);RANDBETWEEN(1;30))" office:value-type="date" office:date-value="2024-07-16" calcext:value-type="date">
            <text:p>16.7.2024</text:p>
          </table:table-cell>
          <table:table-cell table:formula="of:=DATE(RANDBETWEEN(2021;2031);RANDBETWEEN(1;12);RANDBETWEEN(1;30))" office:value-type="date" office:date-value="2024-02-07" calcext:value-type="date">
            <text:p>7.2.2024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3-03-25" calcext:value-type="date">
            <text:p>25.3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795385" calcext:value-type="float">
            <text:p>795385</text:p>
          </table:table-cell>
          <table:table-cell table:formula="of:=DATE(RANDBETWEEN(2018;2028);RANDBETWEEN(1;12);RANDBETWEEN(1;30))" office:value-type="date" office:date-value="2018-03-24" calcext:value-type="date">
            <text:p>24.3.2018</text:p>
          </table:table-cell>
          <table:table-cell table:formula="of:=DATE(RANDBETWEEN(2021;2031);RANDBETWEEN(1;12);RANDBETWEEN(1;30))" office:value-type="date" office:date-value="2023-10-29" calcext:value-type="date">
            <text:p>29.10.2023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2-06-02" calcext:value-type="date">
            <text:p>2.6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869664" calcext:value-type="float">
            <text:p>869664</text:p>
          </table:table-cell>
          <table:table-cell table:formula="of:=DATE(RANDBETWEEN(2018;2028);RANDBETWEEN(1;12);RANDBETWEEN(1;30))" office:value-type="date" office:date-value="2024-08-28" calcext:value-type="date">
            <text:p>28.8.2024</text:p>
          </table:table-cell>
          <table:table-cell table:formula="of:=DATE(RANDBETWEEN(2021;2031);RANDBETWEEN(1;12);RANDBETWEEN(1;30))" office:value-type="date" office:date-value="2029-12-01" calcext:value-type="date">
            <text:p>1.12.2029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3-01-14" calcext:value-type="date">
            <text:p>14.1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279415" calcext:value-type="float">
            <text:p>279415</text:p>
          </table:table-cell>
          <table:table-cell table:formula="of:=DATE(RANDBETWEEN(2018;2028);RANDBETWEEN(1;12);RANDBETWEEN(1;30))" office:value-type="date" office:date-value="2019-10-29" calcext:value-type="date">
            <text:p>29.10.2019</text:p>
          </table:table-cell>
          <table:table-cell table:formula="of:=DATE(RANDBETWEEN(2021;2031);RANDBETWEEN(1;12);RANDBETWEEN(1;30))" office:value-type="date" office:date-value="2023-08-20" calcext:value-type="date">
            <text:p>20.8.2023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1-07-21" calcext:value-type="date">
            <text:p>21.7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376191" calcext:value-type="float">
            <text:p>376191</text:p>
          </table:table-cell>
          <table:table-cell table:formula="of:=DATE(RANDBETWEEN(2018;2028);RANDBETWEEN(1;12);RANDBETWEEN(1;30))" office:value-type="date" office:date-value="2020-01-04" calcext:value-type="date">
            <text:p>4.1.2020</text:p>
          </table:table-cell>
          <table:table-cell table:formula="of:=DATE(RANDBETWEEN(2021;2031);RANDBETWEEN(1;12);RANDBETWEEN(1;30))" office:value-type="date" office:date-value="2030-01-01" calcext:value-type="date">
            <text:p>1.1.2030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3-02-01" calcext:value-type="date">
            <text:p>1.2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846916" calcext:value-type="float">
            <text:p>846916</text:p>
          </table:table-cell>
          <table:table-cell table:formula="of:=DATE(RANDBETWEEN(2018;2028);RANDBETWEEN(1;12);RANDBETWEEN(1;30))" office:value-type="date" office:date-value="2018-06-26" calcext:value-type="date">
            <text:p>26.6.2018</text:p>
          </table:table-cell>
          <table:table-cell table:formula="of:=DATE(RANDBETWEEN(2021;2031);RANDBETWEEN(1;12);RANDBETWEEN(1;30))" office:value-type="date" office:date-value="2028-02-21" calcext:value-type="date">
            <text:p>21.2.2028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0-08-29" calcext:value-type="date">
            <text:p>29.8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104618" calcext:value-type="float">
            <text:p>104618</text:p>
          </table:table-cell>
          <table:table-cell table:formula="of:=DATE(RANDBETWEEN(2018;2028);RANDBETWEEN(1;12);RANDBETWEEN(1;30))" office:value-type="date" office:date-value="2019-05-04" calcext:value-type="date">
            <text:p>4.5.2019</text:p>
          </table:table-cell>
          <table:table-cell table:formula="of:=DATE(RANDBETWEEN(2021;2031);RANDBETWEEN(1;12);RANDBETWEEN(1;30))" office:value-type="date" office:date-value="2030-09-13" calcext:value-type="date">
            <text:p>13.9.2030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0-04-24" calcext:value-type="date">
            <text:p>24.4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168497" calcext:value-type="float">
            <text:p>168497</text:p>
          </table:table-cell>
          <table:table-cell table:formula="of:=DATE(RANDBETWEEN(2018;2028);RANDBETWEEN(1;12);RANDBETWEEN(1;30))" office:value-type="date" office:date-value="2023-08-30" calcext:value-type="date">
            <text:p>30.8.2023</text:p>
          </table:table-cell>
          <table:table-cell table:formula="of:=DATE(RANDBETWEEN(2021;2031);RANDBETWEEN(1;12);RANDBETWEEN(1;30))" office:value-type="date" office:date-value="2021-06-22" calcext:value-type="date">
            <text:p>22.6.2021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1-04-23" calcext:value-type="date">
            <text:p>23.4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377607" calcext:value-type="float">
            <text:p>377607</text:p>
          </table:table-cell>
          <table:table-cell table:formula="of:=DATE(RANDBETWEEN(2018;2028);RANDBETWEEN(1;12);RANDBETWEEN(1;30))" office:value-type="date" office:date-value="2028-11-21" calcext:value-type="date">
            <text:p>21.11.2028</text:p>
          </table:table-cell>
          <table:table-cell table:formula="of:=DATE(RANDBETWEEN(2021;2031);RANDBETWEEN(1;12);RANDBETWEEN(1;30))" office:value-type="date" office:date-value="2026-05-01" calcext:value-type="date">
            <text:p>1.5.2026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1-01-11" calcext:value-type="date">
            <text:p>11.1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721159" calcext:value-type="float">
            <text:p>721159</text:p>
          </table:table-cell>
          <table:table-cell table:formula="of:=DATE(RANDBETWEEN(2018;2028);RANDBETWEEN(1;12);RANDBETWEEN(1;30))" office:value-type="date" office:date-value="2024-11-21" calcext:value-type="date">
            <text:p>21.11.2024</text:p>
          </table:table-cell>
          <table:table-cell table:formula="of:=DATE(RANDBETWEEN(2021;2031);RANDBETWEEN(1;12);RANDBETWEEN(1;30))" office:value-type="date" office:date-value="2030-03-04" calcext:value-type="date">
            <text:p>4.3.2030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0-05-10" calcext:value-type="date">
            <text:p>10.5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636553" calcext:value-type="float">
            <text:p>636553</text:p>
          </table:table-cell>
          <table:table-cell table:formula="of:=DATE(RANDBETWEEN(2018;2028);RANDBETWEEN(1;12);RANDBETWEEN(1;30))" office:value-type="date" office:date-value="2027-05-26" calcext:value-type="date">
            <text:p>26.5.2027</text:p>
          </table:table-cell>
          <table:table-cell table:formula="of:=DATE(RANDBETWEEN(2021;2031);RANDBETWEEN(1;12);RANDBETWEEN(1;30))" office:value-type="date" office:date-value="2030-11-27" calcext:value-type="date">
            <text:p>27.11.2030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1-07-29" calcext:value-type="date">
            <text:p>29.7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232054" calcext:value-type="float">
            <text:p>232054</text:p>
          </table:table-cell>
          <table:table-cell table:formula="of:=DATE(RANDBETWEEN(2018;2028);RANDBETWEEN(1;12);RANDBETWEEN(1;30))" office:value-type="date" office:date-value="2018-09-20" calcext:value-type="date">
            <text:p>20.9.2018</text:p>
          </table:table-cell>
          <table:table-cell table:formula="of:=DATE(RANDBETWEEN(2021;2031);RANDBETWEEN(1;12);RANDBETWEEN(1;30))" office:value-type="date" office:date-value="2029-03-22" calcext:value-type="date">
            <text:p>22.3.2029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7-08-19" calcext:value-type="date">
            <text:p>19.8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838486" calcext:value-type="float">
            <text:p>838486</text:p>
          </table:table-cell>
          <table:table-cell table:formula="of:=DATE(RANDBETWEEN(2018;2028);RANDBETWEEN(1;12);RANDBETWEEN(1;30))" office:value-type="date" office:date-value="2020-04-29" calcext:value-type="date">
            <text:p>29.4.2020</text:p>
          </table:table-cell>
          <table:table-cell table:formula="of:=DATE(RANDBETWEEN(2021;2031);RANDBETWEEN(1;12);RANDBETWEEN(1;30))" office:value-type="date" office:date-value="2029-01-18" calcext:value-type="date">
            <text:p>18.1.2029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5-11-23" calcext:value-type="date">
            <text:p>23.11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731461" calcext:value-type="float">
            <text:p>731461</text:p>
          </table:table-cell>
          <table:table-cell table:formula="of:=DATE(RANDBETWEEN(2018;2028);RANDBETWEEN(1;12);RANDBETWEEN(1;30))" office:value-type="date" office:date-value="2025-03-25" calcext:value-type="date">
            <text:p>25.3.2025</text:p>
          </table:table-cell>
          <table:table-cell table:formula="of:=DATE(RANDBETWEEN(2021;2031);RANDBETWEEN(1;12);RANDBETWEEN(1;30))" office:value-type="date" office:date-value="2026-07-07" calcext:value-type="date">
            <text:p>7.7.2026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1-08-07" calcext:value-type="date">
            <text:p>7.8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814143" calcext:value-type="float">
            <text:p>814143</text:p>
          </table:table-cell>
          <table:table-cell table:formula="of:=DATE(RANDBETWEEN(2018;2028);RANDBETWEEN(1;12);RANDBETWEEN(1;30))" office:value-type="date" office:date-value="2020-11-04" calcext:value-type="date">
            <text:p>4.11.2020</text:p>
          </table:table-cell>
          <table:table-cell table:formula="of:=DATE(RANDBETWEEN(2021;2031);RANDBETWEEN(1;12);RANDBETWEEN(1;30))" office:value-type="date" office:date-value="2025-04-06" calcext:value-type="date">
            <text:p>6.4.2025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2005-06-18" calcext:value-type="date">
            <text:p>18.6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550885" calcext:value-type="float">
            <text:p>550885</text:p>
          </table:table-cell>
          <table:table-cell table:formula="of:=DATE(RANDBETWEEN(2018;2028);RANDBETWEEN(1;12);RANDBETWEEN(1;30))" office:value-type="date" office:date-value="2020-08-09" calcext:value-type="date">
            <text:p>9.8.2020</text:p>
          </table:table-cell>
          <table:table-cell table:formula="of:=DATE(RANDBETWEEN(2021;2031);RANDBETWEEN(1;12);RANDBETWEEN(1;30))" office:value-type="date" office:date-value="2021-06-20" calcext:value-type="date">
            <text:p>20.6.202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0-08-27" calcext:value-type="date">
            <text:p>27.8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513935" calcext:value-type="float">
            <text:p>513935</text:p>
          </table:table-cell>
          <table:table-cell table:formula="of:=DATE(RANDBETWEEN(2018;2028);RANDBETWEEN(1;12);RANDBETWEEN(1;30))" office:value-type="date" office:date-value="2025-02-05" calcext:value-type="date">
            <text:p>5.2.2025</text:p>
          </table:table-cell>
          <table:table-cell table:formula="of:=DATE(RANDBETWEEN(2021;2031);RANDBETWEEN(1;12);RANDBETWEEN(1;30))" office:value-type="date" office:date-value="2022-07-11" calcext:value-type="date">
            <text:p>11.7.2022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3-09-03" calcext:value-type="date">
            <text:p>3.9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490025" calcext:value-type="float">
            <text:p>490025</text:p>
          </table:table-cell>
          <table:table-cell table:formula="of:=DATE(RANDBETWEEN(2018;2028);RANDBETWEEN(1;12);RANDBETWEEN(1;30))" office:value-type="date" office:date-value="2028-08-24" calcext:value-type="date">
            <text:p>24.8.2028</text:p>
          </table:table-cell>
          <table:table-cell table:formula="of:=DATE(RANDBETWEEN(2021;2031);RANDBETWEEN(1;12);RANDBETWEEN(1;30))" office:value-type="date" office:date-value="2031-04-19" calcext:value-type="date">
            <text:p>19.4.2031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7-04-17" calcext:value-type="date">
            <text:p>17.4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988821" calcext:value-type="float">
            <text:p>988821</text:p>
          </table:table-cell>
          <table:table-cell table:formula="of:=DATE(RANDBETWEEN(2018;2028);RANDBETWEEN(1;12);RANDBETWEEN(1;30))" office:value-type="date" office:date-value="2018-10-24" calcext:value-type="date">
            <text:p>24.10.2018</text:p>
          </table:table-cell>
          <table:table-cell table:formula="of:=DATE(RANDBETWEEN(2021;2031);RANDBETWEEN(1;12);RANDBETWEEN(1;30))" office:value-type="date" office:date-value="2026-11-04" calcext:value-type="date">
            <text:p>4.11.2026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2-12-01" calcext:value-type="date">
            <text:p>1.12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870108" calcext:value-type="float">
            <text:p>870108</text:p>
          </table:table-cell>
          <table:table-cell table:formula="of:=DATE(RANDBETWEEN(2018;2028);RANDBETWEEN(1;12);RANDBETWEEN(1;30))" office:value-type="date" office:date-value="2025-02-26" calcext:value-type="date">
            <text:p>26.2.2025</text:p>
          </table:table-cell>
          <table:table-cell table:formula="of:=DATE(RANDBETWEEN(2021;2031);RANDBETWEEN(1;12);RANDBETWEEN(1;30))" office:value-type="date" office:date-value="2021-08-05" calcext:value-type="date">
            <text:p>5.8.2021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5-02-22" calcext:value-type="date">
            <text:p>22.2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850449" calcext:value-type="float">
            <text:p>850449</text:p>
          </table:table-cell>
          <table:table-cell table:formula="of:=DATE(RANDBETWEEN(2018;2028);RANDBETWEEN(1;12);RANDBETWEEN(1;30))" office:value-type="date" office:date-value="2023-02-03" calcext:value-type="date">
            <text:p>3.2.2023</text:p>
          </table:table-cell>
          <table:table-cell table:formula="of:=DATE(RANDBETWEEN(2021;2031);RANDBETWEEN(1;12);RANDBETWEEN(1;30))" office:value-type="date" office:date-value="2027-05-18" calcext:value-type="date">
            <text:p>18.5.2027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2002-12-01" calcext:value-type="date">
            <text:p>1.12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535982" calcext:value-type="float">
            <text:p>535982</text:p>
          </table:table-cell>
          <table:table-cell table:formula="of:=DATE(RANDBETWEEN(2018;2028);RANDBETWEEN(1;12);RANDBETWEEN(1;30))" office:value-type="date" office:date-value="2027-02-28" calcext:value-type="date">
            <text:p>28.2.2027</text:p>
          </table:table-cell>
          <table:table-cell table:formula="of:=DATE(RANDBETWEEN(2021;2031);RANDBETWEEN(1;12);RANDBETWEEN(1;30))" office:value-type="date" office:date-value="2023-03-27" calcext:value-type="date">
            <text:p>27.3.2023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9-12-19" calcext:value-type="date">
            <text:p>19.12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134299" calcext:value-type="float">
            <text:p>134299</text:p>
          </table:table-cell>
          <table:table-cell table:formula="of:=DATE(RANDBETWEEN(2018;2028);RANDBETWEEN(1;12);RANDBETWEEN(1;30))" office:value-type="date" office:date-value="2018-04-26" calcext:value-type="date">
            <text:p>26.4.2018</text:p>
          </table:table-cell>
          <table:table-cell table:formula="of:=DATE(RANDBETWEEN(2021;2031);RANDBETWEEN(1;12);RANDBETWEEN(1;30))" office:value-type="date" office:date-value="2028-02-12" calcext:value-type="date">
            <text:p>12.2.2028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6-09-20" calcext:value-type="date">
            <text:p>20.9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247501" calcext:value-type="float">
            <text:p>247501</text:p>
          </table:table-cell>
          <table:table-cell table:formula="of:=DATE(RANDBETWEEN(2018;2028);RANDBETWEEN(1;12);RANDBETWEEN(1;30))" office:value-type="date" office:date-value="2027-12-29" calcext:value-type="date">
            <text:p>29.12.2027</text:p>
          </table:table-cell>
          <table:table-cell table:formula="of:=DATE(RANDBETWEEN(2021;2031);RANDBETWEEN(1;12);RANDBETWEEN(1;30))" office:value-type="date" office:date-value="2024-11-02" calcext:value-type="date">
            <text:p>2.11.2024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5-08-15" calcext:value-type="date">
            <text:p>15.8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204224" calcext:value-type="float">
            <text:p>204224</text:p>
          </table:table-cell>
          <table:table-cell table:formula="of:=DATE(RANDBETWEEN(2018;2028);RANDBETWEEN(1;12);RANDBETWEEN(1;30))" office:value-type="date" office:date-value="2023-04-19" calcext:value-type="date">
            <text:p>19.4.2023</text:p>
          </table:table-cell>
          <table:table-cell table:formula="of:=DATE(RANDBETWEEN(2021;2031);RANDBETWEEN(1;12);RANDBETWEEN(1;30))" office:value-type="date" office:date-value="2022-02-23" calcext:value-type="date">
            <text:p>23.2.2022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4-12-09" calcext:value-type="date">
            <text:p>9.12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930697" calcext:value-type="float">
            <text:p>930697</text:p>
          </table:table-cell>
          <table:table-cell table:formula="of:=DATE(RANDBETWEEN(2018;2028);RANDBETWEEN(1;12);RANDBETWEEN(1;30))" office:value-type="date" office:date-value="2027-02-19" calcext:value-type="date">
            <text:p>19.2.2027</text:p>
          </table:table-cell>
          <table:table-cell table:formula="of:=DATE(RANDBETWEEN(2021;2031);RANDBETWEEN(1;12);RANDBETWEEN(1;30))" office:value-type="date" office:date-value="2022-06-17" calcext:value-type="date">
            <text:p>17.6.2022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7-08-25" calcext:value-type="date">
            <text:p>25.8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466852" calcext:value-type="float">
            <text:p>466852</text:p>
          </table:table-cell>
          <table:table-cell table:formula="of:=DATE(RANDBETWEEN(2018;2028);RANDBETWEEN(1;12);RANDBETWEEN(1;30))" office:value-type="date" office:date-value="2019-06-28" calcext:value-type="date">
            <text:p>28.6.2019</text:p>
          </table:table-cell>
          <table:table-cell table:formula="of:=DATE(RANDBETWEEN(2021;2031);RANDBETWEEN(1;12);RANDBETWEEN(1;30))" office:value-type="date" office:date-value="2021-10-29" calcext:value-type="date">
            <text:p>29.10.2021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0-02-28" calcext:value-type="date">
            <text:p>28.2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605414" calcext:value-type="float">
            <text:p>605414</text:p>
          </table:table-cell>
          <table:table-cell table:formula="of:=DATE(RANDBETWEEN(2018;2028);RANDBETWEEN(1;12);RANDBETWEEN(1;30))" office:value-type="date" office:date-value="2028-10-02" calcext:value-type="date">
            <text:p>2.10.2028</text:p>
          </table:table-cell>
          <table:table-cell table:formula="of:=DATE(RANDBETWEEN(2021;2031);RANDBETWEEN(1;12);RANDBETWEEN(1;30))" office:value-type="date" office:date-value="2029-09-03" calcext:value-type="date">
            <text:p>3.9.2029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8-05-19" calcext:value-type="date">
            <text:p>19.5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630067" calcext:value-type="float">
            <text:p>630067</text:p>
          </table:table-cell>
          <table:table-cell table:formula="of:=DATE(RANDBETWEEN(2018;2028);RANDBETWEEN(1;12);RANDBETWEEN(1;30))" office:value-type="date" office:date-value="2026-01-29" calcext:value-type="date">
            <text:p>29.1.2026</text:p>
          </table:table-cell>
          <table:table-cell table:formula="of:=DATE(RANDBETWEEN(2021;2031);RANDBETWEEN(1;12);RANDBETWEEN(1;30))" office:value-type="date" office:date-value="2027-03-05" calcext:value-type="date">
            <text:p>5.3.2027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7-05-05" calcext:value-type="date">
            <text:p>5.5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315415" calcext:value-type="float">
            <text:p>315415</text:p>
          </table:table-cell>
          <table:table-cell table:formula="of:=DATE(RANDBETWEEN(2018;2028);RANDBETWEEN(1;12);RANDBETWEEN(1;30))" office:value-type="date" office:date-value="2027-12-11" calcext:value-type="date">
            <text:p>11.12.2027</text:p>
          </table:table-cell>
          <table:table-cell table:formula="of:=DATE(RANDBETWEEN(2021;2031);RANDBETWEEN(1;12);RANDBETWEEN(1;30))" office:value-type="date" office:date-value="2031-01-16" calcext:value-type="date">
            <text:p>16.1.2031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1-04-19" calcext:value-type="date">
            <text:p>19.4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562145" calcext:value-type="float">
            <text:p>562145</text:p>
          </table:table-cell>
          <table:table-cell table:formula="of:=DATE(RANDBETWEEN(2018;2028);RANDBETWEEN(1;12);RANDBETWEEN(1;30))" office:value-type="date" office:date-value="2028-05-22" calcext:value-type="date">
            <text:p>22.5.2028</text:p>
          </table:table-cell>
          <table:table-cell table:formula="of:=DATE(RANDBETWEEN(2021;2031);RANDBETWEEN(1;12);RANDBETWEEN(1;30))" office:value-type="date" office:date-value="2031-04-06" calcext:value-type="date">
            <text:p>6.4.2031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4-09-01" calcext:value-type="date">
            <text:p>1.9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471720" calcext:value-type="float">
            <text:p>471720</text:p>
          </table:table-cell>
          <table:table-cell table:formula="of:=DATE(RANDBETWEEN(2018;2028);RANDBETWEEN(1;12);RANDBETWEEN(1;30))" office:value-type="date" office:date-value="2023-08-29" calcext:value-type="date">
            <text:p>29.8.2023</text:p>
          </table:table-cell>
          <table:table-cell table:formula="of:=DATE(RANDBETWEEN(2021;2031);RANDBETWEEN(1;12);RANDBETWEEN(1;30))" office:value-type="date" office:date-value="2026-08-22" calcext:value-type="date">
            <text:p>22.8.2026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2005-10-13" calcext:value-type="date">
            <text:p>13.10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624067" calcext:value-type="float">
            <text:p>624067</text:p>
          </table:table-cell>
          <table:table-cell table:formula="of:=DATE(RANDBETWEEN(2018;2028);RANDBETWEEN(1;12);RANDBETWEEN(1;30))" office:value-type="date" office:date-value="2020-08-29" calcext:value-type="date">
            <text:p>29.8.2020</text:p>
          </table:table-cell>
          <table:table-cell table:formula="of:=DATE(RANDBETWEEN(2021;2031);RANDBETWEEN(1;12);RANDBETWEEN(1;30))" office:value-type="date" office:date-value="2024-02-01" calcext:value-type="date">
            <text:p>1.2.2024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6-05-09" calcext:value-type="date">
            <text:p>9.5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242487" calcext:value-type="float">
            <text:p>242487</text:p>
          </table:table-cell>
          <table:table-cell table:formula="of:=DATE(RANDBETWEEN(2018;2028);RANDBETWEEN(1;12);RANDBETWEEN(1;30))" office:value-type="date" office:date-value="2022-09-20" calcext:value-type="date">
            <text:p>20.9.2022</text:p>
          </table:table-cell>
          <table:table-cell table:formula="of:=DATE(RANDBETWEEN(2021;2031);RANDBETWEEN(1;12);RANDBETWEEN(1;30))" office:value-type="date" office:date-value="2027-02-16" calcext:value-type="date">
            <text:p>16.2.2027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5-03-11" calcext:value-type="date">
            <text:p>11.3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719725" calcext:value-type="float">
            <text:p>719725</text:p>
          </table:table-cell>
          <table:table-cell table:formula="of:=DATE(RANDBETWEEN(2018;2028);RANDBETWEEN(1;12);RANDBETWEEN(1;30))" office:value-type="date" office:date-value="2023-12-26" calcext:value-type="date">
            <text:p>26.12.2023</text:p>
          </table:table-cell>
          <table:table-cell table:formula="of:=DATE(RANDBETWEEN(2021;2031);RANDBETWEEN(1;12);RANDBETWEEN(1;30))" office:value-type="date" office:date-value="2030-06-12" calcext:value-type="date">
            <text:p>12.6.2030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8-03-25" calcext:value-type="date">
            <text:p>25.3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514498" calcext:value-type="float">
            <text:p>514498</text:p>
          </table:table-cell>
          <table:table-cell table:formula="of:=DATE(RANDBETWEEN(2018;2028);RANDBETWEEN(1;12);RANDBETWEEN(1;30))" office:value-type="date" office:date-value="2020-09-21" calcext:value-type="date">
            <text:p>21.9.2020</text:p>
          </table:table-cell>
          <table:table-cell table:formula="of:=DATE(RANDBETWEEN(2021;2031);RANDBETWEEN(1;12);RANDBETWEEN(1;30))" office:value-type="date" office:date-value="2026-02-01" calcext:value-type="date">
            <text:p>1.2.2026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2000-03-29" calcext:value-type="date">
            <text:p>29.3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360501" calcext:value-type="float">
            <text:p>360501</text:p>
          </table:table-cell>
          <table:table-cell table:formula="of:=DATE(RANDBETWEEN(2018;2028);RANDBETWEEN(1;12);RANDBETWEEN(1;30))" office:value-type="date" office:date-value="2028-08-10" calcext:value-type="date">
            <text:p>10.8.2028</text:p>
          </table:table-cell>
          <table:table-cell table:formula="of:=DATE(RANDBETWEEN(2021;2031);RANDBETWEEN(1;12);RANDBETWEEN(1;30))" office:value-type="date" office:date-value="2029-03-05" calcext:value-type="date">
            <text:p>5.3.2029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4-10-28" calcext:value-type="date">
            <text:p>28.10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799550" calcext:value-type="float">
            <text:p>799550</text:p>
          </table:table-cell>
          <table:table-cell table:formula="of:=DATE(RANDBETWEEN(2018;2028);RANDBETWEEN(1;12);RANDBETWEEN(1;30))" office:value-type="date" office:date-value="2027-10-16" calcext:value-type="date">
            <text:p>16.10.2027</text:p>
          </table:table-cell>
          <table:table-cell table:formula="of:=DATE(RANDBETWEEN(2021;2031);RANDBETWEEN(1;12);RANDBETWEEN(1;30))" office:value-type="date" office:date-value="2024-08-20" calcext:value-type="date">
            <text:p>20.8.2024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2-06-22" calcext:value-type="date">
            <text:p>22.6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539877" calcext:value-type="float">
            <text:p>539877</text:p>
          </table:table-cell>
          <table:table-cell table:formula="of:=DATE(RANDBETWEEN(2018;2028);RANDBETWEEN(1;12);RANDBETWEEN(1;30))" office:value-type="date" office:date-value="2024-04-23" calcext:value-type="date">
            <text:p>23.4.2024</text:p>
          </table:table-cell>
          <table:table-cell table:formula="of:=DATE(RANDBETWEEN(2021;2031);RANDBETWEEN(1;12);RANDBETWEEN(1;30))" office:value-type="date" office:date-value="2025-10-10" calcext:value-type="date">
            <text:p>10.10.2025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5-01-30" calcext:value-type="date">
            <text:p>30.1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157208" calcext:value-type="float">
            <text:p>157208</text:p>
          </table:table-cell>
          <table:table-cell table:formula="of:=DATE(RANDBETWEEN(2018;2028);RANDBETWEEN(1;12);RANDBETWEEN(1;30))" office:value-type="date" office:date-value="2021-06-11" calcext:value-type="date">
            <text:p>11.6.2021</text:p>
          </table:table-cell>
          <table:table-cell table:formula="of:=DATE(RANDBETWEEN(2021;2031);RANDBETWEEN(1;12);RANDBETWEEN(1;30))" office:value-type="date" office:date-value="2030-05-02" calcext:value-type="date">
            <text:p>2.5.2030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0-07-01" calcext:value-type="date">
            <text:p>1.7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486297" calcext:value-type="float">
            <text:p>486297</text:p>
          </table:table-cell>
          <table:table-cell table:formula="of:=DATE(RANDBETWEEN(2018;2028);RANDBETWEEN(1;12);RANDBETWEEN(1;30))" office:value-type="date" office:date-value="2022-02-24" calcext:value-type="date">
            <text:p>24.2.2022</text:p>
          </table:table-cell>
          <table:table-cell table:formula="of:=DATE(RANDBETWEEN(2021;2031);RANDBETWEEN(1;12);RANDBETWEEN(1;30))" office:value-type="date" office:date-value="2024-02-22" calcext:value-type="date">
            <text:p>22.2.2024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5-08-26" calcext:value-type="date">
            <text:p>26.8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163459" calcext:value-type="float">
            <text:p>163459</text:p>
          </table:table-cell>
          <table:table-cell table:formula="of:=DATE(RANDBETWEEN(2018;2028);RANDBETWEEN(1;12);RANDBETWEEN(1;30))" office:value-type="date" office:date-value="2020-08-13" calcext:value-type="date">
            <text:p>13.8.2020</text:p>
          </table:table-cell>
          <table:table-cell table:formula="of:=DATE(RANDBETWEEN(2021;2031);RANDBETWEEN(1;12);RANDBETWEEN(1;30))" office:value-type="date" office:date-value="2031-11-21" calcext:value-type="date">
            <text:p>21.11.2031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0-12-08" calcext:value-type="date">
            <text:p>8.12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271009" calcext:value-type="float">
            <text:p>271009</text:p>
          </table:table-cell>
          <table:table-cell table:formula="of:=DATE(RANDBETWEEN(2018;2028);RANDBETWEEN(1;12);RANDBETWEEN(1;30))" office:value-type="date" office:date-value="2026-08-22" calcext:value-type="date">
            <text:p>22.8.2026</text:p>
          </table:table-cell>
          <table:table-cell table:formula="of:=DATE(RANDBETWEEN(2021;2031);RANDBETWEEN(1;12);RANDBETWEEN(1;30))" office:value-type="date" office:date-value="2026-05-06" calcext:value-type="date">
            <text:p>6.5.2026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5-01-18" calcext:value-type="date">
            <text:p>18.1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615015" calcext:value-type="float">
            <text:p>615015</text:p>
          </table:table-cell>
          <table:table-cell table:formula="of:=DATE(RANDBETWEEN(2018;2028);RANDBETWEEN(1;12);RANDBETWEEN(1;30))" office:value-type="date" office:date-value="2028-08-06" calcext:value-type="date">
            <text:p>6.8.2028</text:p>
          </table:table-cell>
          <table:table-cell table:formula="of:=DATE(RANDBETWEEN(2021;2031);RANDBETWEEN(1;12);RANDBETWEEN(1;30))" office:value-type="date" office:date-value="2023-06-17" calcext:value-type="date">
            <text:p>17.6.2023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5-01-18" calcext:value-type="date">
            <text:p>18.1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746260" calcext:value-type="float">
            <text:p>746260</text:p>
          </table:table-cell>
          <table:table-cell table:formula="of:=DATE(RANDBETWEEN(2018;2028);RANDBETWEEN(1;12);RANDBETWEEN(1;30))" office:value-type="date" office:date-value="2024-05-18" calcext:value-type="date">
            <text:p>18.5.2024</text:p>
          </table:table-cell>
          <table:table-cell table:formula="of:=DATE(RANDBETWEEN(2021;2031);RANDBETWEEN(1;12);RANDBETWEEN(1;30))" office:value-type="date" office:date-value="2031-05-10" calcext:value-type="date">
            <text:p>10.5.2031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1-03-23" calcext:value-type="date">
            <text:p>23.3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147960" calcext:value-type="float">
            <text:p>147960</text:p>
          </table:table-cell>
          <table:table-cell table:formula="of:=DATE(RANDBETWEEN(2018;2028);RANDBETWEEN(1;12);RANDBETWEEN(1;30))" office:value-type="date" office:date-value="2025-09-16" calcext:value-type="date">
            <text:p>16.9.2025</text:p>
          </table:table-cell>
          <table:table-cell table:formula="of:=DATE(RANDBETWEEN(2021;2031);RANDBETWEEN(1;12);RANDBETWEEN(1;30))" office:value-type="date" office:date-value="2031-12-17" calcext:value-type="date">
            <text:p>17.12.203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3-06-27" calcext:value-type="date">
            <text:p>27.6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586972" calcext:value-type="float">
            <text:p>586972</text:p>
          </table:table-cell>
          <table:table-cell table:formula="of:=DATE(RANDBETWEEN(2018;2028);RANDBETWEEN(1;12);RANDBETWEEN(1;30))" office:value-type="date" office:date-value="2027-11-13" calcext:value-type="date">
            <text:p>13.11.2027</text:p>
          </table:table-cell>
          <table:table-cell table:formula="of:=DATE(RANDBETWEEN(2021;2031);RANDBETWEEN(1;12);RANDBETWEEN(1;30))" office:value-type="date" office:date-value="2025-02-08" calcext:value-type="date">
            <text:p>8.2.2025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3-06-24" calcext:value-type="date">
            <text:p>24.6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476457" calcext:value-type="float">
            <text:p>476457</text:p>
          </table:table-cell>
          <table:table-cell table:formula="of:=DATE(RANDBETWEEN(2018;2028);RANDBETWEEN(1;12);RANDBETWEEN(1;30))" office:value-type="date" office:date-value="2025-08-12" calcext:value-type="date">
            <text:p>12.8.2025</text:p>
          </table:table-cell>
          <table:table-cell table:formula="of:=DATE(RANDBETWEEN(2021;2031);RANDBETWEEN(1;12);RANDBETWEEN(1;30))" office:value-type="date" office:date-value="2031-06-10" calcext:value-type="date">
            <text:p>10.6.2031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7-11-21" calcext:value-type="date">
            <text:p>21.11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291918" calcext:value-type="float">
            <text:p>291918</text:p>
          </table:table-cell>
          <table:table-cell table:formula="of:=DATE(RANDBETWEEN(2018;2028);RANDBETWEEN(1;12);RANDBETWEEN(1;30))" office:value-type="date" office:date-value="2018-03-30" calcext:value-type="date">
            <text:p>30.3.2018</text:p>
          </table:table-cell>
          <table:table-cell table:formula="of:=DATE(RANDBETWEEN(2021;2031);RANDBETWEEN(1;12);RANDBETWEEN(1;30))" office:value-type="date" office:date-value="2030-07-06" calcext:value-type="date">
            <text:p>6.7.2030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1-11-13" calcext:value-type="date">
            <text:p>13.11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338697" calcext:value-type="float">
            <text:p>338697</text:p>
          </table:table-cell>
          <table:table-cell table:formula="of:=DATE(RANDBETWEEN(2018;2028);RANDBETWEEN(1;12);RANDBETWEEN(1;30))" office:value-type="date" office:date-value="2021-01-09" calcext:value-type="date">
            <text:p>9.1.2021</text:p>
          </table:table-cell>
          <table:table-cell table:formula="of:=DATE(RANDBETWEEN(2021;2031);RANDBETWEEN(1;12);RANDBETWEEN(1;30))" office:value-type="date" office:date-value="2030-02-16" calcext:value-type="date">
            <text:p>16.2.2030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4-02-16" calcext:value-type="date">
            <text:p>16.2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565693" calcext:value-type="float">
            <text:p>565693</text:p>
          </table:table-cell>
          <table:table-cell table:formula="of:=DATE(RANDBETWEEN(2018;2028);RANDBETWEEN(1;12);RANDBETWEEN(1;30))" office:value-type="date" office:date-value="2023-11-12" calcext:value-type="date">
            <text:p>12.11.2023</text:p>
          </table:table-cell>
          <table:table-cell table:formula="of:=DATE(RANDBETWEEN(2021;2031);RANDBETWEEN(1;12);RANDBETWEEN(1;30))" office:value-type="date" office:date-value="2026-02-22" calcext:value-type="date">
            <text:p>22.2.2026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1993-07-26" calcext:value-type="date">
            <text:p>26.7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429952" calcext:value-type="float">
            <text:p>429952</text:p>
          </table:table-cell>
          <table:table-cell table:formula="of:=DATE(RANDBETWEEN(2018;2028);RANDBETWEEN(1;12);RANDBETWEEN(1;30))" office:value-type="date" office:date-value="2021-04-15" calcext:value-type="date">
            <text:p>15.4.2021</text:p>
          </table:table-cell>
          <table:table-cell table:formula="of:=DATE(RANDBETWEEN(2021;2031);RANDBETWEEN(1;12);RANDBETWEEN(1;30))" office:value-type="date" office:date-value="2022-02-20" calcext:value-type="date">
            <text:p>20.2.2022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7-06-19" calcext:value-type="date">
            <text:p>19.6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368471" calcext:value-type="float">
            <text:p>368471</text:p>
          </table:table-cell>
          <table:table-cell table:formula="of:=DATE(RANDBETWEEN(2018;2028);RANDBETWEEN(1;12);RANDBETWEEN(1;30))" office:value-type="date" office:date-value="2027-12-21" calcext:value-type="date">
            <text:p>21.12.2027</text:p>
          </table:table-cell>
          <table:table-cell table:formula="of:=DATE(RANDBETWEEN(2021;2031);RANDBETWEEN(1;12);RANDBETWEEN(1;30))" office:value-type="date" office:date-value="2028-07-27" calcext:value-type="date">
            <text:p>27.7.2028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2001-01-19" calcext:value-type="date">
            <text:p>19.1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995946" calcext:value-type="float">
            <text:p>995946</text:p>
          </table:table-cell>
          <table:table-cell table:formula="of:=DATE(RANDBETWEEN(2018;2028);RANDBETWEEN(1;12);RANDBETWEEN(1;30))" office:value-type="date" office:date-value="2021-10-29" calcext:value-type="date">
            <text:p>29.10.2021</text:p>
          </table:table-cell>
          <table:table-cell table:formula="of:=DATE(RANDBETWEEN(2021;2031);RANDBETWEEN(1;12);RANDBETWEEN(1;30))" office:value-type="date" office:date-value="2027-08-19" calcext:value-type="date">
            <text:p>19.8.2027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1-03-07" calcext:value-type="date">
            <text:p>7.3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307277" calcext:value-type="float">
            <text:p>307277</text:p>
          </table:table-cell>
          <table:table-cell table:formula="of:=DATE(RANDBETWEEN(2018;2028);RANDBETWEEN(1;12);RANDBETWEEN(1;30))" office:value-type="date" office:date-value="2025-05-25" calcext:value-type="date">
            <text:p>25.5.2025</text:p>
          </table:table-cell>
          <table:table-cell table:formula="of:=DATE(RANDBETWEEN(2021;2031);RANDBETWEEN(1;12);RANDBETWEEN(1;30))" office:value-type="date" office:date-value="2031-01-18" calcext:value-type="date">
            <text:p>18.1.2031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9-09-01" calcext:value-type="date">
            <text:p>1.9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887451" calcext:value-type="float">
            <text:p>887451</text:p>
          </table:table-cell>
          <table:table-cell table:formula="of:=DATE(RANDBETWEEN(2018;2028);RANDBETWEEN(1;12);RANDBETWEEN(1;30))" office:value-type="date" office:date-value="2018-11-13" calcext:value-type="date">
            <text:p>13.11.2018</text:p>
          </table:table-cell>
          <table:table-cell table:formula="of:=DATE(RANDBETWEEN(2021;2031);RANDBETWEEN(1;12);RANDBETWEEN(1;30))" office:value-type="date" office:date-value="2021-11-11" calcext:value-type="date">
            <text:p>11.11.2021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2003-07-21" calcext:value-type="date">
            <text:p>21.7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653289" calcext:value-type="float">
            <text:p>653289</text:p>
          </table:table-cell>
          <table:table-cell table:formula="of:=DATE(RANDBETWEEN(2018;2028);RANDBETWEEN(1;12);RANDBETWEEN(1;30))" office:value-type="date" office:date-value="2022-11-12" calcext:value-type="date">
            <text:p>12.11.2022</text:p>
          </table:table-cell>
          <table:table-cell table:formula="of:=DATE(RANDBETWEEN(2021;2031);RANDBETWEEN(1;12);RANDBETWEEN(1;30))" office:value-type="date" office:date-value="2025-03-06" calcext:value-type="date">
            <text:p>6.3.2025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4-04-29" calcext:value-type="date">
            <text:p>29.4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412330" calcext:value-type="float">
            <text:p>412330</text:p>
          </table:table-cell>
          <table:table-cell table:formula="of:=DATE(RANDBETWEEN(2018;2028);RANDBETWEEN(1;12);RANDBETWEEN(1;30))" office:value-type="date" office:date-value="2024-11-19" calcext:value-type="date">
            <text:p>19.11.2024</text:p>
          </table:table-cell>
          <table:table-cell table:formula="of:=DATE(RANDBETWEEN(2021;2031);RANDBETWEEN(1;12);RANDBETWEEN(1;30))" office:value-type="date" office:date-value="2026-05-30" calcext:value-type="date">
            <text:p>30.5.2026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0-04-16" calcext:value-type="date">
            <text:p>16.4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109688" calcext:value-type="float">
            <text:p>109688</text:p>
          </table:table-cell>
          <table:table-cell table:formula="of:=DATE(RANDBETWEEN(2018;2028);RANDBETWEEN(1;12);RANDBETWEEN(1;30))" office:value-type="date" office:date-value="2018-06-04" calcext:value-type="date">
            <text:p>4.6.2018</text:p>
          </table:table-cell>
          <table:table-cell table:formula="of:=DATE(RANDBETWEEN(2021;2031);RANDBETWEEN(1;12);RANDBETWEEN(1;30))" office:value-type="date" office:date-value="2023-05-10" calcext:value-type="date">
            <text:p>10.5.2023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0-12-18" calcext:value-type="date">
            <text:p>18.12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828911" calcext:value-type="float">
            <text:p>828911</text:p>
          </table:table-cell>
          <table:table-cell table:formula="of:=DATE(RANDBETWEEN(2018;2028);RANDBETWEEN(1;12);RANDBETWEEN(1;30))" office:value-type="date" office:date-value="2021-02-05" calcext:value-type="date">
            <text:p>5.2.2021</text:p>
          </table:table-cell>
          <table:table-cell table:formula="of:=DATE(RANDBETWEEN(2021;2031);RANDBETWEEN(1;12);RANDBETWEEN(1;30))" office:value-type="date" office:date-value="2022-11-11" calcext:value-type="date">
            <text:p>11.11.2022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8-02-08" calcext:value-type="date">
            <text:p>8.2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216592" calcext:value-type="float">
            <text:p>216592</text:p>
          </table:table-cell>
          <table:table-cell table:formula="of:=DATE(RANDBETWEEN(2018;2028);RANDBETWEEN(1;12);RANDBETWEEN(1;30))" office:value-type="date" office:date-value="2028-04-07" calcext:value-type="date">
            <text:p>7.4.2028</text:p>
          </table:table-cell>
          <table:table-cell table:formula="of:=DATE(RANDBETWEEN(2021;2031);RANDBETWEEN(1;12);RANDBETWEEN(1;30))" office:value-type="date" office:date-value="2028-03-11" calcext:value-type="date">
            <text:p>11.3.2028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6-12-13" calcext:value-type="date">
            <text:p>13.12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986080" calcext:value-type="float">
            <text:p>986080</text:p>
          </table:table-cell>
          <table:table-cell table:formula="of:=DATE(RANDBETWEEN(2018;2028);RANDBETWEEN(1;12);RANDBETWEEN(1;30))" office:value-type="date" office:date-value="2024-12-06" calcext:value-type="date">
            <text:p>6.12.2024</text:p>
          </table:table-cell>
          <table:table-cell table:formula="of:=DATE(RANDBETWEEN(2021;2031);RANDBETWEEN(1;12);RANDBETWEEN(1;30))" office:value-type="date" office:date-value="2025-06-11" calcext:value-type="date">
            <text:p>11.6.2025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3-05-01" calcext:value-type="date">
            <text:p>1.5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341286" calcext:value-type="float">
            <text:p>341286</text:p>
          </table:table-cell>
          <table:table-cell table:formula="of:=DATE(RANDBETWEEN(2018;2028);RANDBETWEEN(1;12);RANDBETWEEN(1;30))" office:value-type="date" office:date-value="2024-04-01" calcext:value-type="date">
            <text:p>1.4.2024</text:p>
          </table:table-cell>
          <table:table-cell table:formula="of:=DATE(RANDBETWEEN(2021;2031);RANDBETWEEN(1;12);RANDBETWEEN(1;30))" office:value-type="date" office:date-value="2029-09-13" calcext:value-type="date">
            <text:p>13.9.2029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7-01-04" calcext:value-type="date">
            <text:p>4.1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437868" calcext:value-type="float">
            <text:p>437868</text:p>
          </table:table-cell>
          <table:table-cell table:formula="of:=DATE(RANDBETWEEN(2018;2028);RANDBETWEEN(1;12);RANDBETWEEN(1;30))" office:value-type="date" office:date-value="2021-08-13" calcext:value-type="date">
            <text:p>13.8.2021</text:p>
          </table:table-cell>
          <table:table-cell table:formula="of:=DATE(RANDBETWEEN(2021;2031);RANDBETWEEN(1;12);RANDBETWEEN(1;30))" office:value-type="date" office:date-value="2030-07-03" calcext:value-type="date">
            <text:p>3.7.2030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4-07-08" calcext:value-type="date">
            <text:p>8.7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706494" calcext:value-type="float">
            <text:p>706494</text:p>
          </table:table-cell>
          <table:table-cell table:formula="of:=DATE(RANDBETWEEN(2018;2028);RANDBETWEEN(1;12);RANDBETWEEN(1;30))" office:value-type="date" office:date-value="2024-09-01" calcext:value-type="date">
            <text:p>1.9.2024</text:p>
          </table:table-cell>
          <table:table-cell table:formula="of:=DATE(RANDBETWEEN(2021;2031);RANDBETWEEN(1;12);RANDBETWEEN(1;30))" office:value-type="date" office:date-value="2026-11-17" calcext:value-type="date">
            <text:p>17.11.2026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1-07-04" calcext:value-type="date">
            <text:p>4.7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730617" calcext:value-type="float">
            <text:p>730617</text:p>
          </table:table-cell>
          <table:table-cell table:formula="of:=DATE(RANDBETWEEN(2018;2028);RANDBETWEEN(1;12);RANDBETWEEN(1;30))" office:value-type="date" office:date-value="2028-07-08" calcext:value-type="date">
            <text:p>8.7.2028</text:p>
          </table:table-cell>
          <table:table-cell table:formula="of:=DATE(RANDBETWEEN(2021;2031);RANDBETWEEN(1;12);RANDBETWEEN(1;30))" office:value-type="date" office:date-value="2022-10-02" calcext:value-type="date">
            <text:p>2.10.2022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7-08-27" calcext:value-type="date">
            <text:p>27.8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864450" calcext:value-type="float">
            <text:p>864450</text:p>
          </table:table-cell>
          <table:table-cell table:formula="of:=DATE(RANDBETWEEN(2018;2028);RANDBETWEEN(1;12);RANDBETWEEN(1;30))" office:value-type="date" office:date-value="2018-01-02" calcext:value-type="date">
            <text:p>2.1.2018</text:p>
          </table:table-cell>
          <table:table-cell table:formula="of:=DATE(RANDBETWEEN(2021;2031);RANDBETWEEN(1;12);RANDBETWEEN(1;30))" office:value-type="date" office:date-value="2025-03-13" calcext:value-type="date">
            <text:p>13.3.2025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3-10-28" calcext:value-type="date">
            <text:p>28.10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376120" calcext:value-type="float">
            <text:p>376120</text:p>
          </table:table-cell>
          <table:table-cell table:formula="of:=DATE(RANDBETWEEN(2018;2028);RANDBETWEEN(1;12);RANDBETWEEN(1;30))" office:value-type="date" office:date-value="2028-07-28" calcext:value-type="date">
            <text:p>28.7.2028</text:p>
          </table:table-cell>
          <table:table-cell table:formula="of:=DATE(RANDBETWEEN(2021;2031);RANDBETWEEN(1;12);RANDBETWEEN(1;30))" office:value-type="date" office:date-value="2023-12-30" calcext:value-type="date">
            <text:p>30.12.2023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3-12-14" calcext:value-type="date">
            <text:p>14.12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916064" calcext:value-type="float">
            <text:p>916064</text:p>
          </table:table-cell>
          <table:table-cell table:formula="of:=DATE(RANDBETWEEN(2018;2028);RANDBETWEEN(1;12);RANDBETWEEN(1;30))" office:value-type="date" office:date-value="2027-11-22" calcext:value-type="date">
            <text:p>22.11.2027</text:p>
          </table:table-cell>
          <table:table-cell table:formula="of:=DATE(RANDBETWEEN(2021;2031);RANDBETWEEN(1;12);RANDBETWEEN(1;30))" office:value-type="date" office:date-value="2021-08-28" calcext:value-type="date">
            <text:p>28.8.2021</text:p>
          </table:table-cell>
        </table:table-row>
        <table:table-row table:style-name="ro1">
          <table:table-cell table:formula="of:=RANDBETWEEN(18;30)" office:value-type="float" office:value="30" calcext:value-type="float">
            <text:p>30</text:p>
          </table:table-cell>
          <table:table-cell table:formula="of:=DATE(RANDBETWEEN(1990;2005);RANDBETWEEN(1;12);RANDBETWEEN(1;30))" office:value-type="date" office:date-value="1997-10-27" calcext:value-type="date">
            <text:p>27.10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534606" calcext:value-type="float">
            <text:p>534606</text:p>
          </table:table-cell>
          <table:table-cell table:formula="of:=DATE(RANDBETWEEN(2018;2028);RANDBETWEEN(1;12);RANDBETWEEN(1;30))" office:value-type="date" office:date-value="2022-04-29" calcext:value-type="date">
            <text:p>29.4.2022</text:p>
          </table:table-cell>
          <table:table-cell table:formula="of:=DATE(RANDBETWEEN(2021;2031);RANDBETWEEN(1;12);RANDBETWEEN(1;30))" office:value-type="date" office:date-value="2029-12-13" calcext:value-type="date">
            <text:p>13.12.2029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0-10-16" calcext:value-type="date">
            <text:p>16.10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851666" calcext:value-type="float">
            <text:p>851666</text:p>
          </table:table-cell>
          <table:table-cell table:formula="of:=DATE(RANDBETWEEN(2018;2028);RANDBETWEEN(1;12);RANDBETWEEN(1;30))" office:value-type="date" office:date-value="2026-11-27" calcext:value-type="date">
            <text:p>27.11.2026</text:p>
          </table:table-cell>
          <table:table-cell table:formula="of:=DATE(RANDBETWEEN(2021;2031);RANDBETWEEN(1;12);RANDBETWEEN(1;30))" office:value-type="date" office:date-value="2024-03-29" calcext:value-type="date">
            <text:p>29.3.2024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7-06-16" calcext:value-type="date">
            <text:p>16.6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513808" calcext:value-type="float">
            <text:p>513808</text:p>
          </table:table-cell>
          <table:table-cell table:formula="of:=DATE(RANDBETWEEN(2018;2028);RANDBETWEEN(1;12);RANDBETWEEN(1;30))" office:value-type="date" office:date-value="2021-08-24" calcext:value-type="date">
            <text:p>24.8.2021</text:p>
          </table:table-cell>
          <table:table-cell table:formula="of:=DATE(RANDBETWEEN(2021;2031);RANDBETWEEN(1;12);RANDBETWEEN(1;30))" office:value-type="date" office:date-value="2029-01-27" calcext:value-type="date">
            <text:p>27.1.2029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6-02-02" calcext:value-type="date">
            <text:p>2.2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137525" calcext:value-type="float">
            <text:p>137525</text:p>
          </table:table-cell>
          <table:table-cell table:formula="of:=DATE(RANDBETWEEN(2018;2028);RANDBETWEEN(1;12);RANDBETWEEN(1;30))" office:value-type="date" office:date-value="2028-12-27" calcext:value-type="date">
            <text:p>27.12.2028</text:p>
          </table:table-cell>
          <table:table-cell table:formula="of:=DATE(RANDBETWEEN(2021;2031);RANDBETWEEN(1;12);RANDBETWEEN(1;30))" office:value-type="date" office:date-value="2027-06-02" calcext:value-type="date">
            <text:p>2.6.2027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2-03-23" calcext:value-type="date">
            <text:p>23.3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875820" calcext:value-type="float">
            <text:p>875820</text:p>
          </table:table-cell>
          <table:table-cell table:formula="of:=DATE(RANDBETWEEN(2018;2028);RANDBETWEEN(1;12);RANDBETWEEN(1;30))" office:value-type="date" office:date-value="2022-12-04" calcext:value-type="date">
            <text:p>4.12.2022</text:p>
          </table:table-cell>
          <table:table-cell table:formula="of:=DATE(RANDBETWEEN(2021;2031);RANDBETWEEN(1;12);RANDBETWEEN(1;30))" office:value-type="date" office:date-value="2027-11-03" calcext:value-type="date">
            <text:p>3.11.2027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0-12-12" calcext:value-type="date">
            <text:p>12.12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213749" calcext:value-type="float">
            <text:p>213749</text:p>
          </table:table-cell>
          <table:table-cell table:formula="of:=DATE(RANDBETWEEN(2018;2028);RANDBETWEEN(1;12);RANDBETWEEN(1;30))" office:value-type="date" office:date-value="2021-03-14" calcext:value-type="date">
            <text:p>14.3.2021</text:p>
          </table:table-cell>
          <table:table-cell table:formula="of:=DATE(RANDBETWEEN(2021;2031);RANDBETWEEN(1;12);RANDBETWEEN(1;30))" office:value-type="date" office:date-value="2029-08-11" calcext:value-type="date">
            <text:p>11.8.2029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6-05-02" calcext:value-type="date">
            <text:p>2.5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459601" calcext:value-type="float">
            <text:p>459601</text:p>
          </table:table-cell>
          <table:table-cell table:formula="of:=DATE(RANDBETWEEN(2018;2028);RANDBETWEEN(1;12);RANDBETWEEN(1;30))" office:value-type="date" office:date-value="2026-12-17" calcext:value-type="date">
            <text:p>17.12.2026</text:p>
          </table:table-cell>
          <table:table-cell table:formula="of:=DATE(RANDBETWEEN(2021;2031);RANDBETWEEN(1;12);RANDBETWEEN(1;30))" office:value-type="date" office:date-value="2031-09-27" calcext:value-type="date">
            <text:p>27.9.2031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5-12-10" calcext:value-type="date">
            <text:p>10.12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103465" calcext:value-type="float">
            <text:p>103465</text:p>
          </table:table-cell>
          <table:table-cell table:formula="of:=DATE(RANDBETWEEN(2018;2028);RANDBETWEEN(1;12);RANDBETWEEN(1;30))" office:value-type="date" office:date-value="2028-10-16" calcext:value-type="date">
            <text:p>16.10.2028</text:p>
          </table:table-cell>
          <table:table-cell table:formula="of:=DATE(RANDBETWEEN(2021;2031);RANDBETWEEN(1;12);RANDBETWEEN(1;30))" office:value-type="date" office:date-value="2023-11-26" calcext:value-type="date">
            <text:p>26.11.2023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0-03-22" calcext:value-type="date">
            <text:p>22.3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929917" calcext:value-type="float">
            <text:p>929917</text:p>
          </table:table-cell>
          <table:table-cell table:formula="of:=DATE(RANDBETWEEN(2018;2028);RANDBETWEEN(1;12);RANDBETWEEN(1;30))" office:value-type="date" office:date-value="2019-08-15" calcext:value-type="date">
            <text:p>15.8.2019</text:p>
          </table:table-cell>
          <table:table-cell table:formula="of:=DATE(RANDBETWEEN(2021;2031);RANDBETWEEN(1;12);RANDBETWEEN(1;30))" office:value-type="date" office:date-value="2028-02-27" calcext:value-type="date">
            <text:p>27.2.2028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2-01-28" calcext:value-type="date">
            <text:p>28.1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816743" calcext:value-type="float">
            <text:p>816743</text:p>
          </table:table-cell>
          <table:table-cell table:formula="of:=DATE(RANDBETWEEN(2018;2028);RANDBETWEEN(1;12);RANDBETWEEN(1;30))" office:value-type="date" office:date-value="2018-09-30" calcext:value-type="date">
            <text:p>30.9.2018</text:p>
          </table:table-cell>
          <table:table-cell table:formula="of:=DATE(RANDBETWEEN(2021;2031);RANDBETWEEN(1;12);RANDBETWEEN(1;30))" office:value-type="date" office:date-value="2022-03-30" calcext:value-type="date">
            <text:p>30.3.2022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0-10-08" calcext:value-type="date">
            <text:p>8.10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157689" calcext:value-type="float">
            <text:p>157689</text:p>
          </table:table-cell>
          <table:table-cell table:formula="of:=DATE(RANDBETWEEN(2018;2028);RANDBETWEEN(1;12);RANDBETWEEN(1;30))" office:value-type="date" office:date-value="2023-10-09" calcext:value-type="date">
            <text:p>9.10.2023</text:p>
          </table:table-cell>
          <table:table-cell table:formula="of:=DATE(RANDBETWEEN(2021;2031);RANDBETWEEN(1;12);RANDBETWEEN(1;30))" office:value-type="date" office:date-value="2030-02-11" calcext:value-type="date">
            <text:p>11.2.2030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1996-11-09" calcext:value-type="date">
            <text:p>9.11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642764" calcext:value-type="float">
            <text:p>642764</text:p>
          </table:table-cell>
          <table:table-cell table:formula="of:=DATE(RANDBETWEEN(2018;2028);RANDBETWEEN(1;12);RANDBETWEEN(1;30))" office:value-type="date" office:date-value="2023-06-03" calcext:value-type="date">
            <text:p>3.6.2023</text:p>
          </table:table-cell>
          <table:table-cell table:formula="of:=DATE(RANDBETWEEN(2021;2031);RANDBETWEEN(1;12);RANDBETWEEN(1;30))" office:value-type="date" office:date-value="2027-09-15" calcext:value-type="date">
            <text:p>15.9.2027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1-02-15" calcext:value-type="date">
            <text:p>15.2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530485" calcext:value-type="float">
            <text:p>530485</text:p>
          </table:table-cell>
          <table:table-cell table:formula="of:=DATE(RANDBETWEEN(2018;2028);RANDBETWEEN(1;12);RANDBETWEEN(1;30))" office:value-type="date" office:date-value="2020-07-09" calcext:value-type="date">
            <text:p>9.7.2020</text:p>
          </table:table-cell>
          <table:table-cell table:formula="of:=DATE(RANDBETWEEN(2021;2031);RANDBETWEEN(1;12);RANDBETWEEN(1;30))" office:value-type="date" office:date-value="2026-10-17" calcext:value-type="date">
            <text:p>17.10.2026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3-08-11" calcext:value-type="date">
            <text:p>11.8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437261" calcext:value-type="float">
            <text:p>437261</text:p>
          </table:table-cell>
          <table:table-cell table:formula="of:=DATE(RANDBETWEEN(2018;2028);RANDBETWEEN(1;12);RANDBETWEEN(1;30))" office:value-type="date" office:date-value="2024-05-26" calcext:value-type="date">
            <text:p>26.5.2024</text:p>
          </table:table-cell>
          <table:table-cell table:formula="of:=DATE(RANDBETWEEN(2021;2031);RANDBETWEEN(1;12);RANDBETWEEN(1;30))" office:value-type="date" office:date-value="2023-06-04" calcext:value-type="date">
            <text:p>4.6.2023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2005-10-05" calcext:value-type="date">
            <text:p>5.10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979150" calcext:value-type="float">
            <text:p>979150</text:p>
          </table:table-cell>
          <table:table-cell table:formula="of:=DATE(RANDBETWEEN(2018;2028);RANDBETWEEN(1;12);RANDBETWEEN(1;30))" office:value-type="date" office:date-value="2027-05-22" calcext:value-type="date">
            <text:p>22.5.2027</text:p>
          </table:table-cell>
          <table:table-cell table:formula="of:=DATE(RANDBETWEEN(2021;2031);RANDBETWEEN(1;12);RANDBETWEEN(1;30))" office:value-type="date" office:date-value="2028-11-03" calcext:value-type="date">
            <text:p>3.11.2028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5-03-24" calcext:value-type="date">
            <text:p>24.3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930820" calcext:value-type="float">
            <text:p>930820</text:p>
          </table:table-cell>
          <table:table-cell table:formula="of:=DATE(RANDBETWEEN(2018;2028);RANDBETWEEN(1;12);RANDBETWEEN(1;30))" office:value-type="date" office:date-value="2025-09-26" calcext:value-type="date">
            <text:p>26.9.2025</text:p>
          </table:table-cell>
          <table:table-cell table:formula="of:=DATE(RANDBETWEEN(2021;2031);RANDBETWEEN(1;12);RANDBETWEEN(1;30))" office:value-type="date" office:date-value="2030-03-01" calcext:value-type="date">
            <text:p>1.3.2030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0-04-03" calcext:value-type="date">
            <text:p>3.4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529144" calcext:value-type="float">
            <text:p>529144</text:p>
          </table:table-cell>
          <table:table-cell table:formula="of:=DATE(RANDBETWEEN(2018;2028);RANDBETWEEN(1;12);RANDBETWEEN(1;30))" office:value-type="date" office:date-value="2022-10-10" calcext:value-type="date">
            <text:p>10.10.2022</text:p>
          </table:table-cell>
          <table:table-cell table:formula="of:=DATE(RANDBETWEEN(2021;2031);RANDBETWEEN(1;12);RANDBETWEEN(1;30))" office:value-type="date" office:date-value="2021-09-19" calcext:value-type="date">
            <text:p>19.9.2021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0-12-08" calcext:value-type="date">
            <text:p>8.12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300132" calcext:value-type="float">
            <text:p>300132</text:p>
          </table:table-cell>
          <table:table-cell table:formula="of:=DATE(RANDBETWEEN(2018;2028);RANDBETWEEN(1;12);RANDBETWEEN(1;30))" office:value-type="date" office:date-value="2028-04-05" calcext:value-type="date">
            <text:p>5.4.2028</text:p>
          </table:table-cell>
          <table:table-cell table:formula="of:=DATE(RANDBETWEEN(2021;2031);RANDBETWEEN(1;12);RANDBETWEEN(1;30))" office:value-type="date" office:date-value="2031-06-03" calcext:value-type="date">
            <text:p>3.6.203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5-12-28" calcext:value-type="date">
            <text:p>28.12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691735" calcext:value-type="float">
            <text:p>691735</text:p>
          </table:table-cell>
          <table:table-cell table:formula="of:=DATE(RANDBETWEEN(2018;2028);RANDBETWEEN(1;12);RANDBETWEEN(1;30))" office:value-type="date" office:date-value="2018-11-12" calcext:value-type="date">
            <text:p>12.11.2018</text:p>
          </table:table-cell>
          <table:table-cell table:formula="of:=DATE(RANDBETWEEN(2021;2031);RANDBETWEEN(1;12);RANDBETWEEN(1;30))" office:value-type="date" office:date-value="2030-01-20" calcext:value-type="date">
            <text:p>20.1.2030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1-08-15" calcext:value-type="date">
            <text:p>15.8.200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897065" calcext:value-type="float">
            <text:p>897065</text:p>
          </table:table-cell>
          <table:table-cell table:formula="of:=DATE(RANDBETWEEN(2018;2028);RANDBETWEEN(1;12);RANDBETWEEN(1;30))" office:value-type="date" office:date-value="2019-07-14" calcext:value-type="date">
            <text:p>14.7.2019</text:p>
          </table:table-cell>
          <table:table-cell table:formula="of:=DATE(RANDBETWEEN(2021;2031);RANDBETWEEN(1;12);RANDBETWEEN(1;30))" office:value-type="date" office:date-value="2021-06-17" calcext:value-type="date">
            <text:p>17.6.2021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1994-02-05" calcext:value-type="date">
            <text:p>5.2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621870" calcext:value-type="float">
            <text:p>621870</text:p>
          </table:table-cell>
          <table:table-cell table:formula="of:=DATE(RANDBETWEEN(2018;2028);RANDBETWEEN(1;12);RANDBETWEEN(1;30))" office:value-type="date" office:date-value="2021-03-02" calcext:value-type="date">
            <text:p>2.3.2021</text:p>
          </table:table-cell>
          <table:table-cell table:formula="of:=DATE(RANDBETWEEN(2021;2031);RANDBETWEEN(1;12);RANDBETWEEN(1;30))" office:value-type="date" office:date-value="2027-08-27" calcext:value-type="date">
            <text:p>27.8.2027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1-11-01" calcext:value-type="date">
            <text:p>1.11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450718" calcext:value-type="float">
            <text:p>450718</text:p>
          </table:table-cell>
          <table:table-cell table:formula="of:=DATE(RANDBETWEEN(2018;2028);RANDBETWEEN(1;12);RANDBETWEEN(1;30))" office:value-type="date" office:date-value="2024-08-07" calcext:value-type="date">
            <text:p>7.8.2024</text:p>
          </table:table-cell>
          <table:table-cell table:formula="of:=DATE(RANDBETWEEN(2021;2031);RANDBETWEEN(1;12);RANDBETWEEN(1;30))" office:value-type="date" office:date-value="2023-07-14" calcext:value-type="date">
            <text:p>14.7.2023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5-03-13" calcext:value-type="date">
            <text:p>13.3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482257" calcext:value-type="float">
            <text:p>482257</text:p>
          </table:table-cell>
          <table:table-cell table:formula="of:=DATE(RANDBETWEEN(2018;2028);RANDBETWEEN(1;12);RANDBETWEEN(1;30))" office:value-type="date" office:date-value="2028-07-01" calcext:value-type="date">
            <text:p>1.7.2028</text:p>
          </table:table-cell>
          <table:table-cell table:formula="of:=DATE(RANDBETWEEN(2021;2031);RANDBETWEEN(1;12);RANDBETWEEN(1;30))" office:value-type="date" office:date-value="2024-11-01" calcext:value-type="date">
            <text:p>1.11.2024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1-03-24" calcext:value-type="date">
            <text:p>24.3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899945" calcext:value-type="float">
            <text:p>899945</text:p>
          </table:table-cell>
          <table:table-cell table:formula="of:=DATE(RANDBETWEEN(2018;2028);RANDBETWEEN(1;12);RANDBETWEEN(1;30))" office:value-type="date" office:date-value="2020-11-22" calcext:value-type="date">
            <text:p>22.11.2020</text:p>
          </table:table-cell>
          <table:table-cell table:formula="of:=DATE(RANDBETWEEN(2021;2031);RANDBETWEEN(1;12);RANDBETWEEN(1;30))" office:value-type="date" office:date-value="2029-02-16" calcext:value-type="date">
            <text:p>16.2.2029</text:p>
          </table:table-cell>
        </table:table-row>
        <table:table-row table:style-name="ro1">
          <table:table-cell table:formula="of:=RANDBETWEEN(18;30)" office:value-type="float" office:value="18" calcext:value-type="float">
            <text:p>18</text:p>
          </table:table-cell>
          <table:table-cell table:formula="of:=DATE(RANDBETWEEN(1990;2005);RANDBETWEEN(1;12);RANDBETWEEN(1;30))" office:value-type="date" office:date-value="2002-03-02" calcext:value-type="date">
            <text:p>2.3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577244" calcext:value-type="float">
            <text:p>577244</text:p>
          </table:table-cell>
          <table:table-cell table:formula="of:=DATE(RANDBETWEEN(2018;2028);RANDBETWEEN(1;12);RANDBETWEEN(1;30))" office:value-type="date" office:date-value="2019-01-14" calcext:value-type="date">
            <text:p>14.1.2019</text:p>
          </table:table-cell>
          <table:table-cell table:formula="of:=DATE(RANDBETWEEN(2021;2031);RANDBETWEEN(1;12);RANDBETWEEN(1;30))" office:value-type="date" office:date-value="2021-02-01" calcext:value-type="date">
            <text:p>1.2.2021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9-12-13" calcext:value-type="date">
            <text:p>13.12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210570" calcext:value-type="float">
            <text:p>210570</text:p>
          </table:table-cell>
          <table:table-cell table:formula="of:=DATE(RANDBETWEEN(2018;2028);RANDBETWEEN(1;12);RANDBETWEEN(1;30))" office:value-type="date" office:date-value="2019-04-27" calcext:value-type="date">
            <text:p>27.4.2019</text:p>
          </table:table-cell>
          <table:table-cell table:formula="of:=DATE(RANDBETWEEN(2021;2031);RANDBETWEEN(1;12);RANDBETWEEN(1;30))" office:value-type="date" office:date-value="2025-06-26" calcext:value-type="date">
            <text:p>26.6.2025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2000-12-26" calcext:value-type="date">
            <text:p>26.12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834784" calcext:value-type="float">
            <text:p>834784</text:p>
          </table:table-cell>
          <table:table-cell table:formula="of:=DATE(RANDBETWEEN(2018;2028);RANDBETWEEN(1;12);RANDBETWEEN(1;30))" office:value-type="date" office:date-value="2021-10-07" calcext:value-type="date">
            <text:p>7.10.2021</text:p>
          </table:table-cell>
          <table:table-cell table:formula="of:=DATE(RANDBETWEEN(2021;2031);RANDBETWEEN(1;12);RANDBETWEEN(1;30))" office:value-type="date" office:date-value="2026-04-10" calcext:value-type="date">
            <text:p>10.4.2026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2002-10-08" calcext:value-type="date">
            <text:p>8.10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313755" calcext:value-type="float">
            <text:p>313755</text:p>
          </table:table-cell>
          <table:table-cell table:formula="of:=DATE(RANDBETWEEN(2018;2028);RANDBETWEEN(1;12);RANDBETWEEN(1;30))" office:value-type="date" office:date-value="2023-08-09" calcext:value-type="date">
            <text:p>9.8.2023</text:p>
          </table:table-cell>
          <table:table-cell table:formula="of:=DATE(RANDBETWEEN(2021;2031);RANDBETWEEN(1;12);RANDBETWEEN(1;30))" office:value-type="date" office:date-value="2022-02-20" calcext:value-type="date">
            <text:p>20.2.2022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1-10-29" calcext:value-type="date">
            <text:p>29.10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729711" calcext:value-type="float">
            <text:p>729711</text:p>
          </table:table-cell>
          <table:table-cell table:formula="of:=DATE(RANDBETWEEN(2018;2028);RANDBETWEEN(1;12);RANDBETWEEN(1;30))" office:value-type="date" office:date-value="2026-04-03" calcext:value-type="date">
            <text:p>3.4.2026</text:p>
          </table:table-cell>
          <table:table-cell table:formula="of:=DATE(RANDBETWEEN(2021;2031);RANDBETWEEN(1;12);RANDBETWEEN(1;30))" office:value-type="date" office:date-value="2028-07-29" calcext:value-type="date">
            <text:p>29.7.2028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6-03-28" calcext:value-type="date">
            <text:p>28.3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544222" calcext:value-type="float">
            <text:p>544222</text:p>
          </table:table-cell>
          <table:table-cell table:formula="of:=DATE(RANDBETWEEN(2018;2028);RANDBETWEEN(1;12);RANDBETWEEN(1;30))" office:value-type="date" office:date-value="2022-03-14" calcext:value-type="date">
            <text:p>14.3.2022</text:p>
          </table:table-cell>
          <table:table-cell table:formula="of:=DATE(RANDBETWEEN(2021;2031);RANDBETWEEN(1;12);RANDBETWEEN(1;30))" office:value-type="date" office:date-value="2030-07-22" calcext:value-type="date">
            <text:p>22.7.2030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1995-07-01" calcext:value-type="date">
            <text:p>1.7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350190" calcext:value-type="float">
            <text:p>350190</text:p>
          </table:table-cell>
          <table:table-cell table:formula="of:=DATE(RANDBETWEEN(2018;2028);RANDBETWEEN(1;12);RANDBETWEEN(1;30))" office:value-type="date" office:date-value="2018-09-19" calcext:value-type="date">
            <text:p>19.9.2018</text:p>
          </table:table-cell>
          <table:table-cell table:formula="of:=DATE(RANDBETWEEN(2021;2031);RANDBETWEEN(1;12);RANDBETWEEN(1;30))" office:value-type="date" office:date-value="2025-11-06" calcext:value-type="date">
            <text:p>6.11.2025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2002-09-01" calcext:value-type="date">
            <text:p>1.9.200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384666" calcext:value-type="float">
            <text:p>384666</text:p>
          </table:table-cell>
          <table:table-cell table:formula="of:=DATE(RANDBETWEEN(2018;2028);RANDBETWEEN(1;12);RANDBETWEEN(1;30))" office:value-type="date" office:date-value="2027-09-10" calcext:value-type="date">
            <text:p>10.9.2027</text:p>
          </table:table-cell>
          <table:table-cell table:formula="of:=DATE(RANDBETWEEN(2021;2031);RANDBETWEEN(1;12);RANDBETWEEN(1;30))" office:value-type="date" office:date-value="2029-05-30" calcext:value-type="date">
            <text:p>30.5.2029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7-11-10" calcext:value-type="date">
            <text:p>10.11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671191" calcext:value-type="float">
            <text:p>671191</text:p>
          </table:table-cell>
          <table:table-cell table:formula="of:=DATE(RANDBETWEEN(2018;2028);RANDBETWEEN(1;12);RANDBETWEEN(1;30))" office:value-type="date" office:date-value="2023-02-05" calcext:value-type="date">
            <text:p>5.2.2023</text:p>
          </table:table-cell>
          <table:table-cell table:formula="of:=DATE(RANDBETWEEN(2021;2031);RANDBETWEEN(1;12);RANDBETWEEN(1;30))" office:value-type="date" office:date-value="2029-12-05" calcext:value-type="date">
            <text:p>5.12.2029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0-11-17" calcext:value-type="date">
            <text:p>17.11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141343" calcext:value-type="float">
            <text:p>141343</text:p>
          </table:table-cell>
          <table:table-cell table:formula="of:=DATE(RANDBETWEEN(2018;2028);RANDBETWEEN(1;12);RANDBETWEEN(1;30))" office:value-type="date" office:date-value="2020-07-10" calcext:value-type="date">
            <text:p>10.7.2020</text:p>
          </table:table-cell>
          <table:table-cell table:formula="of:=DATE(RANDBETWEEN(2021;2031);RANDBETWEEN(1;12);RANDBETWEEN(1;30))" office:value-type="date" office:date-value="2026-04-01" calcext:value-type="date">
            <text:p>1.4.2026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0-05-02" calcext:value-type="date">
            <text:p>2.5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576652" calcext:value-type="float">
            <text:p>576652</text:p>
          </table:table-cell>
          <table:table-cell table:formula="of:=DATE(RANDBETWEEN(2018;2028);RANDBETWEEN(1;12);RANDBETWEEN(1;30))" office:value-type="date" office:date-value="2028-08-02" calcext:value-type="date">
            <text:p>2.8.2028</text:p>
          </table:table-cell>
          <table:table-cell table:formula="of:=DATE(RANDBETWEEN(2021;2031);RANDBETWEEN(1;12);RANDBETWEEN(1;30))" office:value-type="date" office:date-value="2022-05-18" calcext:value-type="date">
            <text:p>18.5.2022</text:p>
          </table:table-cell>
        </table:table-row>
        <table:table-row table:style-name="ro1">
          <table:table-cell table:formula="of:=RANDBETWEEN(18;30)" office:value-type="float" office:value="22" calcext:value-type="float">
            <text:p>22</text:p>
          </table:table-cell>
          <table:table-cell table:formula="of:=DATE(RANDBETWEEN(1990;2005);RANDBETWEEN(1;12);RANDBETWEEN(1;30))" office:value-type="date" office:date-value="1995-05-29" calcext:value-type="date">
            <text:p>29.5.199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228497" calcext:value-type="float">
            <text:p>228497</text:p>
          </table:table-cell>
          <table:table-cell table:formula="of:=DATE(RANDBETWEEN(2018;2028);RANDBETWEEN(1;12);RANDBETWEEN(1;30))" office:value-type="date" office:date-value="2025-03-02" calcext:value-type="date">
            <text:p>2.3.2025</text:p>
          </table:table-cell>
          <table:table-cell table:formula="of:=DATE(RANDBETWEEN(2021;2031);RANDBETWEEN(1;12);RANDBETWEEN(1;30))" office:value-type="date" office:date-value="2027-10-26" calcext:value-type="date">
            <text:p>26.10.2027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2005-12-25" calcext:value-type="date">
            <text:p>25.12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924075" calcext:value-type="float">
            <text:p>924075</text:p>
          </table:table-cell>
          <table:table-cell table:formula="of:=DATE(RANDBETWEEN(2018;2028);RANDBETWEEN(1;12);RANDBETWEEN(1;30))" office:value-type="date" office:date-value="2027-10-06" calcext:value-type="date">
            <text:p>6.10.2027</text:p>
          </table:table-cell>
          <table:table-cell table:formula="of:=DATE(RANDBETWEEN(2021;2031);RANDBETWEEN(1;12);RANDBETWEEN(1;30))" office:value-type="date" office:date-value="2026-11-11" calcext:value-type="date">
            <text:p>11.11.2026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2003-09-29" calcext:value-type="date">
            <text:p>29.9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671829" calcext:value-type="float">
            <text:p>671829</text:p>
          </table:table-cell>
          <table:table-cell table:formula="of:=DATE(RANDBETWEEN(2018;2028);RANDBETWEEN(1;12);RANDBETWEEN(1;30))" office:value-type="date" office:date-value="2020-12-27" calcext:value-type="date">
            <text:p>27.12.2020</text:p>
          </table:table-cell>
          <table:table-cell table:formula="of:=DATE(RANDBETWEEN(2021;2031);RANDBETWEEN(1;12);RANDBETWEEN(1;30))" office:value-type="date" office:date-value="2031-04-05" calcext:value-type="date">
            <text:p>5.4.2031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7-12-02" calcext:value-type="date">
            <text:p>2.12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181367" calcext:value-type="float">
            <text:p>181367</text:p>
          </table:table-cell>
          <table:table-cell table:formula="of:=DATE(RANDBETWEEN(2018;2028);RANDBETWEEN(1;12);RANDBETWEEN(1;30))" office:value-type="date" office:date-value="2019-01-12" calcext:value-type="date">
            <text:p>12.1.2019</text:p>
          </table:table-cell>
          <table:table-cell table:formula="of:=DATE(RANDBETWEEN(2021;2031);RANDBETWEEN(1;12);RANDBETWEEN(1;30))" office:value-type="date" office:date-value="2025-12-29" calcext:value-type="date">
            <text:p>29.12.2025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1990-10-27" calcext:value-type="date">
            <text:p>27.10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916762" calcext:value-type="float">
            <text:p>916762</text:p>
          </table:table-cell>
          <table:table-cell table:formula="of:=DATE(RANDBETWEEN(2018;2028);RANDBETWEEN(1;12);RANDBETWEEN(1;30))" office:value-type="date" office:date-value="2022-05-30" calcext:value-type="date">
            <text:p>30.5.2022</text:p>
          </table:table-cell>
          <table:table-cell table:formula="of:=DATE(RANDBETWEEN(2021;2031);RANDBETWEEN(1;12);RANDBETWEEN(1;30))" office:value-type="date" office:date-value="2025-09-17" calcext:value-type="date">
            <text:p>17.9.2025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2-02-09" calcext:value-type="date">
            <text:p>9.2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374493" calcext:value-type="float">
            <text:p>374493</text:p>
          </table:table-cell>
          <table:table-cell table:formula="of:=DATE(RANDBETWEEN(2018;2028);RANDBETWEEN(1;12);RANDBETWEEN(1;30))" office:value-type="date" office:date-value="2019-12-13" calcext:value-type="date">
            <text:p>13.12.2019</text:p>
          </table:table-cell>
          <table:table-cell table:formula="of:=DATE(RANDBETWEEN(2021;2031);RANDBETWEEN(1;12);RANDBETWEEN(1;30))" office:value-type="date" office:date-value="2030-02-10" calcext:value-type="date">
            <text:p>10.2.2030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1-11-12" calcext:value-type="date">
            <text:p>12.11.1991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219183" calcext:value-type="float">
            <text:p>219183</text:p>
          </table:table-cell>
          <table:table-cell table:formula="of:=DATE(RANDBETWEEN(2018;2028);RANDBETWEEN(1;12);RANDBETWEEN(1;30))" office:value-type="date" office:date-value="2021-12-20" calcext:value-type="date">
            <text:p>20.12.2021</text:p>
          </table:table-cell>
          <table:table-cell table:formula="of:=DATE(RANDBETWEEN(2021;2031);RANDBETWEEN(1;12);RANDBETWEEN(1;30))" office:value-type="date" office:date-value="2030-12-27" calcext:value-type="date">
            <text:p>27.12.2030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9-06-07" calcext:value-type="date">
            <text:p>7.6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832382" calcext:value-type="float">
            <text:p>832382</text:p>
          </table:table-cell>
          <table:table-cell table:formula="of:=DATE(RANDBETWEEN(2018;2028);RANDBETWEEN(1;12);RANDBETWEEN(1;30))" office:value-type="date" office:date-value="2023-08-18" calcext:value-type="date">
            <text:p>18.8.2023</text:p>
          </table:table-cell>
          <table:table-cell table:formula="of:=DATE(RANDBETWEEN(2021;2031);RANDBETWEEN(1;12);RANDBETWEEN(1;30))" office:value-type="date" office:date-value="2029-10-07" calcext:value-type="date">
            <text:p>7.10.2029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9-02-17" calcext:value-type="date">
            <text:p>17.2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635331" calcext:value-type="float">
            <text:p>635331</text:p>
          </table:table-cell>
          <table:table-cell table:formula="of:=DATE(RANDBETWEEN(2018;2028);RANDBETWEEN(1;12);RANDBETWEEN(1;30))" office:value-type="date" office:date-value="2020-09-07" calcext:value-type="date">
            <text:p>7.9.2020</text:p>
          </table:table-cell>
          <table:table-cell table:formula="of:=DATE(RANDBETWEEN(2021;2031);RANDBETWEEN(1;12);RANDBETWEEN(1;30))" office:value-type="date" office:date-value="2024-10-13" calcext:value-type="date">
            <text:p>13.10.2024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2000-01-26" calcext:value-type="date">
            <text:p>26.1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RANDBETWEEN(100000;999999)" office:value-type="float" office:value="131182" calcext:value-type="float">
            <text:p>131182</text:p>
          </table:table-cell>
          <table:table-cell table:formula="of:=DATE(RANDBETWEEN(2018;2028);RANDBETWEEN(1;12);RANDBETWEEN(1;30))" office:value-type="date" office:date-value="2024-09-16" calcext:value-type="date">
            <text:p>16.9.2024</text:p>
          </table:table-cell>
          <table:table-cell table:formula="of:=DATE(RANDBETWEEN(2021;2031);RANDBETWEEN(1;12);RANDBETWEEN(1;30))" office:value-type="date" office:date-value="2024-12-18" calcext:value-type="date">
            <text:p>18.12.2024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7-11-13" calcext:value-type="date">
            <text:p>13.11.1997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980173" calcext:value-type="float">
            <text:p>980173</text:p>
          </table:table-cell>
          <table:table-cell table:formula="of:=DATE(RANDBETWEEN(2018;2028);RANDBETWEEN(1;12);RANDBETWEEN(1;30))" office:value-type="date" office:date-value="2022-04-16" calcext:value-type="date">
            <text:p>16.4.2022</text:p>
          </table:table-cell>
          <table:table-cell table:formula="of:=DATE(RANDBETWEEN(2021;2031);RANDBETWEEN(1;12);RANDBETWEEN(1;30))" office:value-type="date" office:date-value="2026-03-01" calcext:value-type="date">
            <text:p>1.3.2026</text:p>
          </table:table-cell>
        </table:table-row>
        <table:table-row table:style-name="ro1">
          <table:table-cell table:formula="of:=RANDBETWEEN(18;30)" office:value-type="float" office:value="24" calcext:value-type="float">
            <text:p>24</text:p>
          </table:table-cell>
          <table:table-cell table:formula="of:=DATE(RANDBETWEEN(1990;2005);RANDBETWEEN(1;12);RANDBETWEEN(1;30))" office:value-type="date" office:date-value="2004-04-07" calcext:value-type="date">
            <text:p>7.4.200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RANDBETWEEN(100000;999999)" office:value-type="float" office:value="631634" calcext:value-type="float">
            <text:p>631634</text:p>
          </table:table-cell>
          <table:table-cell table:formula="of:=DATE(RANDBETWEEN(2018;2028);RANDBETWEEN(1;12);RANDBETWEEN(1;30))" office:value-type="date" office:date-value="2027-10-06" calcext:value-type="date">
            <text:p>6.10.2027</text:p>
          </table:table-cell>
          <table:table-cell table:formula="of:=DATE(RANDBETWEEN(2021;2031);RANDBETWEEN(1;12);RANDBETWEEN(1;30))" office:value-type="date" office:date-value="2021-05-11" calcext:value-type="date">
            <text:p>11.5.2021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0-09-19" calcext:value-type="date">
            <text:p>19.9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RANDBETWEEN(100000;999999)" office:value-type="float" office:value="118087" calcext:value-type="float">
            <text:p>118087</text:p>
          </table:table-cell>
          <table:table-cell table:formula="of:=DATE(RANDBETWEEN(2018;2028);RANDBETWEEN(1;12);RANDBETWEEN(1;30))" office:value-type="date" office:date-value="2027-09-18" calcext:value-type="date">
            <text:p>18.9.2027</text:p>
          </table:table-cell>
          <table:table-cell table:formula="of:=DATE(RANDBETWEEN(2021;2031);RANDBETWEEN(1;12);RANDBETWEEN(1;30))" office:value-type="date" office:date-value="2022-11-25" calcext:value-type="date">
            <text:p>25.11.2022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2-02-14" calcext:value-type="date">
            <text:p>14.2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549383" calcext:value-type="float">
            <text:p>549383</text:p>
          </table:table-cell>
          <table:table-cell table:formula="of:=DATE(RANDBETWEEN(2018;2028);RANDBETWEEN(1;12);RANDBETWEEN(1;30))" office:value-type="date" office:date-value="2020-10-27" calcext:value-type="date">
            <text:p>27.10.2020</text:p>
          </table:table-cell>
          <table:table-cell table:formula="of:=DATE(RANDBETWEEN(2021;2031);RANDBETWEEN(1;12);RANDBETWEEN(1;30))" office:value-type="date" office:date-value="2024-09-29" calcext:value-type="date">
            <text:p>29.9.2024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9-05-27" calcext:value-type="date">
            <text:p>27.5.1999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294020" calcext:value-type="float">
            <text:p>294020</text:p>
          </table:table-cell>
          <table:table-cell table:formula="of:=DATE(RANDBETWEEN(2018;2028);RANDBETWEEN(1;12);RANDBETWEEN(1;30))" office:value-type="date" office:date-value="2021-07-11" calcext:value-type="date">
            <text:p>11.7.2021</text:p>
          </table:table-cell>
          <table:table-cell table:formula="of:=DATE(RANDBETWEEN(2021;2031);RANDBETWEEN(1;12);RANDBETWEEN(1;30))" office:value-type="date" office:date-value="2028-12-22" calcext:value-type="date">
            <text:p>22.12.2028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8-05-21" calcext:value-type="date">
            <text:p>21.5.1998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Ann" calcext:value-type="string">
            <text:p>Ann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orge" calcext:value-type="string">
            <text:p>George</text:p>
          </table:table-cell>
          <table:table-cell table:formula="of:=RANDBETWEEN(100000;999999)" office:value-type="float" office:value="557260" calcext:value-type="float">
            <text:p>557260</text:p>
          </table:table-cell>
          <table:table-cell table:formula="of:=DATE(RANDBETWEEN(2018;2028);RANDBETWEEN(1;12);RANDBETWEEN(1;30))" office:value-type="date" office:date-value="2027-02-10" calcext:value-type="date">
            <text:p>10.2.2027</text:p>
          </table:table-cell>
          <table:table-cell table:formula="of:=DATE(RANDBETWEEN(2021;2031);RANDBETWEEN(1;12);RANDBETWEEN(1;30))" office:value-type="date" office:date-value="2021-09-08" calcext:value-type="date">
            <text:p>8.9.2021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2000-04-20" calcext:value-type="date">
            <text:p>20.4.200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RANDBETWEEN(100000;999999)" office:value-type="float" office:value="300165" calcext:value-type="float">
            <text:p>300165</text:p>
          </table:table-cell>
          <table:table-cell table:formula="of:=DATE(RANDBETWEEN(2018;2028);RANDBETWEEN(1;12);RANDBETWEEN(1;30))" office:value-type="date" office:date-value="2018-09-23" calcext:value-type="date">
            <text:p>23.9.2018</text:p>
          </table:table-cell>
          <table:table-cell table:formula="of:=DATE(RANDBETWEEN(2021;2031);RANDBETWEEN(1;12);RANDBETWEEN(1;30))" office:value-type="date" office:date-value="2021-07-24" calcext:value-type="date">
            <text:p>24.7.2021</text:p>
          </table:table-cell>
        </table:table-row>
        <table:table-row table:style-name="ro1">
          <table:table-cell table:formula="of:=RANDBETWEEN(18;30)" office:value-type="float" office:value="20" calcext:value-type="float">
            <text:p>20</text:p>
          </table:table-cell>
          <table:table-cell table:formula="of:=DATE(RANDBETWEEN(1990;2005);RANDBETWEEN(1;12);RANDBETWEEN(1;30))" office:value-type="date" office:date-value="1992-07-11" calcext:value-type="date">
            <text:p>11.7.1992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rio" calcext:value-type="string">
            <text:p>Mario</text:p>
          </table:table-cell>
          <table:table-cell table:formula="of:=RANDBETWEEN(100000;999999)" office:value-type="float" office:value="597939" calcext:value-type="float">
            <text:p>597939</text:p>
          </table:table-cell>
          <table:table-cell table:formula="of:=DATE(RANDBETWEEN(2018;2028);RANDBETWEEN(1;12);RANDBETWEEN(1;30))" office:value-type="date" office:date-value="2026-03-28" calcext:value-type="date">
            <text:p>28.3.2026</text:p>
          </table:table-cell>
          <table:table-cell table:formula="of:=DATE(RANDBETWEEN(2021;2031);RANDBETWEEN(1;12);RANDBETWEEN(1;30))" office:value-type="date" office:date-value="2024-08-01" calcext:value-type="date">
            <text:p>1.8.2024</text:p>
          </table:table-cell>
        </table:table-row>
        <table:table-row table:style-name="ro1">
          <table:table-cell table:formula="of:=RANDBETWEEN(18;30)" office:value-type="float" office:value="23" calcext:value-type="float">
            <text:p>23</text:p>
          </table:table-cell>
          <table:table-cell table:formula="of:=DATE(RANDBETWEEN(1990;2005);RANDBETWEEN(1;12);RANDBETWEEN(1;30))" office:value-type="date" office:date-value="2005-09-28" calcext:value-type="date">
            <text:p>28.9.2005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Sam" calcext:value-type="string">
            <text:p>Sam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696850" calcext:value-type="float">
            <text:p>696850</text:p>
          </table:table-cell>
          <table:table-cell table:formula="of:=DATE(RANDBETWEEN(2018;2028);RANDBETWEEN(1;12);RANDBETWEEN(1;30))" office:value-type="date" office:date-value="2026-02-14" calcext:value-type="date">
            <text:p>14.2.2026</text:p>
          </table:table-cell>
          <table:table-cell table:formula="of:=DATE(RANDBETWEEN(2021;2031);RANDBETWEEN(1;12);RANDBETWEEN(1;30))" office:value-type="date" office:date-value="2024-12-07" calcext:value-type="date">
            <text:p>7.12.2024</text:p>
          </table:table-cell>
        </table:table-row>
        <table:table-row table:style-name="ro1">
          <table:table-cell table:formula="of:=RANDBETWEEN(18;30)" office:value-type="float" office:value="26" calcext:value-type="float">
            <text:p>26</text:p>
          </table:table-cell>
          <table:table-cell table:formula="of:=DATE(RANDBETWEEN(1990;2005);RANDBETWEEN(1;12);RANDBETWEEN(1;30))" office:value-type="date" office:date-value="2003-06-03" calcext:value-type="date">
            <text:p>3.6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Jennifer" calcext:value-type="string">
            <text:p>Jennifer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Luigi" calcext:value-type="string">
            <text:p>Luigi</text:p>
          </table:table-cell>
          <table:table-cell table:formula="of:=RANDBETWEEN(100000;999999)" office:value-type="float" office:value="362403" calcext:value-type="float">
            <text:p>362403</text:p>
          </table:table-cell>
          <table:table-cell table:formula="of:=DATE(RANDBETWEEN(2018;2028);RANDBETWEEN(1;12);RANDBETWEEN(1;30))" office:value-type="date" office:date-value="2021-10-23" calcext:value-type="date">
            <text:p>23.10.2021</text:p>
          </table:table-cell>
          <table:table-cell table:formula="of:=DATE(RANDBETWEEN(2021;2031);RANDBETWEEN(1;12);RANDBETWEEN(1;30))" office:value-type="date" office:date-value="2025-05-16" calcext:value-type="date">
            <text:p>16.5.2025</text:p>
          </table:table-cell>
        </table:table-row>
        <table:table-row table:style-name="ro1">
          <table:table-cell table:formula="of:=RANDBETWEEN(18;30)" office:value-type="float" office:value="19" calcext:value-type="float">
            <text:p>19</text:p>
          </table:table-cell>
          <table:table-cell table:formula="of:=DATE(RANDBETWEEN(1990;2005);RANDBETWEEN(1;12);RANDBETWEEN(1;30))" office:value-type="date" office:date-value="1994-08-21" calcext:value-type="date">
            <text:p>21.8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RANDBETWEEN(100000;999999)" office:value-type="float" office:value="454020" calcext:value-type="float">
            <text:p>454020</text:p>
          </table:table-cell>
          <table:table-cell table:formula="of:=DATE(RANDBETWEEN(2018;2028);RANDBETWEEN(1;12);RANDBETWEEN(1;30))" office:value-type="date" office:date-value="2026-11-14" calcext:value-type="date">
            <text:p>14.11.2026</text:p>
          </table:table-cell>
          <table:table-cell table:formula="of:=DATE(RANDBETWEEN(2021;2031);RANDBETWEEN(1;12);RANDBETWEEN(1;30))" office:value-type="date" office:date-value="2025-08-13" calcext:value-type="date">
            <text:p>13.8.2025</text:p>
          </table:table-cell>
        </table:table-row>
        <table:table-row table:style-name="ro1">
          <table:table-cell table:formula="of:=RANDBETWEEN(18;30)" office:value-type="float" office:value="21" calcext:value-type="float">
            <text:p>21</text:p>
          </table:table-cell>
          <table:table-cell table:formula="of:=DATE(RANDBETWEEN(1990;2005);RANDBETWEEN(1;12);RANDBETWEEN(1;30))" office:value-type="date" office:date-value="1996-02-24" calcext:value-type="date">
            <text:p>24.2.1996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344400" calcext:value-type="float">
            <text:p>344400</text:p>
          </table:table-cell>
          <table:table-cell table:formula="of:=DATE(RANDBETWEEN(2018;2028);RANDBETWEEN(1;12);RANDBETWEEN(1;30))" office:value-type="date" office:date-value="2023-04-16" calcext:value-type="date">
            <text:p>16.4.2023</text:p>
          </table:table-cell>
          <table:table-cell table:formula="of:=DATE(RANDBETWEEN(2021;2031);RANDBETWEEN(1;12);RANDBETWEEN(1;30))" office:value-type="date" office:date-value="2029-05-26" calcext:value-type="date">
            <text:p>26.5.2029</text:p>
          </table:table-cell>
        </table:table-row>
        <table:table-row table:style-name="ro1">
          <table:table-cell table:formula="of:=RANDBETWEEN(18;30)" office:value-type="float" office:value="27" calcext:value-type="float">
            <text:p>27</text:p>
          </table:table-cell>
          <table:table-cell table:formula="of:=DATE(RANDBETWEEN(1990;2005);RANDBETWEEN(1;12);RANDBETWEEN(1;30))" office:value-type="date" office:date-value="1990-04-21" calcext:value-type="date">
            <text:p>21.4.1990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oad" calcext:value-type="string">
            <text:p>Toa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RANDBETWEEN(100000;999999)" office:value-type="float" office:value="819696" calcext:value-type="float">
            <text:p>819696</text:p>
          </table:table-cell>
          <table:table-cell table:formula="of:=DATE(RANDBETWEEN(2018;2028);RANDBETWEEN(1;12);RANDBETWEEN(1;30))" office:value-type="date" office:date-value="2028-03-20" calcext:value-type="date">
            <text:p>20.3.2028</text:p>
          </table:table-cell>
          <table:table-cell table:formula="of:=DATE(RANDBETWEEN(2021;2031);RANDBETWEEN(1;12);RANDBETWEEN(1;30))" office:value-type="date" office:date-value="2025-01-10" calcext:value-type="date">
            <text:p>10.1.2025</text:p>
          </table:table-cell>
        </table:table-row>
        <table:table-row table:style-name="ro1">
          <table:table-cell table:formula="of:=RANDBETWEEN(18;30)" office:value-type="float" office:value="29" calcext:value-type="float">
            <text:p>29</text:p>
          </table:table-cell>
          <table:table-cell table:formula="of:=DATE(RANDBETWEEN(1990;2005);RANDBETWEEN(1;12);RANDBETWEEN(1;30))" office:value-type="date" office:date-value="1994-02-04" calcext:value-type="date">
            <text:p>4.2.1994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Werner" calcext:value-type="string">
            <text:p>Werner</text:p>
          </table:table-cell>
          <table:table-cell table:formula="of:=RANDBETWEEN(100000;999999)" office:value-type="float" office:value="100051" calcext:value-type="float">
            <text:p>100051</text:p>
          </table:table-cell>
          <table:table-cell table:formula="of:=DATE(RANDBETWEEN(2018;2028);RANDBETWEEN(1;12);RANDBETWEEN(1;30))" office:value-type="date" office:date-value="2022-06-29" calcext:value-type="date">
            <text:p>29.6.2022</text:p>
          </table:table-cell>
          <table:table-cell table:formula="of:=DATE(RANDBETWEEN(2021;2031);RANDBETWEEN(1;12);RANDBETWEEN(1;30))" office:value-type="date" office:date-value="2024-10-21" calcext:value-type="date">
            <text:p>21.10.2024</text:p>
          </table:table-cell>
        </table:table-row>
        <table:table-row table:style-name="ro1">
          <table:table-cell table:formula="of:=RANDBETWEEN(18;30)" office:value-type="float" office:value="25" calcext:value-type="float">
            <text:p>25</text:p>
          </table:table-cell>
          <table:table-cell table:formula="of:=DATE(RANDBETWEEN(1990;2005);RANDBETWEEN(1;12);RANDBETWEEN(1;30))" office:value-type="date" office:date-value="2003-07-13" calcext:value-type="date">
            <text:p>13.7.200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Peach" calcext:value-type="string">
            <text:p>Peach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Matt" calcext:value-type="string">
            <text:p>Matt</text:p>
          </table:table-cell>
          <table:table-cell table:formula="of:=RANDBETWEEN(100000;999999)" office:value-type="float" office:value="724297" calcext:value-type="float">
            <text:p>724297</text:p>
          </table:table-cell>
          <table:table-cell table:formula="of:=DATE(RANDBETWEEN(2018;2028);RANDBETWEEN(1;12);RANDBETWEEN(1;30))" office:value-type="date" office:date-value="2025-08-25" calcext:value-type="date">
            <text:p>25.8.2025</text:p>
          </table:table-cell>
          <table:table-cell table:formula="of:=DATE(RANDBETWEEN(2021;2031);RANDBETWEEN(1;12);RANDBETWEEN(1;30))" office:value-type="date" office:date-value="2024-10-18" calcext:value-type="date">
            <text:p>18.10.2024</text:p>
          </table:table-cell>
        </table:table-row>
        <table:table-row table:style-name="ro1">
          <table:table-cell table:formula="of:=RANDBETWEEN(18;30)" office:value-type="float" office:value="28" calcext:value-type="float">
            <text:p>28</text:p>
          </table:table-cell>
          <table:table-cell table:formula="of:=DATE(RANDBETWEEN(1990;2005);RANDBETWEEN(1;12);RANDBETWEEN(1;30))" office:value-type="date" office:date-value="1993-05-21" calcext:value-type="date">
            <text:p>21.5.1993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Gerhard" calcext:value-type="string">
            <text:p>Gerhard</text:p>
          </table:table-cell>
          <table:table-cell table:formula="of:=CHOOSE(RANDBETWEEN(1;12); &quot;George&quot;; &quot;Matt&quot;; &quot;Ann&quot;; &quot;Sam&quot;; &quot;Jennifer&quot;; &quot;Mario&quot;; &quot;Luigi&quot;; &quot;Peach&quot;;&quot;Toad&quot;;&quot;Werner&quot;;&quot;Tim&quot;;&quot;Gerhard&quot;)" office:value-type="string" office:string-value="Tim" calcext:value-type="string">
            <text:p>Tim</text:p>
          </table:table-cell>
          <table:table-cell table:formula="of:=RANDBETWEEN(100000;999999)" office:value-type="float" office:value="454105" calcext:value-type="float">
            <text:p>454105</text:p>
          </table:table-cell>
          <table:table-cell table:formula="of:=DATE(RANDBETWEEN(2018;2028);RANDBETWEEN(1;12);RANDBETWEEN(1;30))" office:value-type="date" office:date-value="2019-04-02" calcext:value-type="date">
            <text:p>2.4.2019</text:p>
          </table:table-cell>
          <table:table-cell table:formula="of:=DATE(RANDBETWEEN(2021;2031);RANDBETWEEN(1;12);RANDBETWEEN(1;30))" office:value-type="date" office:date-value="2021-05-22" calcext:value-type="date">
            <text:p>22.5.2021</text:p>
          </table:table-cell>
        </table:table-row>
      </table:table>
      <table:named-expressions/>
      <table:database-ranges>
        <table:database-range table:name="__Anonymous_Sheet_DB__0" table:target-range-address="student.E1:student.E3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40107" number:language="de" number:country="DE">
      <number:day/>
      <number:text>.</number:text>
      <number:month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7T21:08:48.952677311</dc:date>
    <meta:editing-duration>PT20M36S</meta:editing-duration>
    <meta:editing-cycles>5</meta:editing-cycles>
    <meta:generator>LibreOffice/7.4.3.2$Linux_X86_64 LibreOffice_project/40$Build-2</meta:generator>
    <meta:document-statistic meta:table-count="1" meta:cell-count="3822" meta:object-count="0"/>
  </office:meta>
</office:document-meta>
</file>